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/>
    <style:style style:name="ce68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6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92D05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BA067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fo:color="#9BC2E6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fo:color="#E5AB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fo:color="#806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8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9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959480" table:style-name="ce7">
            <text:p>10.959.480</text:p>
          </table:table-cell>
          <table:table-cell office:value-type="float" office:value="672000" table:style-name="ce7">
            <text:p>672.000</text:p>
          </table:table-cell>
          <table:table-cell office:value-type="float" office:value="2819500" table:style-name="ce7">
            <text:p>2.8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321680" table:style-name="ce9">
            <text:p>16.321.680</text:p>
          </table:table-cell>
          <table:table-cell office:value-type="float" office:value="15449685.5" table:style-name="ce9">
            <text:p>15.449.686</text:p>
          </table:table-cell>
          <table:table-cell office:value-type="percentage" office:value="0.94657446414829849" table:style-name="ce10">
            <text:p>94,7%</text:p>
          </table:table-cell>
          <table:table-cell office:value-type="float" office:value="7232174" table:style-name="ce8">
            <text:p>7.232.174</text:p>
          </table:table-cell>
          <table:table-cell office:value-type="float" office:value="6878901" table:style-name="ce8">
            <text:p>6.878.901</text:p>
          </table:table-cell>
          <table:table-cell office:value-type="float" office:value="2508847" table:style-name="ce8">
            <text:p>2.508.847</text:p>
          </table:table-cell>
          <table:table-cell office:value-type="date" office:date-value="2022-01-17T00:00:00" table:style-name="ce11">
            <text:p>1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773981" table:style-name="ce7">
            <text:p>1.773.981</text:p>
          </table:table-cell>
          <table:table-cell office:value-type="float" office:value="96000" table:style-name="ce7">
            <text:p>96.000</text:p>
          </table:table-cell>
          <table:table-cell office:value-type="float" office:value="408490" table:style-name="ce7">
            <text:p>408.4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592361" table:style-name="ce14">
            <text:p>2.592.361</text:p>
          </table:table-cell>
          <table:table-cell office:value-type="float" office:value="2455347" table:style-name="ce14">
            <text:p>2.455.347</text:p>
          </table:table-cell>
          <table:table-cell office:value-type="percentage" office:value="0.94714702157608455" table:style-name="ce15">
            <text:p>94,7%</text:p>
          </table:table-cell>
          <table:table-cell office:value-type="float" office:value="1134048" table:style-name="ce13">
            <text:p>1.134.048</text:p>
          </table:table-cell>
          <table:table-cell office:value-type="float" office:value="1070765" table:style-name="ce13">
            <text:p>1.070.765</text:p>
          </table:table-cell>
          <table:table-cell office:value-type="float" office:value="508129" table:style-name="ce13">
            <text:p>508.129</text:p>
          </table:table-cell>
          <table:table-cell office:value-type="date" office:date-value="2022-01-17T00:00:00" table:style-name="ce16">
            <text:p>1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03185" table:style-name="ce7">
            <text:p>1.503.185</text:p>
          </table:table-cell>
          <table:table-cell office:value-type="float" office:value="54000" table:style-name="ce7">
            <text:p>54.000</text:p>
          </table:table-cell>
          <table:table-cell office:value-type="float" office:value="491040" table:style-name="ce7">
            <text:p>49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312125" table:style-name="ce14">
            <text:p>2.312.125</text:p>
          </table:table-cell>
          <table:table-cell office:value-type="float" office:value="2158592.5" table:style-name="ce14">
            <text:p>2.158.593</text:p>
          </table:table-cell>
          <table:table-cell office:value-type="percentage" office:value="0.93359679948099694" table:style-name="ce15">
            <text:p>93,4%</text:p>
          </table:table-cell>
          <table:table-cell office:value-type="float" office:value="918319" table:style-name="ce13">
            <text:p>918.319</text:p>
          </table:table-cell>
          <table:table-cell office:value-type="float" office:value="871186" table:style-name="ce13">
            <text:p>871.186</text:p>
          </table:table-cell>
          <table:table-cell office:value-type="float" office:value="601694" table:style-name="ce13">
            <text:p>601.694</text:p>
          </table:table-cell>
          <table:table-cell office:value-type="date" office:date-value="2022-01-17T00:00:00" table:style-name="ce16">
            <text:p>1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90000" table:style-name="ce7">
            <text:p>90.000</text:p>
          </table:table-cell>
          <table:table-cell office:value-type="float" office:value="467070" table:style-name="ce7">
            <text:p>467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420" table:style-name="ce13">
            <text:p>56.420</text:p>
          </table:table-cell>
          <table:table-cell office:value-type="float" office:value="2157774" table:style-name="ce14">
            <text:p>2.157.774</text:p>
          </table:table-cell>
          <table:table-cell office:value-type="float" office:value="1909393.5" table:style-name="ce14">
            <text:p>1.909.394</text:p>
          </table:table-cell>
          <table:table-cell office:value-type="percentage" office:value="0.88489040094096971" table:style-name="ce15">
            <text:p>88,5%</text:p>
          </table:table-cell>
          <table:table-cell office:value-type="float" office:value="916561" table:style-name="ce13">
            <text:p>916.561</text:p>
          </table:table-cell>
          <table:table-cell office:value-type="float" office:value="874495" table:style-name="ce13">
            <text:p>874.495</text:p>
          </table:table-cell>
          <table:table-cell office:value-type="float" office:value="325412" table:style-name="ce13">
            <text:p>325.412</text:p>
          </table:table-cell>
          <table:table-cell office:value-type="date" office:date-value="2022-01-17T00:00:00" table:style-name="ce16">
            <text:p>1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623110" table:style-name="ce7">
            <text:p>2.623.110</text:p>
          </table:table-cell>
          <table:table-cell office:value-type="float" office:value="144000" table:style-name="ce7">
            <text:p>144.000</text:p>
          </table:table-cell>
          <table:table-cell office:value-type="float" office:value="674700" table:style-name="ce7">
            <text:p>6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031260" table:style-name="ce14">
            <text:p>4.031.260</text:p>
          </table:table-cell>
          <table:table-cell office:value-type="float" office:value="3843539" table:style-name="ce14">
            <text:p>3.843.539</text:p>
          </table:table-cell>
          <table:table-cell office:value-type="percentage" office:value="0.95343366590098377" table:style-name="ce15">
            <text:p>95,3%</text:p>
          </table:table-cell>
          <table:table-cell office:value-type="float" office:value="1788890" table:style-name="ce13">
            <text:p>1.788.890</text:p>
          </table:table-cell>
          <table:table-cell office:value-type="float" office:value="1671804" table:style-name="ce13">
            <text:p>1.671.804</text:p>
          </table:table-cell>
          <table:table-cell office:value-type="float" office:value="722016" table:style-name="ce13">
            <text:p>722.016</text:p>
          </table:table-cell>
          <table:table-cell office:value-type="date" office:date-value="2022-01-17T00:00:00" table:style-name="ce16">
            <text:p>1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82915" table:style-name="ce7">
            <text:p>882.915</text:p>
          </table:table-cell>
          <table:table-cell office:value-type="float" office:value="42000" table:style-name="ce7">
            <text:p>42.000</text:p>
          </table:table-cell>
          <table:table-cell office:value-type="float" office:value="170400" table:style-name="ce7">
            <text:p>170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37950" table:style-name="ce14">
            <text:p>1.237.950</text:p>
          </table:table-cell>
          <table:table-cell office:value-type="float" office:value="1163890.5" table:style-name="ce14">
            <text:p>1.163.891</text:p>
          </table:table-cell>
          <table:table-cell office:value-type="percentage" office:value="0.94017569368714404" table:style-name="ce15">
            <text:p>94,0%</text:p>
          </table:table-cell>
          <table:table-cell office:value-type="float" office:value="513869" table:style-name="ce13">
            <text:p>513.869</text:p>
          </table:table-cell>
          <table:table-cell office:value-type="float" office:value="486567" table:style-name="ce13">
            <text:p>486.567</text:p>
          </table:table-cell>
          <table:table-cell office:value-type="float" office:value="266599" table:style-name="ce13">
            <text:p>266.599</text:p>
          </table:table-cell>
          <table:table-cell office:value-type="date" office:date-value="2022-01-17T00:00:00" table:style-name="ce16">
            <text:p>1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987903" table:style-name="ce7">
            <text:p>3.987.903</text:p>
          </table:table-cell>
          <table:table-cell office:value-type="float" office:value="144000" table:style-name="ce7">
            <text:p>144.000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0" table:style-name="ce13">
            <text:p>95.310</text:p>
          </table:table-cell>
          <table:table-cell office:value-type="float" office:value="5304953" table:style-name="ce14">
            <text:p>5.304.953</text:p>
          </table:table-cell>
          <table:table-cell office:value-type="float" office:value="4959680.5" table:style-name="ce14">
            <text:p>4.959.681</text:p>
          </table:table-cell>
          <table:table-cell office:value-type="percentage" office:value="0.9349150689930712" table:style-name="ce15">
            <text:p>93,5%</text:p>
          </table:table-cell>
          <table:table-cell office:value-type="float" office:value="2124019" table:style-name="ce13">
            <text:p>2.124.019</text:p>
          </table:table-cell>
          <table:table-cell office:value-type="float" office:value="2001807" table:style-name="ce13">
            <text:p>2.001.807</text:p>
          </table:table-cell>
          <table:table-cell office:value-type="float" office:value="1162030" table:style-name="ce13">
            <text:p>1.162.030</text:p>
          </table:table-cell>
          <table:table-cell office:value-type="date" office:date-value="2022-01-17T00:00:00" table:style-name="ce16">
            <text:p>1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648745" table:style-name="ce7">
            <text:p>2.648.745</text:p>
          </table:table-cell>
          <table:table-cell office:value-type="float" office:value="156000" table:style-name="ce7">
            <text:p>156.000</text:p>
          </table:table-cell>
          <table:table-cell office:value-type="float" office:value="841270" table:style-name="ce7">
            <text:p>841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4121850" table:style-name="ce14">
            <text:p>4.121.850</text:p>
          </table:table-cell>
          <table:table-cell office:value-type="float" office:value="3685941" table:style-name="ce14">
            <text:p>3.685.941</text:p>
          </table:table-cell>
          <table:table-cell office:value-type="percentage" office:value="0.89424433203537246" table:style-name="ce15">
            <text:p>89,4%</text:p>
          </table:table-cell>
          <table:table-cell office:value-type="float" office:value="1730755" table:style-name="ce13">
            <text:p>1.730.755</text:p>
          </table:table-cell>
          <table:table-cell office:value-type="float" office:value="1597402" table:style-name="ce13">
            <text:p>1.597.402</text:p>
          </table:table-cell>
          <table:table-cell office:value-type="float" office:value="777780" table:style-name="ce13">
            <text:p>777.780</text:p>
          </table:table-cell>
          <table:table-cell office:value-type="date" office:date-value="2022-01-17T00:00:00" table:style-name="ce16">
            <text:p>1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573438" table:style-name="ce7">
            <text:p>8.573.438</text:p>
          </table:table-cell>
          <table:table-cell office:value-type="float" office:value="600000" table:style-name="ce7">
            <text:p>600.000</text:p>
          </table:table-cell>
          <table:table-cell office:value-type="float" office:value="3208880" table:style-name="ce7">
            <text:p>3.20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223788" table:style-name="ce14">
            <text:p>14.223.788</text:p>
          </table:table-cell>
          <table:table-cell office:value-type="float" office:value="13385014.5" table:style-name="ce14">
            <text:p>13.385.015</text:p>
          </table:table-cell>
          <table:table-cell office:value-type="percentage" office:value="0.94103023048431267" table:style-name="ce15">
            <text:p>94,1%</text:p>
          </table:table-cell>
          <table:table-cell office:value-type="float" office:value="6410384" table:style-name="ce13">
            <text:p>6.410.384</text:p>
          </table:table-cell>
          <table:table-cell office:value-type="float" office:value="6055305" table:style-name="ce13">
            <text:p>6.055.305</text:p>
          </table:table-cell>
          <table:table-cell office:value-type="float" office:value="2884919" table:style-name="ce13">
            <text:p>2.884.919</text:p>
          </table:table-cell>
          <table:table-cell office:value-type="date" office:date-value="2022-01-17T00:00:00" table:style-name="ce16">
            <text:p>1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538150" table:style-name="ce7">
            <text:p>6.538.150</text:p>
          </table:table-cell>
          <table:table-cell office:value-type="float" office:value="582000" table:style-name="ce7">
            <text:p>582.000</text:p>
          </table:table-cell>
          <table:table-cell office:value-type="float" office:value="2043650" table:style-name="ce7">
            <text:p>2.04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240825" table:style-name="ce14">
            <text:p>10.240.825</text:p>
          </table:table-cell>
          <table:table-cell office:value-type="float" office:value="9289342" table:style-name="ce14">
            <text:p>9.289.342</text:p>
          </table:table-cell>
          <table:table-cell office:value-type="percentage" office:value="0.90708922376859291" table:style-name="ce15">
            <text:p>90,7%</text:p>
          </table:table-cell>
          <table:table-cell office:value-type="float" office:value="4321324" table:style-name="ce13">
            <text:p>4.321.324</text:p>
          </table:table-cell>
          <table:table-cell office:value-type="float" office:value="4085002" table:style-name="ce13">
            <text:p>4.085.002</text:p>
          </table:table-cell>
          <table:table-cell office:value-type="float" office:value="1915091" table:style-name="ce13">
            <text:p>1.915.091</text:p>
          </table:table-cell>
          <table:table-cell office:value-type="date" office:date-value="2022-01-17T00:00:00" table:style-name="ce16">
            <text:p>1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502843" table:style-name="ce7">
            <text:p>1.502.843</text:p>
          </table:table-cell>
          <table:table-cell office:value-type="float" office:value="72000" table:style-name="ce7">
            <text:p>72.000</text:p>
          </table:table-cell>
          <table:table-cell office:value-type="float" office:value="271770" table:style-name="ce7">
            <text:p>271.7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069398" table:style-name="ce14">
            <text:p>2.069.398</text:p>
          </table:table-cell>
          <table:table-cell office:value-type="float" office:value="2106238" table:style-name="ce14">
            <text:p>2.106.238</text:p>
          </table:table-cell>
          <table:table-cell office:value-type="percentage" office:value="1" table:style-name="ce15">
            <text:p>100,0%</text:p>
          </table:table-cell>
          <table:table-cell office:value-type="float" office:value="945260" table:style-name="ce13">
            <text:p>945.260</text:p>
          </table:table-cell>
          <table:table-cell office:value-type="float" office:value="894075" table:style-name="ce13">
            <text:p>894.075</text:p>
          </table:table-cell>
          <table:table-cell office:value-type="float" office:value="439497" table:style-name="ce13">
            <text:p>439.497</text:p>
          </table:table-cell>
          <table:table-cell office:value-type="date" office:date-value="2022-01-17T00:00:00" table:style-name="ce16">
            <text:p>1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029019" table:style-name="ce7">
            <text:p>4.029.019</text:p>
          </table:table-cell>
          <table:table-cell office:value-type="float" office:value="162000" table:style-name="ce7">
            <text:p>162.000</text:p>
          </table:table-cell>
          <table:table-cell office:value-type="float" office:value="884980" table:style-name="ce7">
            <text:p>884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15" table:style-name="ce13">
            <text:p>122.515</text:p>
          </table:table-cell>
          <table:table-cell office:value-type="float" office:value="5770384" table:style-name="ce14">
            <text:p>5.770.384</text:p>
          </table:table-cell>
          <table:table-cell office:value-type="float" office:value="5726104.5" table:style-name="ce14">
            <text:p>5.726.105</text:p>
          </table:table-cell>
          <table:table-cell office:value-type="percentage" office:value="0.99232642056403875" table:style-name="ce15">
            <text:p>99,2%</text:p>
          </table:table-cell>
          <table:table-cell office:value-type="float" office:value="2459777" table:style-name="ce13">
            <text:p>2.459.777</text:p>
          </table:table-cell>
          <table:table-cell office:value-type="float" office:value="2316615" table:style-name="ce13">
            <text:p>2.316.615</text:p>
          </table:table-cell>
          <table:table-cell office:value-type="float" office:value="1580100" table:style-name="ce13">
            <text:p>1.580.100</text:p>
          </table:table-cell>
          <table:table-cell office:value-type="date" office:date-value="2022-01-17T00:00:00" table:style-name="ce16">
            <text:p>1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39985" table:style-name="ce7">
            <text:p>439.985</text:p>
          </table:table-cell>
          <table:table-cell office:value-type="float" office:value="24000" table:style-name="ce7">
            <text:p>24.000</text:p>
          </table:table-cell>
          <table:table-cell office:value-type="float" office:value="91600" table:style-name="ce7">
            <text:p>91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24025" table:style-name="ce14">
            <text:p>624.025</text:p>
          </table:table-cell>
          <table:table-cell office:value-type="float" office:value="595869" table:style-name="ce14">
            <text:p>595.869</text:p>
          </table:table-cell>
          <table:table-cell office:value-type="percentage" office:value="0.95488001281999924" table:style-name="ce15">
            <text:p>95,5%</text:p>
          </table:table-cell>
          <table:table-cell office:value-type="float" office:value="278748" table:style-name="ce13">
            <text:p>278.748</text:p>
          </table:table-cell>
          <table:table-cell office:value-type="float" office:value="260805" table:style-name="ce13">
            <text:p>260.805</text:p>
          </table:table-cell>
          <table:table-cell office:value-type="float" office:value="123271" table:style-name="ce13">
            <text:p>123.271</text:p>
          </table:table-cell>
          <table:table-cell office:value-type="date" office:date-value="2022-01-17T00:00:00" table:style-name="ce16">
            <text:p>1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392335" table:style-name="ce7">
            <text:p>8.392.335</text:p>
          </table:table-cell>
          <table:table-cell office:value-type="float" office:value="312000" table:style-name="ce7">
            <text:p>312.000</text:p>
          </table:table-cell>
          <table:table-cell office:value-type="float" office:value="2120800" table:style-name="ce7">
            <text:p>2.12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368685" table:style-name="ce14">
            <text:p>12.368.685</text:p>
          </table:table-cell>
          <table:table-cell office:value-type="float" office:value="12180799" table:style-name="ce14">
            <text:p>12.180.799</text:p>
          </table:table-cell>
          <table:table-cell office:value-type="percentage" office:value="0.9848095411921316" table:style-name="ce15">
            <text:p>98,5%</text:p>
          </table:table-cell>
          <table:table-cell office:value-type="float" office:value="5699259" table:style-name="ce13">
            <text:p>5.699.259</text:p>
          </table:table-cell>
          <table:table-cell office:value-type="float" office:value="5356945" table:style-name="ce13">
            <text:p>5.356.945</text:p>
          </table:table-cell>
          <table:table-cell office:value-type="float" office:value="2499824" table:style-name="ce13">
            <text:p>2.499.824</text:p>
          </table:table-cell>
          <table:table-cell office:value-type="date" office:date-value="2022-01-17T00:00:00" table:style-name="ce16">
            <text:p>1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132000" table:style-name="ce7">
            <text:p>132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764175" table:style-name="ce14">
            <text:p>2.764.175</text:p>
          </table:table-cell>
          <table:table-cell office:value-type="float" office:value="2618905.5" table:style-name="ce14">
            <text:p>2.618.906</text:p>
          </table:table-cell>
          <table:table-cell office:value-type="percentage" office:value="0.94744562120705089" table:style-name="ce15">
            <text:p>94,7%</text:p>
          </table:table-cell>
          <table:table-cell office:value-type="float" office:value="1285444" table:style-name="ce13">
            <text:p>1.285.444</text:p>
          </table:table-cell>
          <table:table-cell office:value-type="float" office:value="1195185" table:style-name="ce13">
            <text:p>1.195.185</text:p>
          </table:table-cell>
          <table:table-cell office:value-type="float" office:value="481445" table:style-name="ce13">
            <text:p>481.445</text:p>
          </table:table-cell>
          <table:table-cell office:value-type="date" office:date-value="2022-01-17T00:00:00" table:style-name="ce16">
            <text:p>1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57937" table:style-name="ce7">
            <text:p>857.937</text:p>
          </table:table-cell>
          <table:table-cell office:value-type="float" office:value="54000" table:style-name="ce7">
            <text:p>54.000</text:p>
          </table:table-cell>
          <table:table-cell office:value-type="float" office:value="224760" table:style-name="ce7">
            <text:p>22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295557" table:style-name="ce14">
            <text:p>1.295.557</text:p>
          </table:table-cell>
          <table:table-cell office:value-type="float" office:value="1223477" table:style-name="ce14">
            <text:p>1.223.477</text:p>
          </table:table-cell>
          <table:table-cell office:value-type="percentage" office:value="0.94436369839381828" table:style-name="ce15">
            <text:p>94,4%</text:p>
          </table:table-cell>
          <table:table-cell office:value-type="float" office:value="561110" table:style-name="ce13">
            <text:p>561.110</text:p>
          </table:table-cell>
          <table:table-cell office:value-type="float" office:value="531329" table:style-name="ce13">
            <text:p>531.329</text:p>
          </table:table-cell>
          <table:table-cell office:value-type="float" office:value="266864" table:style-name="ce13">
            <text:p>266.864</text:p>
          </table:table-cell>
          <table:table-cell office:value-type="date" office:date-value="2022-01-17T00:00:00" table:style-name="ce16">
            <text:p>1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42370" table:style-name="ce7">
            <text:p>2.942.370</text:p>
          </table:table-cell>
          <table:table-cell office:value-type="float" office:value="156000" table:style-name="ce7">
            <text:p>156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461775" table:style-name="ce14">
            <text:p>4.461.775</text:p>
          </table:table-cell>
          <table:table-cell office:value-type="float" office:value="4156709.5" table:style-name="ce14">
            <text:p>4.156.710</text:p>
          </table:table-cell>
          <table:table-cell office:value-type="percentage" office:value="0.93162687495447438" table:style-name="ce15">
            <text:p>93,2%</text:p>
          </table:table-cell>
          <table:table-cell office:value-type="float" office:value="1930188" table:style-name="ce13">
            <text:p>1.930.188</text:p>
          </table:table-cell>
          <table:table-cell office:value-type="float" office:value="1819674" table:style-name="ce13">
            <text:p>1.819.674</text:p>
          </table:table-cell>
          <table:table-cell office:value-type="float" office:value="936526" table:style-name="ce13">
            <text:p>936.526</text:p>
          </table:table-cell>
          <table:table-cell office:value-type="date" office:date-value="2022-01-17T00:00:00" table:style-name="ce16">
            <text:p>1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0104" table:style-name="ce7">
            <text:p>100.104</text:p>
          </table:table-cell>
          <table:table-cell office:value-type="float" office:value="12000" table:style-name="ce7">
            <text:p>12.000</text:p>
          </table:table-cell>
          <table:table-cell office:value-type="float" office:value="28110" table:style-name="ce7">
            <text:p>28.1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2249" table:style-name="ce14">
            <text:p>162.249</text:p>
          </table:table-cell>
          <table:table-cell office:value-type="float" office:value="136448.5" table:style-name="ce14">
            <text:p>136.449</text:p>
          </table:table-cell>
          <table:table-cell office:value-type="percentage" office:value="0.84098207076777054" table:style-name="ce15">
            <text:p>84,1%</text:p>
          </table:table-cell>
          <table:table-cell office:value-type="float" office:value="66851" table:style-name="ce13">
            <text:p>66.851</text:p>
          </table:table-cell>
          <table:table-cell office:value-type="float" office:value="61469" table:style-name="ce13">
            <text:p>61.469</text:p>
          </table:table-cell>
          <table:table-cell office:value-type="float" office:value="22428" table:style-name="ce13">
            <text:p>22.428</text:p>
          </table:table-cell>
          <table:table-cell office:value-type="date" office:date-value="2022-01-17T00:00:00" table:style-name="ce16">
            <text:p>1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9090" table:style-name="ce7">
            <text:p>99.09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5440" table:style-name="ce14">
            <text:p>155.440</text:p>
          </table:table-cell>
          <table:table-cell office:value-type="float" office:value="130531" table:style-name="ce14">
            <text:p>130.531</text:p>
          </table:table-cell>
          <table:table-cell office:value-type="percentage" office:value="0.83975167267112716" table:style-name="ce15">
            <text:p>84,0%</text:p>
          </table:table-cell>
          <table:table-cell office:value-type="float" office:value="64037" table:style-name="ce13">
            <text:p>64.037</text:p>
          </table:table-cell>
          <table:table-cell office:value-type="float" office:value="58955" table:style-name="ce13">
            <text:p>58.955</text:p>
          </table:table-cell>
          <table:table-cell office:value-type="float" office:value="21815" table:style-name="ce13">
            <text:p>21.815</text:p>
          </table:table-cell>
          <table:table-cell office:value-type="date" office:date-value="2022-01-17T00:00:00" table:style-name="ce17">
            <text:p>1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210650" table:style-name="ce14">
            <text:p>210.650</text:p>
          </table:table-cell>
          <table:table-cell office:value-type="percentage" office:value="0.99251783375267388" table:style-name="ce15">
            <text:p>99,3%</text:p>
          </table:table-cell>
          <table:table-cell office:value-type="float" office:value="95378" table:style-name="ce13">
            <text:p>95.378</text:p>
          </table:table-cell>
          <table:table-cell office:value-type="float" office:value="92392" table:style-name="ce13">
            <text:p>92.392</text:p>
          </table:table-cell>
          <table:table-cell office:value-type="float" office:value="47342" table:style-name="ce13">
            <text:p>47.342</text:p>
          </table:table-cell>
          <table:table-cell office:value-type="date" office:date-value="2022-01-17T00:00:00" table:style-name="ce17">
            <text:p>1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6480" table:style-name="ce7">
            <text:p>6.480</text:p>
          </table:table-cell>
          <table:table-cell office:value-type="float" office:value="0" table:style-name="ce7">
            <text:p>0</text:p>
          </table:table-cell>
          <table:table-cell office:value-type="float" office:value="4685" table:style-name="ce13">
            <text:p>4.685</text:p>
          </table:table-cell>
          <table:table-cell office:value-type="float" office:value="11165" table:style-name="ce14">
            <text:p>11.165</text:p>
          </table:table-cell>
          <table:table-cell office:value-type="float" office:value="11017" table:style-name="ce14">
            <text:p>11.017</text:p>
          </table:table-cell>
          <table:table-cell office:value-type="percentage" office:value="0.98674429019256604" table:style-name="ce15">
            <text:p>98,7%</text:p>
          </table:table-cell>
          <table:table-cell office:value-type="float" office:value="7891" table:style-name="ce13">
            <text:p>7.891</text:p>
          </table:table-cell>
          <table:table-cell office:value-type="float" office:value="7430" table:style-name="ce13">
            <text:p>7.430</text:p>
          </table:table-cell>
          <table:table-cell office:value-type="float" office:value="816" table:style-name="ce13">
            <text:p>816</text:p>
          </table:table-cell>
          <table:table-cell office:value-type="date" office:date-value="2022-01-13T00:00:00" table:style-name="ce17">
            <text:p>1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0909477" table:style-name="ce19">
            <text:p>60.909.477</text:p>
          </table:table-cell>
          <table:table-cell office:value-type="float" office:value="3516000" table:style-name="ce19">
            <text:p>3.516.000</text:p>
          </table:table-cell>
          <table:table-cell office:value-type="float" office:value="16887770" table:style-name="ce20">
            <text:p>16.887.770</text:p>
          </table:table-cell>
          <table:table-cell office:value-type="float" office:value="9011510" table:style-name="ce21">
            <text:p>9.011.510</text:p>
          </table:table-cell>
          <table:table-cell office:value-type="float" office:value="2114900" table:style-name="ce22">
            <text:p>2.114.900</text:p>
          </table:table-cell>
          <table:table-cell office:value-type="float" office:value="92439657" table:style-name="ce23">
            <text:p>92.439.657</text:p>
          </table:table-cell>
          <table:table-cell office:value-type="float" office:value="87397175" table:style-name="ce23">
            <text:p>87.397.175</text:p>
          </table:table-cell>
          <table:table-cell office:value-type="percentage" office:value="0.94545109573481001" table:style-name="ce24">
            <text:p>94,5%</text:p>
          </table:table-cell>
          <table:table-cell office:value-type="float" office:value="40484286" table:style-name="ce23">
            <text:p>40.484.286</text:p>
          </table:table-cell>
          <table:table-cell office:value-type="float" office:value="38188108" table:style-name="ce23">
            <text:p>38.188.108</text:p>
          </table:table-cell>
          <table:table-cell office:value-type="float" office:value="18092445" table:style-name="ce23">
            <text:p>18.092.44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508005" table:style-name="ce31">
            <text:p>7.508.005</text:p>
          </table:table-cell>
          <table:table-cell office:value-type="float" office:value="7000333" table:style-name="ce31">
            <text:p>7.000.333</text:p>
          </table:table-cell>
          <table:table-cell office:value-type="percentage" office:value="0.93238257033659411" table:style-name="ce32">
            <text:p>93,2%</text:p>
          </table:table-cell>
          <table:table-cell office:value-type="float" office:value="6878901" table:style-name="ce31">
            <text:p>6.878.901</text:p>
          </table:table-cell>
          <table:table-cell office:value-type="percentage" office:value="0.91620889970105246" table:style-name="ce32">
            <text:p>91,6%</text:p>
          </table:table-cell>
          <table:table-cell office:value-type="date" office:date-value="2022-01-17T00:00:00" table:style-name="ce33">
            <text:p>17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1">
            <text:p>1.189.408</text:p>
          </table:table-cell>
          <table:table-cell office:value-type="float" office:value="1089689" table:style-name="ce31">
            <text:p>1.089.689</text:p>
          </table:table-cell>
          <table:table-cell office:value-type="percentage" office:value="0.9161608127740859" table:style-name="ce32">
            <text:p>91,6%</text:p>
          </table:table-cell>
          <table:table-cell office:value-type="float" office:value="1070765" table:style-name="ce31">
            <text:p>1.070.765</text:p>
          </table:table-cell>
          <table:table-cell office:value-type="percentage" office:value="0.9002503766579677" table:style-name="ce32">
            <text:p>90,0%</text:p>
          </table:table-cell>
          <table:table-cell office:value-type="date" office:date-value="2022-01-17T00:00:00" table:style-name="ce33">
            <text:p>17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1">
            <text:p>930.447</text:p>
          </table:table-cell>
          <table:table-cell office:value-type="float" office:value="882244" table:style-name="ce31">
            <text:p>882.244</text:p>
          </table:table-cell>
          <table:table-cell office:value-type="percentage" office:value="0.94819371764324034" table:style-name="ce32">
            <text:p>94,8%</text:p>
          </table:table-cell>
          <table:table-cell office:value-type="float" office:value="871186" table:style-name="ce31">
            <text:p>871.186</text:p>
          </table:table-cell>
          <table:table-cell office:value-type="percentage" office:value="0.93630910734302975" table:style-name="ce32">
            <text:p>93,6%</text:p>
          </table:table-cell>
          <table:table-cell office:value-type="date" office:date-value="2022-01-17T00:00:00" table:style-name="ce33">
            <text:p>17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1">
            <text:p>1.083.187</text:p>
          </table:table-cell>
          <table:table-cell office:value-type="float" office:value="892328" table:style-name="ce31">
            <text:p>892.328</text:p>
          </table:table-cell>
          <table:table-cell office:value-type="percentage" office:value="0.82379866080372088" table:style-name="ce32">
            <text:p>82,4%</text:p>
          </table:table-cell>
          <table:table-cell office:value-type="float" office:value="874495" table:style-name="ce31">
            <text:p>874.495</text:p>
          </table:table-cell>
          <table:table-cell office:value-type="percentage" office:value="0.8073352062016993" table:style-name="ce32">
            <text:p>80,7%</text:p>
          </table:table-cell>
          <table:table-cell office:value-type="date" office:date-value="2022-01-17T00:00:00" table:style-name="ce33">
            <text:p>17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1">
            <text:p>2.033.513</text:p>
          </table:table-cell>
          <table:table-cell office:value-type="float" office:value="1728314" table:style-name="ce31">
            <text:p>1.728.314</text:p>
          </table:table-cell>
          <table:table-cell office:value-type="percentage" office:value="0.84991539272185623" table:style-name="ce32">
            <text:p>85,0%</text:p>
          </table:table-cell>
          <table:table-cell office:value-type="float" office:value="1671804" table:style-name="ce31">
            <text:p>1.671.804</text:p>
          </table:table-cell>
          <table:table-cell office:value-type="percentage" office:value="0.82212604492816121" table:style-name="ce32">
            <text:p>82,2%</text:p>
          </table:table-cell>
          <table:table-cell office:value-type="date" office:date-value="2022-01-17T00:00:00" table:style-name="ce33">
            <text:p>17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1">
            <text:p>527.062</text:p>
          </table:table-cell>
          <table:table-cell office:value-type="float" office:value="492258" table:style-name="ce31">
            <text:p>492.258</text:p>
          </table:table-cell>
          <table:table-cell office:value-type="percentage" office:value="0.93396602297262943" table:style-name="ce32">
            <text:p>93,4%</text:p>
          </table:table-cell>
          <table:table-cell office:value-type="float" office:value="486567" table:style-name="ce31">
            <text:p>486.567</text:p>
          </table:table-cell>
          <table:table-cell office:value-type="percentage" office:value="0.9231684317973976" table:style-name="ce32">
            <text:p>92,3%</text:p>
          </table:table-cell>
          <table:table-cell office:value-type="date" office:date-value="2022-01-17T00:00:00" table:style-name="ce33">
            <text:p>17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1">
            <text:p>2.172.149</text:p>
          </table:table-cell>
          <table:table-cell office:value-type="float" office:value="2039844" table:style-name="ce31">
            <text:p>2.039.844</text:p>
          </table:table-cell>
          <table:table-cell office:value-type="percentage" office:value="0.93909027419389735" table:style-name="ce32">
            <text:p>93,9%</text:p>
          </table:table-cell>
          <table:table-cell office:value-type="float" office:value="2001807" table:style-name="ce31">
            <text:p>2.001.807</text:p>
          </table:table-cell>
          <table:table-cell office:value-type="percentage" office:value="0.92157904453147554" table:style-name="ce32">
            <text:p>92,2%</text:p>
          </table:table-cell>
          <table:table-cell office:value-type="date" office:date-value="2022-01-17T00:00:00" table:style-name="ce33">
            <text:p>17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1">
            <text:p>1.816.082</text:p>
          </table:table-cell>
          <table:table-cell office:value-type="float" office:value="1655059" table:style-name="ce31">
            <text:p>1.655.059</text:p>
          </table:table-cell>
          <table:table-cell office:value-type="percentage" office:value="0.91133495073460336" table:style-name="ce32">
            <text:p>91,1%</text:p>
          </table:table-cell>
          <table:table-cell office:value-type="float" office:value="1597402" table:style-name="ce31">
            <text:p>1.597.402</text:p>
          </table:table-cell>
          <table:table-cell office:value-type="percentage" office:value="0.87958693495117513" table:style-name="ce32">
            <text:p>88,0%</text:p>
          </table:table-cell>
          <table:table-cell office:value-type="date" office:date-value="2022-01-17T00:00:00" table:style-name="ce33">
            <text:p>17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1">
            <text:p>6.782.414</text:p>
          </table:table-cell>
          <table:table-cell office:value-type="float" office:value="6210848" table:style-name="ce31">
            <text:p>6.210.848</text:p>
          </table:table-cell>
          <table:table-cell office:value-type="percentage" office:value="0.91572823481433008" table:style-name="ce32">
            <text:p>91,6%</text:p>
          </table:table-cell>
          <table:table-cell office:value-type="float" office:value="6055305" table:style-name="ce31">
            <text:p>6.055.305</text:p>
          </table:table-cell>
          <table:table-cell office:value-type="percentage" office:value="0.892794954716713" table:style-name="ce32">
            <text:p>89,3%</text:p>
          </table:table-cell>
          <table:table-cell office:value-type="date" office:date-value="2022-01-17T00:00:00" table:style-name="ce33">
            <text:p>17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1">
            <text:p>4.492.026</text:p>
          </table:table-cell>
          <table:table-cell office:value-type="float" office:value="4158093" table:style-name="ce31">
            <text:p>4.158.093</text:p>
          </table:table-cell>
          <table:table-cell office:value-type="percentage" office:value="0.92566093784853432" table:style-name="ce32">
            <text:p>92,6%</text:p>
          </table:table-cell>
          <table:table-cell office:value-type="float" office:value="4085002" table:style-name="ce31">
            <text:p>4.085.002</text:p>
          </table:table-cell>
          <table:table-cell office:value-type="percentage" office:value="0.90938966070098437" table:style-name="ce32">
            <text:p>90,9%</text:p>
          </table:table-cell>
          <table:table-cell office:value-type="date" office:date-value="2022-01-17T00:00:00" table:style-name="ce33">
            <text:p>17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1">
            <text:p>949.890</text:p>
          </table:table-cell>
          <table:table-cell office:value-type="float" office:value="907263" table:style-name="ce31">
            <text:p>907.263</text:p>
          </table:table-cell>
          <table:table-cell office:value-type="percentage" office:value="0.95512427754792661" table:style-name="ce32">
            <text:p>95,5%</text:p>
          </table:table-cell>
          <table:table-cell office:value-type="float" office:value="894075" table:style-name="ce31">
            <text:p>894.075</text:p>
          </table:table-cell>
          <table:table-cell office:value-type="percentage" office:value="0.94124056469696493" table:style-name="ce32">
            <text:p>94,1%</text:p>
          </table:table-cell>
          <table:table-cell office:value-type="date" office:date-value="2022-01-17T00:00:00" table:style-name="ce33">
            <text:p>17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1">
            <text:p>2.456.127</text:p>
          </table:table-cell>
          <table:table-cell office:value-type="float" office:value="2336851" table:style-name="ce31">
            <text:p>2.336.851</text:p>
          </table:table-cell>
          <table:table-cell office:value-type="percentage" office:value="0.95143736459881756" table:style-name="ce32">
            <text:p>95,1%</text:p>
          </table:table-cell>
          <table:table-cell office:value-type="float" office:value="2316615" table:style-name="ce31">
            <text:p>2.316.615</text:p>
          </table:table-cell>
          <table:table-cell office:value-type="percentage" office:value="0.9431983769568919" table:style-name="ce32">
            <text:p>94,3%</text:p>
          </table:table-cell>
          <table:table-cell office:value-type="date" office:date-value="2022-01-17T00:00:00" table:style-name="ce33">
            <text:p>17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1">
            <text:p>281.479</text:p>
          </table:table-cell>
          <table:table-cell office:value-type="float" office:value="267173" table:style-name="ce31">
            <text:p>267.173</text:p>
          </table:table-cell>
          <table:table-cell office:value-type="percentage" office:value="0.94917560457440875" table:style-name="ce32">
            <text:p>94,9%</text:p>
          </table:table-cell>
          <table:table-cell office:value-type="float" office:value="260805" table:style-name="ce31">
            <text:p>260.805</text:p>
          </table:table-cell>
          <table:table-cell office:value-type="percentage" office:value="0.92655224723691643" table:style-name="ce32">
            <text:p>92,7%</text:p>
          </table:table-cell>
          <table:table-cell office:value-type="date" office:date-value="2022-01-17T00:00:00" table:style-name="ce33">
            <text:p>17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1">
            <text:p>5.970.908</text:p>
          </table:table-cell>
          <table:table-cell office:value-type="float" office:value="5495452" table:style-name="ce31">
            <text:p>5.495.452</text:p>
          </table:table-cell>
          <table:table-cell office:value-type="percentage" office:value="0.92037124001910597" table:style-name="ce32">
            <text:p>92,0%</text:p>
          </table:table-cell>
          <table:table-cell office:value-type="float" office:value="5356945" table:style-name="ce31">
            <text:p>5.356.945</text:p>
          </table:table-cell>
          <table:table-cell office:value-type="percentage" office:value="0.89717426562258207" table:style-name="ce32">
            <text:p>89,7%</text:p>
          </table:table-cell>
          <table:table-cell office:value-type="date" office:date-value="2022-01-17T00:00:00" table:style-name="ce33">
            <text:p>17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1">
            <text:p>1.317.614</text:p>
          </table:table-cell>
          <table:table-cell office:value-type="float" office:value="1227784" table:style-name="ce31">
            <text:p>1.227.784</text:p>
          </table:table-cell>
          <table:table-cell office:value-type="percentage" office:value="0.93182373593480339" table:style-name="ce32">
            <text:p>93,2%</text:p>
          </table:table-cell>
          <table:table-cell office:value-type="float" office:value="1195185" table:style-name="ce31">
            <text:p>1.195.185</text:p>
          </table:table-cell>
          <table:table-cell office:value-type="percentage" office:value="0.90708280270246067" table:style-name="ce32">
            <text:p>90,7%</text:p>
          </table:table-cell>
          <table:table-cell office:value-type="date" office:date-value="2022-01-17T00:00:00" table:style-name="ce33">
            <text:p>17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1">
            <text:p>580.174</text:p>
          </table:table-cell>
          <table:table-cell office:value-type="float" office:value="537812" table:style-name="ce31">
            <text:p>537.812</text:p>
          </table:table-cell>
          <table:table-cell office:value-type="percentage" office:value="0.92698397377338526" table:style-name="ce32">
            <text:p>92,7%</text:p>
          </table:table-cell>
          <table:table-cell office:value-type="float" office:value="531329" table:style-name="ce31">
            <text:p>531.329</text:p>
          </table:table-cell>
          <table:table-cell office:value-type="percentage" office:value="0.91580973983666969" table:style-name="ce32">
            <text:p>91,6%</text:p>
          </table:table-cell>
          <table:table-cell office:value-type="date" office:date-value="2022-01-17T00:00:00" table:style-name="ce33">
            <text:p>17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1">
            <text:p>1.955.253</text:p>
          </table:table-cell>
          <table:table-cell office:value-type="float" office:value="1855720" table:style-name="ce31">
            <text:p>1.855.720</text:p>
          </table:table-cell>
          <table:table-cell office:value-type="percentage" office:value="0.94909456730152053" table:style-name="ce32">
            <text:p>94,9%</text:p>
          </table:table-cell>
          <table:table-cell office:value-type="float" office:value="1819674" table:style-name="ce31">
            <text:p>1.819.674</text:p>
          </table:table-cell>
          <table:table-cell office:value-type="percentage" office:value="0.93065910140529129" table:style-name="ce32">
            <text:p>93,1%</text:p>
          </table:table-cell>
          <table:table-cell office:value-type="date" office:date-value="2022-01-17T00:00:00" table:style-name="ce33">
            <text:p>17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1">
            <text:p>71.029</text:p>
          </table:table-cell>
          <table:table-cell office:value-type="float" office:value="64311" table:style-name="ce31">
            <text:p>64.311</text:p>
          </table:table-cell>
          <table:table-cell office:value-type="percentage" office:value="0.90541891340156833" table:style-name="ce32">
            <text:p>90,5%</text:p>
          </table:table-cell>
          <table:table-cell office:value-type="float" office:value="61469" table:style-name="ce31">
            <text:p>61.469</text:p>
          </table:table-cell>
          <table:table-cell office:value-type="percentage" office:value="0.86540708724605442" table:style-name="ce32">
            <text:p>86,5%</text:p>
          </table:table-cell>
          <table:table-cell office:value-type="date" office:date-value="2022-01-17T00:00:00" table:style-name="ce33">
            <text:p>17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1">
            <text:p>68.266</text:p>
          </table:table-cell>
          <table:table-cell office:value-type="float" office:value="61295" table:style-name="ce31">
            <text:p>61.295</text:p>
          </table:table-cell>
          <table:table-cell office:value-type="percentage" office:value="0.89788474496821258" table:style-name="ce32">
            <text:p>89,8%</text:p>
          </table:table-cell>
          <table:table-cell office:value-type="float" office:value="58955" table:style-name="ce31">
            <text:p>58.955</text:p>
          </table:table-cell>
          <table:table-cell office:value-type="percentage" office:value="0.86360706647525853" table:style-name="ce32">
            <text:p>86,4%</text:p>
          </table:table-cell>
          <table:table-cell office:value-type="date" office:date-value="2022-01-17T00:00:00" table:style-name="ce33">
            <text:p>17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378" table:style-name="ce31">
            <text:p>95.378</text:p>
          </table:table-cell>
          <table:table-cell office:value-type="string" table:style-name="ce32">
            <text:p>-</text:p>
          </table:table-cell>
          <table:table-cell office:value-type="float" office:value="92392" table:style-name="ce31">
            <text:p>92.392</text:p>
          </table:table-cell>
          <table:table-cell office:value-type="string" table:style-name="ce32">
            <text:p>-</text:p>
          </table:table-cell>
          <table:table-cell office:value-type="date" office:date-value="2022-01-17T00:00:00" table:style-name="ce33">
            <text:p>17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7891" table:style-name="ce31">
            <text:p>7.891</text:p>
          </table:table-cell>
          <table:table-cell office:value-type="string" table:style-name="ce32">
            <text:p>-</text:p>
          </table:table-cell>
          <table:table-cell office:value-type="float" office:value="7430" table:style-name="ce31">
            <text:p>7.430</text:p>
          </table:table-cell>
          <table:table-cell office:value-type="string" table:style-name="ce32">
            <text:p>-</text:p>
          </table:table-cell>
          <table:table-cell office:value-type="date" office:date-value="2022-01-13T00:00:00" table:style-name="ce33">
            <text:p>13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4">
            <text:p>42.185.033</text:p>
          </table:table-cell>
          <table:table-cell office:value-type="float" office:value="39005940" table:style-name="ce34">
            <text:p>39.005.940</text:p>
          </table:table-cell>
          <table:table-cell office:value-type="percentage" office:value="0.92463931461189086" table:style-name="ce24">
            <text:p>92,5%</text:p>
          </table:table-cell>
          <table:table-cell office:value-type="float" office:value="38188108" table:style-name="ce34">
            <text:p>38.188.108</text:p>
          </table:table-cell>
          <table:table-cell office:value-type="percentage" office:value="0.90525253352296775" table:style-name="ce24">
            <text:p>90,5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5188" table:style-name="ce43">
            <text:p>435.188</text:p>
          </table:table-cell>
          <table:table-cell office:value-type="percentage" office:value="1" table:style-name="ce44">
            <text:p>100,0%</text:p>
          </table:table-cell>
          <table:table-cell office:value-type="float" office:value="656047" table:style-name="ce43">
            <text:p>656.047</text:p>
          </table:table-cell>
          <table:table-cell office:value-type="percentage" office:value="1" table:style-name="ce44">
            <text:p>100,0%</text:p>
          </table:table-cell>
          <table:table-cell office:value-type="float" office:value="936292" table:style-name="ce43">
            <text:p>936.292</text:p>
          </table:table-cell>
          <table:table-cell office:value-type="percentage" office:value="0.97710672501040985" table:style-name="ce44">
            <text:p>97,7%</text:p>
          </table:table-cell>
          <table:table-cell office:value-type="float" office:value="1227236" table:style-name="ce43">
            <text:p>1.227.236</text:p>
          </table:table-cell>
          <table:table-cell office:value-type="percentage" office:value="0.9531256431584253" table:style-name="ce44">
            <text:p>95,3%</text:p>
          </table:table-cell>
          <table:table-cell office:value-type="float" office:value="1272980" table:style-name="ce43">
            <text:p>1.272.980</text:p>
          </table:table-cell>
          <table:table-cell office:value-type="percentage" office:value="0.9195599912160054" table:style-name="ce44">
            <text:p>92,0%</text:p>
          </table:table-cell>
          <table:table-cell office:value-type="float" office:value="962171" table:style-name="ce43">
            <text:p>962.171</text:p>
          </table:table-cell>
          <table:table-cell office:value-type="percentage" office:value="0.8732933190412181" table:style-name="ce44">
            <text:p>87,3%</text:p>
          </table:table-cell>
          <table:table-cell office:value-type="float" office:value="805060" table:style-name="ce43">
            <text:p>805.060</text:p>
          </table:table-cell>
          <table:table-cell office:value-type="percentage" office:value="0.86929010746000479" table:style-name="ce44">
            <text:p>86,9%</text:p>
          </table:table-cell>
          <table:table-cell office:value-type="float" office:value="705359" table:style-name="ce43">
            <text:p>705.359</text:p>
          </table:table-cell>
          <table:table-cell office:value-type="percentage" office:value="0.91267729922908314" table:style-name="ce44">
            <text:p>91,3%</text:p>
          </table:table-cell>
          <table:table-cell office:value-type="float" office:value="7000333" table:style-name="ce43">
            <text:p>7.000.333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3238257033659411" table:style-name="ce44">
            <text:p>93,2%</text:p>
          </table:table-cell>
          <table:table-cell office:value-type="percentage" office:value="0.82335383818126495" table:style-name="ce44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610" table:style-name="ce46">
            <text:p>101.610</text:p>
          </table:table-cell>
          <table:table-cell office:value-type="percentage" office:value="1" table:style-name="ce47">
            <text:p>100,0%</text:p>
          </table:table-cell>
          <table:table-cell office:value-type="float" office:value="119728" table:style-name="ce46">
            <text:p>119.728</text:p>
          </table:table-cell>
          <table:table-cell office:value-type="percentage" office:value="1" table:style-name="ce47">
            <text:p>100,0%</text:p>
          </table:table-cell>
          <table:table-cell office:value-type="float" office:value="155723" table:style-name="ce46">
            <text:p>155.723</text:p>
          </table:table-cell>
          <table:table-cell office:value-type="percentage" office:value="0.9653648254912901" table:style-name="ce47">
            <text:p>96,5%</text:p>
          </table:table-cell>
          <table:table-cell office:value-type="float" office:value="188002" table:style-name="ce46">
            <text:p>188.002</text:p>
          </table:table-cell>
          <table:table-cell office:value-type="percentage" office:value="0.93547295616261128" table:style-name="ce47">
            <text:p>93,5%</text:p>
          </table:table-cell>
          <table:table-cell office:value-type="float" office:value="191402" table:style-name="ce46">
            <text:p>191.402</text:p>
          </table:table-cell>
          <table:table-cell office:value-type="percentage" office:value="0.89592158661655052" table:style-name="ce47">
            <text:p>89,6%</text:p>
          </table:table-cell>
          <table:table-cell office:value-type="float" office:value="130676" table:style-name="ce46">
            <text:p>130.676</text:p>
          </table:table-cell>
          <table:table-cell office:value-type="percentage" office:value="0.82561063445330363" table:style-name="ce47">
            <text:p>82,6%</text:p>
          </table:table-cell>
          <table:table-cell office:value-type="float" office:value="109303" table:style-name="ce46">
            <text:p>109.303</text:p>
          </table:table-cell>
          <table:table-cell office:value-type="percentage" office:value="0.83566262481077691" table:style-name="ce47">
            <text:p>83,6%</text:p>
          </table:table-cell>
          <table:table-cell office:value-type="float" office:value="93245" table:style-name="ce46">
            <text:p>93.245</text:p>
          </table:table-cell>
          <table:table-cell office:value-type="percentage" office:value="0.87114736025860218" table:style-name="ce47">
            <text:p>87,1%</text:p>
          </table:table-cell>
          <table:table-cell office:value-type="float" office:value="1089689" table:style-name="ce46">
            <text:p>1.089.689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161608127740859" table:style-name="ce47">
            <text:p>91,6%</text:p>
          </table:table-cell>
          <table:table-cell office:value-type="percentage" office:value="0.8186176738162152" table:style-name="ce47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177" table:style-name="ce46">
            <text:p>89.177</text:p>
          </table:table-cell>
          <table:table-cell office:value-type="percentage" office:value="1" table:style-name="ce47">
            <text:p>100,0%</text:p>
          </table:table-cell>
          <table:table-cell office:value-type="float" office:value="114664" table:style-name="ce46">
            <text:p>114.664</text:p>
          </table:table-cell>
          <table:table-cell office:value-type="percentage" office:value="1" table:style-name="ce47">
            <text:p>100,0%</text:p>
          </table:table-cell>
          <table:table-cell office:value-type="float" office:value="148936" table:style-name="ce46">
            <text:p>148.936</text:p>
          </table:table-cell>
          <table:table-cell office:value-type="percentage" office:value="0.97990657280084215" table:style-name="ce47">
            <text:p>98,0%</text:p>
          </table:table-cell>
          <table:table-cell office:value-type="float" office:value="154126" table:style-name="ce46">
            <text:p>154.126</text:p>
          </table:table-cell>
          <table:table-cell office:value-type="percentage" office:value="0.9509078681909886" table:style-name="ce47">
            <text:p>95,1%</text:p>
          </table:table-cell>
          <table:table-cell office:value-type="float" office:value="152085" table:style-name="ce46">
            <text:p>152.085</text:p>
          </table:table-cell>
          <table:table-cell office:value-type="percentage" office:value="0.91661644165863065" table:style-name="ce47">
            <text:p>91,7%</text:p>
          </table:table-cell>
          <table:table-cell office:value-type="float" office:value="92656" table:style-name="ce46">
            <text:p>92.656</text:p>
          </table:table-cell>
          <table:table-cell office:value-type="percentage" office:value="0.85325671556574667" table:style-name="ce47">
            <text:p>85,3%</text:p>
          </table:table-cell>
          <table:table-cell office:value-type="float" office:value="68385" table:style-name="ce46">
            <text:p>68.385</text:p>
          </table:table-cell>
          <table:table-cell office:value-type="percentage" office:value="0.86298932384341642" table:style-name="ce47">
            <text:p>86,3%</text:p>
          </table:table-cell>
          <table:table-cell office:value-type="float" office:value="62215" table:style-name="ce46">
            <text:p>62.215</text:p>
          </table:table-cell>
          <table:table-cell office:value-type="percentage" office:value="0.95339892117199954" table:style-name="ce47">
            <text:p>95,3%</text:p>
          </table:table-cell>
          <table:table-cell office:value-type="float" office:value="882244" table:style-name="ce46">
            <text:p>882.244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4819371764324034" table:style-name="ce47">
            <text:p>94,8%</text:p>
          </table:table-cell>
          <table:table-cell office:value-type="percentage" office:value="0.87101745600949365" table:style-name="ce47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791" table:style-name="ce46">
            <text:p>51.791</text:p>
          </table:table-cell>
          <table:table-cell office:value-type="percentage" office:value="0.96565547330934309" table:style-name="ce47">
            <text:p>96,6%</text:p>
          </table:table-cell>
          <table:table-cell office:value-type="float" office:value="79832" table:style-name="ce46">
            <text:p>79.832</text:p>
          </table:table-cell>
          <table:table-cell office:value-type="percentage" office:value="0.91514776348671389" table:style-name="ce47">
            <text:p>91,5%</text:p>
          </table:table-cell>
          <table:table-cell office:value-type="float" office:value="111982" table:style-name="ce46">
            <text:p>111.982</text:p>
          </table:table-cell>
          <table:table-cell office:value-type="percentage" office:value="0.87902789007245297" table:style-name="ce47">
            <text:p>87,9%</text:p>
          </table:table-cell>
          <table:table-cell office:value-type="float" office:value="153338" table:style-name="ce46">
            <text:p>153.338</text:p>
          </table:table-cell>
          <table:table-cell office:value-type="percentage" office:value="0.86383712283390046" table:style-name="ce47">
            <text:p>86,4%</text:p>
          </table:table-cell>
          <table:table-cell office:value-type="float" office:value="173328" table:style-name="ce46">
            <text:p>173.328</text:p>
          </table:table-cell>
          <table:table-cell office:value-type="percentage" office:value="0.80013664292341991" table:style-name="ce47">
            <text:p>80,0%</text:p>
          </table:table-cell>
          <table:table-cell office:value-type="float" office:value="134817" table:style-name="ce46">
            <text:p>134.817</text:p>
          </table:table-cell>
          <table:table-cell office:value-type="percentage" office:value="0.73251397740794466" table:style-name="ce47">
            <text:p>73,3%</text:p>
          </table:table-cell>
          <table:table-cell office:value-type="float" office:value="104252" table:style-name="ce46">
            <text:p>104.252</text:p>
          </table:table-cell>
          <table:table-cell office:value-type="percentage" office:value="0.75978223637701969" table:style-name="ce47">
            <text:p>76,0%</text:p>
          </table:table-cell>
          <table:table-cell office:value-type="float" office:value="82988" table:style-name="ce46">
            <text:p>82.988</text:p>
          </table:table-cell>
          <table:table-cell office:value-type="percentage" office:value="0.8337485934737181" table:style-name="ce47">
            <text:p>83,4%</text:p>
          </table:table-cell>
          <table:table-cell office:value-type="float" office:value="892328" table:style-name="ce46">
            <text:p>892.328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2379866080372088" table:style-name="ce47">
            <text:p>82,4%</text:p>
          </table:table-cell>
          <table:table-cell office:value-type="percentage" office:value="0.73155131069254575" table:style-name="ce47">
            <text:p>73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570" table:style-name="ce46">
            <text:p>94.570</text:p>
          </table:table-cell>
          <table:table-cell office:value-type="percentage" office:value="0.94228891413084637" table:style-name="ce47">
            <text:p>94,2%</text:p>
          </table:table-cell>
          <table:table-cell office:value-type="float" office:value="155640" table:style-name="ce46">
            <text:p>155.640</text:p>
          </table:table-cell>
          <table:table-cell office:value-type="percentage" office:value="0.92949368751716976" table:style-name="ce47">
            <text:p>92,9%</text:p>
          </table:table-cell>
          <table:table-cell office:value-type="float" office:value="228678" table:style-name="ce46">
            <text:p>228.678</text:p>
          </table:table-cell>
          <table:table-cell office:value-type="percentage" office:value="0.90905766134642518" table:style-name="ce47">
            <text:p>90,9%</text:p>
          </table:table-cell>
          <table:table-cell office:value-type="float" office:value="324778" table:style-name="ce46">
            <text:p>324.778</text:p>
          </table:table-cell>
          <table:table-cell office:value-type="percentage" office:value="0.88195694737499564" table:style-name="ce47">
            <text:p>88,2%</text:p>
          </table:table-cell>
          <table:table-cell office:value-type="float" office:value="323550" table:style-name="ce46">
            <text:p>323.550</text:p>
          </table:table-cell>
          <table:table-cell office:value-type="percentage" office:value="0.82097410588548736" table:style-name="ce47">
            <text:p>82,1%</text:p>
          </table:table-cell>
          <table:table-cell office:value-type="float" office:value="237245" table:style-name="ce46">
            <text:p>237.245</text:p>
          </table:table-cell>
          <table:table-cell office:value-type="percentage" office:value="0.75830557881749783" table:style-name="ce47">
            <text:p>75,8%</text:p>
          </table:table-cell>
          <table:table-cell office:value-type="float" office:value="197266" table:style-name="ce46">
            <text:p>197.266</text:p>
          </table:table-cell>
          <table:table-cell office:value-type="percentage" office:value="0.7745915318194847" table:style-name="ce47">
            <text:p>77,5%</text:p>
          </table:table-cell>
          <table:table-cell office:value-type="float" office:value="166587" table:style-name="ce46">
            <text:p>166.587</text:p>
          </table:table-cell>
          <table:table-cell office:value-type="percentage" office:value="0.90406208449786996" table:style-name="ce47">
            <text:p>90,4%</text:p>
          </table:table-cell>
          <table:table-cell office:value-type="float" office:value="1728314" table:style-name="ce46">
            <text:p>1.728.314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4991539272185623" table:style-name="ce47">
            <text:p>85,0%</text:p>
          </table:table-cell>
          <table:table-cell office:value-type="percentage" office:value="0.77006677600697571" table:style-name="ce47">
            <text:p>77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541" table:style-name="ce46">
            <text:p>42.541</text:p>
          </table:table-cell>
          <table:table-cell office:value-type="percentage" office:value="1" table:style-name="ce47">
            <text:p>100,0%</text:p>
          </table:table-cell>
          <table:table-cell office:value-type="float" office:value="56170" table:style-name="ce46">
            <text:p>56.170</text:p>
          </table:table-cell>
          <table:table-cell office:value-type="percentage" office:value="1" table:style-name="ce47">
            <text:p>100,0%</text:p>
          </table:table-cell>
          <table:table-cell office:value-type="float" office:value="77176" table:style-name="ce46">
            <text:p>77.176</text:p>
          </table:table-cell>
          <table:table-cell office:value-type="percentage" office:value="0.97374364409452796" table:style-name="ce47">
            <text:p>97,4%</text:p>
          </table:table-cell>
          <table:table-cell office:value-type="float" office:value="85028" table:style-name="ce46">
            <text:p>85.028</text:p>
          </table:table-cell>
          <table:table-cell office:value-type="percentage" office:value="0.93468176321864349" table:style-name="ce47">
            <text:p>93,5%</text:p>
          </table:table-cell>
          <table:table-cell office:value-type="float" office:value="89254" table:style-name="ce46">
            <text:p>89.254</text:p>
          </table:table-cell>
          <table:table-cell office:value-type="percentage" office:value="0.91649723779598713" table:style-name="ce47">
            <text:p>91,6%</text:p>
          </table:table-cell>
          <table:table-cell office:value-type="float" office:value="56492" table:style-name="ce46">
            <text:p>56.492</text:p>
          </table:table-cell>
          <table:table-cell office:value-type="percentage" office:value="0.84118049971708508" table:style-name="ce47">
            <text:p>84,1%</text:p>
          </table:table-cell>
          <table:table-cell office:value-type="float" office:value="43127" table:style-name="ce46">
            <text:p>43.127</text:p>
          </table:table-cell>
          <table:table-cell office:value-type="percentage" office:value="0.84773848603384905" table:style-name="ce47">
            <text:p>84,8%</text:p>
          </table:table-cell>
          <table:table-cell office:value-type="float" office:value="42470" table:style-name="ce46">
            <text:p>42.470</text:p>
          </table:table-cell>
          <table:table-cell office:value-type="percentage" office:value="0.93787955744981566" table:style-name="ce47">
            <text:p>93,8%</text:p>
          </table:table-cell>
          <table:table-cell office:value-type="float" office:value="492258" table:style-name="ce46">
            <text:p>492.258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3396602297262943" table:style-name="ce47">
            <text:p>93,4%</text:p>
          </table:table-cell>
          <table:table-cell office:value-type="percentage" office:value="0.84340577909895398" table:style-name="ce47">
            <text:p>84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940" table:style-name="ce46">
            <text:p>229.940</text:p>
          </table:table-cell>
          <table:table-cell office:value-type="percentage" office:value="1" table:style-name="ce47">
            <text:p>100,0%</text:p>
          </table:table-cell>
          <table:table-cell office:value-type="float" office:value="252250" table:style-name="ce46">
            <text:p>252.250</text:p>
          </table:table-cell>
          <table:table-cell office:value-type="percentage" office:value="1" table:style-name="ce47">
            <text:p>100,0%</text:p>
          </table:table-cell>
          <table:table-cell office:value-type="float" office:value="324358" table:style-name="ce46">
            <text:p>324.358</text:p>
          </table:table-cell>
          <table:table-cell office:value-type="percentage" office:value="0.9911839214284186" table:style-name="ce47">
            <text:p>99,1%</text:p>
          </table:table-cell>
          <table:table-cell office:value-type="float" office:value="357304" table:style-name="ce46">
            <text:p>357.304</text:p>
          </table:table-cell>
          <table:table-cell office:value-type="percentage" office:value="0.93730636957211777" table:style-name="ce47">
            <text:p>93,7%</text:p>
          </table:table-cell>
          <table:table-cell office:value-type="float" office:value="325001" table:style-name="ce46">
            <text:p>325.001</text:p>
          </table:table-cell>
          <table:table-cell office:value-type="percentage" office:value="0.90227427943209648" table:style-name="ce47">
            <text:p>90,2%</text:p>
          </table:table-cell>
          <table:table-cell office:value-type="float" office:value="217634" table:style-name="ce46">
            <text:p>217.634</text:p>
          </table:table-cell>
          <table:table-cell office:value-type="percentage" office:value="0.84060378058106933" table:style-name="ce47">
            <text:p>84,1%</text:p>
          </table:table-cell>
          <table:table-cell office:value-type="float" office:value="179465" table:style-name="ce46">
            <text:p>179.465</text:p>
          </table:table-cell>
          <table:table-cell office:value-type="percentage" office:value="0.84741641050340211" table:style-name="ce47">
            <text:p>84,7%</text:p>
          </table:table-cell>
          <table:table-cell office:value-type="float" office:value="153892" table:style-name="ce46">
            <text:p>153.892</text:p>
          </table:table-cell>
          <table:table-cell office:value-type="percentage" office:value="0.91494548092129513" table:style-name="ce47">
            <text:p>91,5%</text:p>
          </table:table-cell>
          <table:table-cell office:value-type="float" office:value="2039844" table:style-name="ce46">
            <text:p>2.039.844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3909027419389735" table:style-name="ce47">
            <text:p>93,9%</text:p>
          </table:table-cell>
          <table:table-cell office:value-type="percentage" office:value="0.85468956683617914" table:style-name="ce47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370" table:style-name="ce46">
            <text:p>139.370</text:p>
          </table:table-cell>
          <table:table-cell office:value-type="percentage" office:value="1" table:style-name="ce47">
            <text:p>100,0%</text:p>
          </table:table-cell>
          <table:table-cell office:value-type="float" office:value="159813" table:style-name="ce46">
            <text:p>159.813</text:p>
          </table:table-cell>
          <table:table-cell office:value-type="percentage" office:value="1" table:style-name="ce47">
            <text:p>100,0%</text:p>
          </table:table-cell>
          <table:table-cell office:value-type="float" office:value="225834" table:style-name="ce46">
            <text:p>225.834</text:p>
          </table:table-cell>
          <table:table-cell office:value-type="percentage" office:value="0.9903783745855772" table:style-name="ce47">
            <text:p>99,0%</text:p>
          </table:table-cell>
          <table:table-cell office:value-type="float" office:value="290110" table:style-name="ce46">
            <text:p>290.110</text:p>
          </table:table-cell>
          <table:table-cell office:value-type="percentage" office:value="0.9316104005369179" table:style-name="ce47">
            <text:p>93,2%</text:p>
          </table:table-cell>
          <table:table-cell office:value-type="float" office:value="291603" table:style-name="ce46">
            <text:p>291.603</text:p>
          </table:table-cell>
          <table:table-cell office:value-type="percentage" office:value="0.88182568699139052" table:style-name="ce47">
            <text:p>88,2%</text:p>
          </table:table-cell>
          <table:table-cell office:value-type="float" office:value="211106" table:style-name="ce46">
            <text:p>211.106</text:p>
          </table:table-cell>
          <table:table-cell office:value-type="percentage" office:value="0.81903077000671187" table:style-name="ce47">
            <text:p>81,9%</text:p>
          </table:table-cell>
          <table:table-cell office:value-type="float" office:value="179386" table:style-name="ce46">
            <text:p>179.386</text:p>
          </table:table-cell>
          <table:table-cell office:value-type="percentage" office:value="0.81914407832249581" table:style-name="ce47">
            <text:p>81,9%</text:p>
          </table:table-cell>
          <table:table-cell office:value-type="float" office:value="157837" table:style-name="ce46">
            <text:p>157.837</text:p>
          </table:table-cell>
          <table:table-cell office:value-type="percentage" office:value="0.88764228190938943" table:style-name="ce47">
            <text:p>88,8%</text:p>
          </table:table-cell>
          <table:table-cell office:value-type="float" office:value="1655059" table:style-name="ce46">
            <text:p>1.655.059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91133495073460336" table:style-name="ce47">
            <text:p>91,1%</text:p>
          </table:table-cell>
          <table:table-cell office:value-type="percentage" office:value="0.807875504721144" table:style-name="ce47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746" table:style-name="ce46">
            <text:p>460.746</text:p>
          </table:table-cell>
          <table:table-cell office:value-type="percentage" office:value="1" table:style-name="ce47">
            <text:p>100,0%</text:p>
          </table:table-cell>
          <table:table-cell office:value-type="float" office:value="621571" table:style-name="ce46">
            <text:p>621.571</text:p>
          </table:table-cell>
          <table:table-cell office:value-type="percentage" office:value="0.9777187385958952" table:style-name="ce47">
            <text:p>97,8%</text:p>
          </table:table-cell>
          <table:table-cell office:value-type="float" office:value="808874" table:style-name="ce46">
            <text:p>808.874</text:p>
          </table:table-cell>
          <table:table-cell office:value-type="percentage" office:value="0.94884361466021649" table:style-name="ce47">
            <text:p>94,9%</text:p>
          </table:table-cell>
          <table:table-cell office:value-type="float" office:value="1042825" table:style-name="ce46">
            <text:p>1.042.825</text:p>
          </table:table-cell>
          <table:table-cell office:value-type="percentage" office:value="0.95026795127760955" table:style-name="ce47">
            <text:p>95,0%</text:p>
          </table:table-cell>
          <table:table-cell office:value-type="float" office:value="1162749" table:style-name="ce46">
            <text:p>1.162.749</text:p>
          </table:table-cell>
          <table:table-cell office:value-type="percentage" office:value="0.91158106826182062" table:style-name="ce47">
            <text:p>91,2%</text:p>
          </table:table-cell>
          <table:table-cell office:value-type="float" office:value="827285" table:style-name="ce46">
            <text:p>827.285</text:p>
          </table:table-cell>
          <table:table-cell office:value-type="percentage" office:value="0.85584630281762997" table:style-name="ce47">
            <text:p>85,6%</text:p>
          </table:table-cell>
          <table:table-cell office:value-type="float" office:value="693436" table:style-name="ce46">
            <text:p>693.436</text:p>
          </table:table-cell>
          <table:table-cell office:value-type="percentage" office:value="0.83642342008735315" table:style-name="ce47">
            <text:p>83,6%</text:p>
          </table:table-cell>
          <table:table-cell office:value-type="float" office:value="593362" table:style-name="ce46">
            <text:p>593.362</text:p>
          </table:table-cell>
          <table:table-cell office:value-type="percentage" office:value="0.88381695148526207" table:style-name="ce47">
            <text:p>88,4%</text:p>
          </table:table-cell>
          <table:table-cell office:value-type="float" office:value="6210848" table:style-name="ce46">
            <text:p>6.210.848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91572823481433008" table:style-name="ce47">
            <text:p>91,6%</text:p>
          </table:table-cell>
          <table:table-cell office:value-type="percentage" office:value="0.80962627617678629" table:style-name="ce47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906" table:style-name="ce46">
            <text:p>297.906</text:p>
          </table:table-cell>
          <table:table-cell office:value-type="percentage" office:value="1" table:style-name="ce47">
            <text:p>100,0%</text:p>
          </table:table-cell>
          <table:table-cell office:value-type="float" office:value="436076" table:style-name="ce46">
            <text:p>436.076</text:p>
          </table:table-cell>
          <table:table-cell office:value-type="percentage" office:value="0.99158662591864954" table:style-name="ce47">
            <text:p>99,2%</text:p>
          </table:table-cell>
          <table:table-cell office:value-type="float" office:value="574083" table:style-name="ce46">
            <text:p>574.083</text:p>
          </table:table-cell>
          <table:table-cell office:value-type="percentage" office:value="0.96138761429480524" table:style-name="ce47">
            <text:p>96,1%</text:p>
          </table:table-cell>
          <table:table-cell office:value-type="float" office:value="720779" table:style-name="ce46">
            <text:p>720.779</text:p>
          </table:table-cell>
          <table:table-cell office:value-type="percentage" office:value="0.9455369042996421" table:style-name="ce47">
            <text:p>94,6%</text:p>
          </table:table-cell>
          <table:table-cell office:value-type="float" office:value="764228" table:style-name="ce46">
            <text:p>764.228</text:p>
          </table:table-cell>
          <table:table-cell office:value-type="percentage" office:value="0.90901283775988051" table:style-name="ce47">
            <text:p>90,9%</text:p>
          </table:table-cell>
          <table:table-cell office:value-type="float" office:value="527478" table:style-name="ce46">
            <text:p>527.478</text:p>
          </table:table-cell>
          <table:table-cell office:value-type="percentage" office:value="0.85919523847530876" table:style-name="ce47">
            <text:p>85,9%</text:p>
          </table:table-cell>
          <table:table-cell office:value-type="float" office:value="444458" table:style-name="ce46">
            <text:p>444.458</text:p>
          </table:table-cell>
          <table:table-cell office:value-type="percentage" office:value="0.86677340655611745" table:style-name="ce47">
            <text:p>86,7%</text:p>
          </table:table-cell>
          <table:table-cell office:value-type="float" office:value="393085" table:style-name="ce46">
            <text:p>393.085</text:p>
          </table:table-cell>
          <table:table-cell office:value-type="percentage" office:value="0.90830211960653373" table:style-name="ce47">
            <text:p>90,8%</text:p>
          </table:table-cell>
          <table:table-cell office:value-type="float" office:value="4158093" table:style-name="ce46">
            <text:p>4.158.093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2566093784853432" table:style-name="ce47">
            <text:p>92,6%</text:p>
          </table:table-cell>
          <table:table-cell office:value-type="percentage" office:value="0.82386683693131324" table:style-name="ce47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82" table:style-name="ce46">
            <text:p>78.382</text:p>
          </table:table-cell>
          <table:table-cell office:value-type="percentage" office:value="1" table:style-name="ce47">
            <text:p>100,0%</text:p>
          </table:table-cell>
          <table:table-cell office:value-type="float" office:value="96119" table:style-name="ce46">
            <text:p>96.119</text:p>
          </table:table-cell>
          <table:table-cell office:value-type="percentage" office:value="1" table:style-name="ce47">
            <text:p>100,0%</text:p>
          </table:table-cell>
          <table:table-cell office:value-type="float" office:value="133349" table:style-name="ce46">
            <text:p>133.349</text:p>
          </table:table-cell>
          <table:table-cell office:value-type="percentage" office:value="1" table:style-name="ce47">
            <text:p>100,0%</text:p>
          </table:table-cell>
          <table:table-cell office:value-type="float" office:value="162202" table:style-name="ce46">
            <text:p>162.202</text:p>
          </table:table-cell>
          <table:table-cell office:value-type="percentage" office:value="0.96575827761337996" table:style-name="ce47">
            <text:p>96,6%</text:p>
          </table:table-cell>
          <table:table-cell office:value-type="float" office:value="147124" table:style-name="ce46">
            <text:p>147.124</text:p>
          </table:table-cell>
          <table:table-cell office:value-type="percentage" office:value="0.93390717042453786" table:style-name="ce47">
            <text:p>93,4%</text:p>
          </table:table-cell>
          <table:table-cell office:value-type="float" office:value="114469" table:style-name="ce46">
            <text:p>114.469</text:p>
          </table:table-cell>
          <table:table-cell office:value-type="percentage" office:value="0.88160225504844347" table:style-name="ce47">
            <text:p>88,2%</text:p>
          </table:table-cell>
          <table:table-cell office:value-type="float" office:value="95243" table:style-name="ce46">
            <text:p>95.243</text:p>
          </table:table-cell>
          <table:table-cell office:value-type="percentage" office:value="0.84655929461539825" table:style-name="ce47">
            <text:p>84,7%</text:p>
          </table:table-cell>
          <table:table-cell office:value-type="float" office:value="80375" table:style-name="ce46">
            <text:p>80.375</text:p>
          </table:table-cell>
          <table:table-cell office:value-type="percentage" office:value="0.93776616224667186" table:style-name="ce47">
            <text:p>93,8%</text:p>
          </table:table-cell>
          <table:table-cell office:value-type="float" office:value="907263" table:style-name="ce46">
            <text:p>907.263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5512427754792661" table:style-name="ce47">
            <text:p>95,5%</text:p>
          </table:table-cell>
          <table:table-cell office:value-type="percentage" office:value="0.85752727554562902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956" table:style-name="ce46">
            <text:p>242.956</text:p>
          </table:table-cell>
          <table:table-cell office:value-type="percentage" office:value="1" table:style-name="ce47">
            <text:p>100,0%</text:p>
          </table:table-cell>
          <table:table-cell office:value-type="float" office:value="292241" table:style-name="ce46">
            <text:p>292.241</text:p>
          </table:table-cell>
          <table:table-cell office:value-type="percentage" office:value="1" table:style-name="ce47">
            <text:p>100,0%</text:p>
          </table:table-cell>
          <table:table-cell office:value-type="float" office:value="348013" table:style-name="ce46">
            <text:p>348.013</text:p>
          </table:table-cell>
          <table:table-cell office:value-type="percentage" office:value="0.98429430431659148" table:style-name="ce47">
            <text:p>98,4%</text:p>
          </table:table-cell>
          <table:table-cell office:value-type="float" office:value="393476" table:style-name="ce46">
            <text:p>393.476</text:p>
          </table:table-cell>
          <table:table-cell office:value-type="percentage" office:value="0.96157380254154445" table:style-name="ce47">
            <text:p>96,2%</text:p>
          </table:table-cell>
          <table:table-cell office:value-type="float" office:value="411958" table:style-name="ce46">
            <text:p>411.958</text:p>
          </table:table-cell>
          <table:table-cell office:value-type="percentage" office:value="0.9302700542185951" table:style-name="ce47">
            <text:p>93,0%</text:p>
          </table:table-cell>
          <table:table-cell office:value-type="float" office:value="268249" table:style-name="ce46">
            <text:p>268.249</text:p>
          </table:table-cell>
          <table:table-cell office:value-type="percentage" office:value="0.86925061082703059" table:style-name="ce47">
            <text:p>86,9%</text:p>
          </table:table-cell>
          <table:table-cell office:value-type="float" office:value="203804" table:style-name="ce46">
            <text:p>203.804</text:p>
          </table:table-cell>
          <table:table-cell office:value-type="percentage" office:value="0.8847118882454571" table:style-name="ce47">
            <text:p>88,5%</text:p>
          </table:table-cell>
          <table:table-cell office:value-type="float" office:value="176154" table:style-name="ce46">
            <text:p>176.154</text:p>
          </table:table-cell>
          <table:table-cell office:value-type="percentage" office:value="0.96078409983419144" table:style-name="ce47">
            <text:p>96,1%</text:p>
          </table:table-cell>
          <table:table-cell office:value-type="float" office:value="2336851" table:style-name="ce46">
            <text:p>2.336.851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5143736459881756" table:style-name="ce47">
            <text:p>95,1%</text:p>
          </table:table-cell>
          <table:table-cell office:value-type="percentage" office:value="0.86650294637202452" table:style-name="ce47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53" table:style-name="ce46">
            <text:p>23.453</text:p>
          </table:table-cell>
          <table:table-cell office:value-type="percentage" office:value="1" table:style-name="ce47">
            <text:p>100,0%</text:p>
          </table:table-cell>
          <table:table-cell office:value-type="float" office:value="28764" table:style-name="ce46">
            <text:p>28.764</text:p>
          </table:table-cell>
          <table:table-cell office:value-type="percentage" office:value="1" table:style-name="ce47">
            <text:p>100,0%</text:p>
          </table:table-cell>
          <table:table-cell office:value-type="float" office:value="38454" table:style-name="ce46">
            <text:p>38.454</text:p>
          </table:table-cell>
          <table:table-cell office:value-type="percentage" office:value="0.99585642513078154" table:style-name="ce47">
            <text:p>99,6%</text:p>
          </table:table-cell>
          <table:table-cell office:value-type="float" office:value="45821" table:style-name="ce46">
            <text:p>45.821</text:p>
          </table:table-cell>
          <table:table-cell office:value-type="percentage" office:value="0.96465263157894732" table:style-name="ce47">
            <text:p>96,5%</text:p>
          </table:table-cell>
          <table:table-cell office:value-type="float" office:value="48302" table:style-name="ce46">
            <text:p>48.302</text:p>
          </table:table-cell>
          <table:table-cell office:value-type="percentage" office:value="0.93384115690975178" table:style-name="ce47">
            <text:p>93,4%</text:p>
          </table:table-cell>
          <table:table-cell office:value-type="float" office:value="32324" table:style-name="ce46">
            <text:p>32.324</text:p>
          </table:table-cell>
          <table:table-cell office:value-type="percentage" office:value="0.87277243762825363" table:style-name="ce47">
            <text:p>87,3%</text:p>
          </table:table-cell>
          <table:table-cell office:value-type="float" office:value="25538" table:style-name="ce46">
            <text:p>25.538</text:p>
          </table:table-cell>
          <table:table-cell office:value-type="percentage" office:value="0.84658224491148981" table:style-name="ce47">
            <text:p>84,7%</text:p>
          </table:table-cell>
          <table:table-cell office:value-type="float" office:value="24517" table:style-name="ce46">
            <text:p>24.517</text:p>
          </table:table-cell>
          <table:table-cell office:value-type="percentage" office:value="0.94350586877044451" table:style-name="ce47">
            <text:p>94,4%</text:p>
          </table:table-cell>
          <table:table-cell office:value-type="float" office:value="267173" table:style-name="ce46">
            <text:p>267.173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4917560457440875" table:style-name="ce47">
            <text:p>94,9%</text:p>
          </table:table-cell>
          <table:table-cell office:value-type="percentage" office:value="0.84501353676433377" table:style-name="ce47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5492" table:style-name="ce46">
            <text:p>375.492</text:p>
          </table:table-cell>
          <table:table-cell office:value-type="percentage" office:value="1" table:style-name="ce47">
            <text:p>100,0%</text:p>
          </table:table-cell>
          <table:table-cell office:value-type="float" office:value="513359" table:style-name="ce46">
            <text:p>513.359</text:p>
          </table:table-cell>
          <table:table-cell office:value-type="percentage" office:value="0.97402333744426528" table:style-name="ce47">
            <text:p>97,4%</text:p>
          </table:table-cell>
          <table:table-cell office:value-type="float" office:value="694570" table:style-name="ce46">
            <text:p>694.570</text:p>
          </table:table-cell>
          <table:table-cell office:value-type="percentage" office:value="0.96406730163312782" table:style-name="ce47">
            <text:p>96,4%</text:p>
          </table:table-cell>
          <table:table-cell office:value-type="float" office:value="951355" table:style-name="ce46">
            <text:p>951.355</text:p>
          </table:table-cell>
          <table:table-cell office:value-type="percentage" office:value="0.96119863522332205" table:style-name="ce47">
            <text:p>96,1%</text:p>
          </table:table-cell>
          <table:table-cell office:value-type="float" office:value="1053323" table:style-name="ce46">
            <text:p>1.053.323</text:p>
          </table:table-cell>
          <table:table-cell office:value-type="percentage" office:value="0.91115305531935509" table:style-name="ce47">
            <text:p>91,1%</text:p>
          </table:table-cell>
          <table:table-cell office:value-type="float" office:value="780157" table:style-name="ce46">
            <text:p>780.157</text:p>
          </table:table-cell>
          <table:table-cell office:value-type="percentage" office:value="0.86602896838964349" table:style-name="ce47">
            <text:p>86,6%</text:p>
          </table:table-cell>
          <table:table-cell office:value-type="float" office:value="635039" table:style-name="ce46">
            <text:p>635.039</text:p>
          </table:table-cell>
          <table:table-cell office:value-type="percentage" office:value="0.86334437711829271" table:style-name="ce47">
            <text:p>86,3%</text:p>
          </table:table-cell>
          <table:table-cell office:value-type="float" office:value="492157" table:style-name="ce46">
            <text:p>492.157</text:p>
          </table:table-cell>
          <table:table-cell office:value-type="percentage" office:value="0.86231383817500085" table:style-name="ce47">
            <text:p>86,2%</text:p>
          </table:table-cell>
          <table:table-cell office:value-type="float" office:value="5495452" table:style-name="ce46">
            <text:p>5.495.452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92037124001910597" table:style-name="ce47">
            <text:p>92,0%</text:p>
          </table:table-cell>
          <table:table-cell office:value-type="percentage" office:value="0.81343870803105112" table:style-name="ce47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248" table:style-name="ce46">
            <text:p>74.248</text:p>
          </table:table-cell>
          <table:table-cell office:value-type="percentage" office:value="1" table:style-name="ce47">
            <text:p>100,0%</text:p>
          </table:table-cell>
          <table:table-cell office:value-type="float" office:value="103920" table:style-name="ce46">
            <text:p>103.920</text:p>
          </table:table-cell>
          <table:table-cell office:value-type="percentage" office:value="0.99998075479686688" table:style-name="ce47">
            <text:p>100,0%</text:p>
          </table:table-cell>
          <table:table-cell office:value-type="float" office:value="149777" table:style-name="ce46">
            <text:p>149.777</text:p>
          </table:table-cell>
          <table:table-cell office:value-type="percentage" office:value="0.97548537524179213" table:style-name="ce47">
            <text:p>97,5%</text:p>
          </table:table-cell>
          <table:table-cell office:value-type="float" office:value="209713" table:style-name="ce46">
            <text:p>209.713</text:p>
          </table:table-cell>
          <table:table-cell office:value-type="percentage" office:value="0.96153193674548265" table:style-name="ce47">
            <text:p>96,2%</text:p>
          </table:table-cell>
          <table:table-cell office:value-type="float" office:value="236246" table:style-name="ce46">
            <text:p>236.246</text:p>
          </table:table-cell>
          <table:table-cell office:value-type="percentage" office:value="0.93574631240394823" table:style-name="ce47">
            <text:p>93,6%</text:p>
          </table:table-cell>
          <table:table-cell office:value-type="float" office:value="174091" table:style-name="ce46">
            <text:p>174.091</text:p>
          </table:table-cell>
          <table:table-cell office:value-type="percentage" office:value="0.8745039533037966" table:style-name="ce47">
            <text:p>87,5%</text:p>
          </table:table-cell>
          <table:table-cell office:value-type="float" office:value="149555" table:style-name="ce46">
            <text:p>149.555</text:p>
          </table:table-cell>
          <table:table-cell office:value-type="percentage" office:value="0.859812922921254" table:style-name="ce47">
            <text:p>86,0%</text:p>
          </table:table-cell>
          <table:table-cell office:value-type="float" office:value="130234" table:style-name="ce46">
            <text:p>130.234</text:p>
          </table:table-cell>
          <table:table-cell office:value-type="percentage" office:value="0.90055042318968859" table:style-name="ce47">
            <text:p>90,1%</text:p>
          </table:table-cell>
          <table:table-cell office:value-type="float" office:value="1227784" table:style-name="ce46">
            <text:p>1.227.784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3182373593480339" table:style-name="ce47">
            <text:p>93,2%</text:p>
          </table:table-cell>
          <table:table-cell office:value-type="percentage" office:value="0.81144899529171044" table:style-name="ce47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68" table:style-name="ce46">
            <text:p>42.568</text:p>
          </table:table-cell>
          <table:table-cell office:value-type="percentage" office:value="1" table:style-name="ce47">
            <text:p>100,0%</text:p>
          </table:table-cell>
          <table:table-cell office:value-type="float" office:value="55988" table:style-name="ce46">
            <text:p>55.988</text:p>
          </table:table-cell>
          <table:table-cell office:value-type="percentage" office:value="0.98848870056497173" table:style-name="ce47">
            <text:p>98,8%</text:p>
          </table:table-cell>
          <table:table-cell office:value-type="float" office:value="72595" table:style-name="ce46">
            <text:p>72.595</text:p>
          </table:table-cell>
          <table:table-cell office:value-type="percentage" office:value="0.95936302365534554" table:style-name="ce47">
            <text:p>95,9%</text:p>
          </table:table-cell>
          <table:table-cell office:value-type="float" office:value="92474" table:style-name="ce46">
            <text:p>92.474</text:p>
          </table:table-cell>
          <table:table-cell office:value-type="percentage" office:value="0.94652909987921963" table:style-name="ce47">
            <text:p>94,7%</text:p>
          </table:table-cell>
          <table:table-cell office:value-type="float" office:value="96446" table:style-name="ce46">
            <text:p>96.446</text:p>
          </table:table-cell>
          <table:table-cell office:value-type="percentage" office:value="0.91225182788986314" table:style-name="ce47">
            <text:p>91,2%</text:p>
          </table:table-cell>
          <table:table-cell office:value-type="float" office:value="65777" table:style-name="ce46">
            <text:p>65.777</text:p>
          </table:table-cell>
          <table:table-cell office:value-type="percentage" office:value="0.85726387676106819" table:style-name="ce47">
            <text:p>85,7%</text:p>
          </table:table-cell>
          <table:table-cell office:value-type="float" office:value="59624" table:style-name="ce46">
            <text:p>59.624</text:p>
          </table:table-cell>
          <table:table-cell office:value-type="percentage" office:value="0.86660271503735353" table:style-name="ce47">
            <text:p>86,7%</text:p>
          </table:table-cell>
          <table:table-cell office:value-type="float" office:value="52340" table:style-name="ce46">
            <text:p>52.340</text:p>
          </table:table-cell>
          <table:table-cell office:value-type="percentage" office:value="0.90992854783470389" table:style-name="ce47">
            <text:p>91,0%</text:p>
          </table:table-cell>
          <table:table-cell office:value-type="float" office:value="537812" table:style-name="ce46">
            <text:p>537.812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2698397377338526" table:style-name="ce47">
            <text:p>92,7%</text:p>
          </table:table-cell>
          <table:table-cell office:value-type="percentage" office:value="0.81777347967168146" table:style-name="ce47">
            <text:p>81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696" table:style-name="ce46">
            <text:p>164.696</text:p>
          </table:table-cell>
          <table:table-cell office:value-type="percentage" office:value="1" table:style-name="ce47">
            <text:p>100,0%</text:p>
          </table:table-cell>
          <table:table-cell office:value-type="float" office:value="214344" table:style-name="ce46">
            <text:p>214.344</text:p>
          </table:table-cell>
          <table:table-cell office:value-type="percentage" office:value="0.99065472393999054" table:style-name="ce47">
            <text:p>99,1%</text:p>
          </table:table-cell>
          <table:table-cell office:value-type="float" office:value="280086" table:style-name="ce46">
            <text:p>280.086</text:p>
          </table:table-cell>
          <table:table-cell office:value-type="percentage" office:value="0.98565260079602202" table:style-name="ce47">
            <text:p>98,6%</text:p>
          </table:table-cell>
          <table:table-cell office:value-type="float" office:value="326801" table:style-name="ce46">
            <text:p>326.801</text:p>
          </table:table-cell>
          <table:table-cell office:value-type="percentage" office:value="0.96839394666737788" table:style-name="ce47">
            <text:p>96,8%</text:p>
          </table:table-cell>
          <table:table-cell office:value-type="float" office:value="325925" table:style-name="ce46">
            <text:p>325.925</text:p>
          </table:table-cell>
          <table:table-cell office:value-type="percentage" office:value="0.93639388158499581" table:style-name="ce47">
            <text:p>93,6%</text:p>
          </table:table-cell>
          <table:table-cell office:value-type="float" office:value="211147" table:style-name="ce46">
            <text:p>211.147</text:p>
          </table:table-cell>
          <table:table-cell office:value-type="percentage" office:value="0.8885349380352221" table:style-name="ce47">
            <text:p>88,9%</text:p>
          </table:table-cell>
          <table:table-cell office:value-type="float" office:value="174347" table:style-name="ce46">
            <text:p>174.347</text:p>
          </table:table-cell>
          <table:table-cell office:value-type="percentage" office:value="0.87517004241648466" table:style-name="ce47">
            <text:p>87,5%</text:p>
          </table:table-cell>
          <table:table-cell office:value-type="float" office:value="158374" table:style-name="ce46">
            <text:p>158.374</text:p>
          </table:table-cell>
          <table:table-cell office:value-type="percentage" office:value="0.91642604604871047" table:style-name="ce47">
            <text:p>91,6%</text:p>
          </table:table-cell>
          <table:table-cell office:value-type="float" office:value="1855720" table:style-name="ce46">
            <text:p>1.855.720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4909456730152053" table:style-name="ce47">
            <text:p>94,9%</text:p>
          </table:table-cell>
          <table:table-cell office:value-type="percentage" office:value="0.84894698221517095" table:style-name="ce47">
            <text:p>84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16" table:style-name="ce46">
            <text:p>2.416</text:p>
          </table:table-cell>
          <table:table-cell office:value-type="percentage" office:value="0.85160380683820935" table:style-name="ce47">
            <text:p>85,2%</text:p>
          </table:table-cell>
          <table:table-cell office:value-type="float" office:value="3914" table:style-name="ce46">
            <text:p>3.914</text:p>
          </table:table-cell>
          <table:table-cell office:value-type="percentage" office:value="0.88873751135331513" table:style-name="ce47">
            <text:p>88,9%</text:p>
          </table:table-cell>
          <table:table-cell office:value-type="float" office:value="7713" table:style-name="ce46">
            <text:p>7.713</text:p>
          </table:table-cell>
          <table:table-cell office:value-type="percentage" office:value="0.92604154160163288" table:style-name="ce47">
            <text:p>92,6%</text:p>
          </table:table-cell>
          <table:table-cell office:value-type="float" office:value="10686" table:style-name="ce46">
            <text:p>10.686</text:p>
          </table:table-cell>
          <table:table-cell office:value-type="percentage" office:value="0.92463442069741286" table:style-name="ce47">
            <text:p>92,5%</text:p>
          </table:table-cell>
          <table:table-cell office:value-type="float" office:value="11306" table:style-name="ce46">
            <text:p>11.306</text:p>
          </table:table-cell>
          <table:table-cell office:value-type="percentage" office:value="0.91494699360686249" table:style-name="ce47">
            <text:p>91,5%</text:p>
          </table:table-cell>
          <table:table-cell office:value-type="float" office:value="9499" table:style-name="ce46">
            <text:p>9.499</text:p>
          </table:table-cell>
          <table:table-cell office:value-type="percentage" office:value="0.83331871216773401" table:style-name="ce47">
            <text:p>83,3%</text:p>
          </table:table-cell>
          <table:table-cell office:value-type="float" office:value="9585" table:style-name="ce46">
            <text:p>9.585</text:p>
          </table:table-cell>
          <table:table-cell office:value-type="percentage" office:value="0.8821905200184077" table:style-name="ce47">
            <text:p>88,2%</text:p>
          </table:table-cell>
          <table:table-cell office:value-type="float" office:value="9192" table:style-name="ce46">
            <text:p>9.192</text:p>
          </table:table-cell>
          <table:table-cell office:value-type="percentage" office:value="0.99041051610817799" table:style-name="ce47">
            <text:p>99,0%</text:p>
          </table:table-cell>
          <table:table-cell office:value-type="float" office:value="64311" table:style-name="ce46">
            <text:p>64.311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90541891340156833" table:style-name="ce47">
            <text:p>90,5%</text:p>
          </table:table-cell>
          <table:table-cell office:value-type="percentage" office:value="0.77003484320557491" table:style-name="ce47">
            <text:p>77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7" table:style-name="ce46">
            <text:p>2.097</text:p>
          </table:table-cell>
          <table:table-cell office:value-type="percentage" office:value="0.83512544802867383" table:style-name="ce47">
            <text:p>83,5%</text:p>
          </table:table-cell>
          <table:table-cell office:value-type="float" office:value="3430" table:style-name="ce46">
            <text:p>3.430</text:p>
          </table:table-cell>
          <table:table-cell office:value-type="percentage" office:value="0.90191953720746776" table:style-name="ce47">
            <text:p>90,2%</text:p>
          </table:table-cell>
          <table:table-cell office:value-type="float" office:value="7504" table:style-name="ce46">
            <text:p>7.504</text:p>
          </table:table-cell>
          <table:table-cell office:value-type="percentage" office:value="0.93741411617738912" table:style-name="ce47">
            <text:p>93,7%</text:p>
          </table:table-cell>
          <table:table-cell office:value-type="float" office:value="10153" table:style-name="ce46">
            <text:p>10.153</text:p>
          </table:table-cell>
          <table:table-cell office:value-type="percentage" office:value="0.94000555504119987" table:style-name="ce47">
            <text:p>94,0%</text:p>
          </table:table-cell>
          <table:table-cell office:value-type="float" office:value="10652" table:style-name="ce46">
            <text:p>10.652</text:p>
          </table:table-cell>
          <table:table-cell office:value-type="percentage" office:value="0.97518996612652198" table:style-name="ce47">
            <text:p>97,5%</text:p>
          </table:table-cell>
          <table:table-cell office:value-type="float" office:value="9234" table:style-name="ce46">
            <text:p>9.234</text:p>
          </table:table-cell>
          <table:table-cell office:value-type="percentage" office:value="0.84313367421475527" table:style-name="ce47">
            <text:p>84,3%</text:p>
          </table:table-cell>
          <table:table-cell office:value-type="float" office:value="9584" table:style-name="ce46">
            <text:p>9.584</text:p>
          </table:table-cell>
          <table:table-cell office:value-type="percentage" office:value="0.81977589598836709" table:style-name="ce47">
            <text:p>82,0%</text:p>
          </table:table-cell>
          <table:table-cell office:value-type="float" office:value="8641" table:style-name="ce46">
            <text:p>8.641</text:p>
          </table:table-cell>
          <table:table-cell office:value-type="percentage" office:value="0.90198329853862214" table:style-name="ce47">
            <text:p>90,2%</text:p>
          </table:table-cell>
          <table:table-cell office:value-type="float" office:value="61295" table:style-name="ce46">
            <text:p>61.295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89788474496821258" table:style-name="ce47">
            <text:p>89,8%</text:p>
          </table:table-cell>
          <table:table-cell office:value-type="percentage" office:value="0.7295113184642118" table:style-name="ce47">
            <text:p>73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0" table:style-name="ce46">
            <text:p>30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96" table:style-name="ce46">
            <text:p>3.696</text:p>
          </table:table-cell>
          <table:table-cell office:value-type="string" table:style-name="ce47">
            <text:p>-</text:p>
          </table:table-cell>
          <table:table-cell office:value-type="float" office:value="9704" table:style-name="ce46">
            <text:p>9.704</text:p>
          </table:table-cell>
          <table:table-cell office:value-type="string" table:style-name="ce47">
            <text:p>-</text:p>
          </table:table-cell>
          <table:table-cell office:value-type="float" office:value="22749" table:style-name="ce46">
            <text:p>22.749</text:p>
          </table:table-cell>
          <table:table-cell office:value-type="string" table:style-name="ce47">
            <text:p>-</text:p>
          </table:table-cell>
          <table:table-cell office:value-type="float" office:value="32895" table:style-name="ce46">
            <text:p>32.895</text:p>
          </table:table-cell>
          <table:table-cell office:value-type="string" table:style-name="ce47">
            <text:p>-</text:p>
          </table:table-cell>
          <table:table-cell office:value-type="float" office:value="25055" table:style-name="ce46">
            <text:p>25.055</text:p>
          </table:table-cell>
          <table:table-cell office:value-type="string" table:style-name="ce47">
            <text:p>-</text:p>
          </table:table-cell>
          <table:table-cell office:value-type="float" office:value="1229" table:style-name="ce46">
            <text:p>1.229</text:p>
          </table:table-cell>
          <table:table-cell office:value-type="string" table:style-name="ce47">
            <text:p>-</text:p>
          </table:table-cell>
          <table:table-cell office:value-type="float" office:value="95378" table:style-name="ce46">
            <text:p>95.37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52" table:style-name="ce49">
            <text:p>52</text:p>
          </table:table-cell>
          <table:table-cell office:value-type="string" table:style-name="ce50">
            <text:p>-</text:p>
          </table:table-cell>
          <table:table-cell office:value-type="float" office:value="311" table:style-name="ce49">
            <text:p>311</text:p>
          </table:table-cell>
          <table:table-cell office:value-type="string" table:style-name="ce50">
            <text:p>-</text:p>
          </table:table-cell>
          <table:table-cell office:value-type="float" office:value="908" table:style-name="ce49">
            <text:p>908</text:p>
          </table:table-cell>
          <table:table-cell office:value-type="string" table:style-name="ce50">
            <text:p>-</text:p>
          </table:table-cell>
          <table:table-cell office:value-type="float" office:value="1895" table:style-name="ce49">
            <text:p>1.895</text:p>
          </table:table-cell>
          <table:table-cell office:value-type="string" table:style-name="ce50">
            <text:p>-</text:p>
          </table:table-cell>
          <table:table-cell office:value-type="float" office:value="2351" table:style-name="ce49">
            <text:p>2.351</text:p>
          </table:table-cell>
          <table:table-cell office:value-type="string" table:style-name="ce50">
            <text:p>-</text:p>
          </table:table-cell>
          <table:table-cell office:value-type="float" office:value="2076" table:style-name="ce49">
            <text:p>2.076</text:p>
          </table:table-cell>
          <table:table-cell office:value-type="string" table:style-name="ce50">
            <text:p>-</text:p>
          </table:table-cell>
          <table:table-cell office:value-type="float" office:value="265" table:style-name="ce49">
            <text:p>265</text:p>
          </table:table-cell>
          <table:table-cell office:value-type="string" table:style-name="ce50">
            <text:p>-</text:p>
          </table:table-cell>
          <table:table-cell office:value-type="float" office:value="7891" table:style-name="ce49">
            <text:p>7.891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9210" table:style-name="ce53">
            <text:p>2.949.210</text:p>
          </table:table-cell>
          <table:table-cell office:value-type="percentage" office:value="1" table:style-name="ce54">
            <text:p>100,0%</text:p>
          </table:table-cell>
          <table:table-cell office:value-type="float" office:value="3963942" table:style-name="ce53">
            <text:p>3.963.942</text:p>
          </table:table-cell>
          <table:table-cell office:value-type="percentage" office:value="0.99177172703660832" table:style-name="ce54">
            <text:p>99,2%</text:p>
          </table:table-cell>
          <table:table-cell office:value-type="float" office:value="5328004" table:style-name="ce53">
            <text:p>5.328.004</text:p>
          </table:table-cell>
          <table:table-cell office:value-type="percentage" office:value="0.96738070251250075" table:style-name="ce54">
            <text:p>96,7%</text:p>
          </table:table-cell>
          <table:table-cell office:value-type="float" office:value="6756819" table:style-name="ce53">
            <text:p>6.756.819</text:p>
          </table:table-cell>
          <table:table-cell office:value-type="percentage" office:value="0.94769846308000572" table:style-name="ce54">
            <text:p>94,8%</text:p>
          </table:table-cell>
          <table:table-cell office:value-type="float" office:value="7112106" table:style-name="ce53">
            <text:p>7.112.106</text:p>
          </table:table-cell>
          <table:table-cell office:value-type="percentage" office:value="0.9098478560558223" table:style-name="ce54">
            <text:p>91,0%</text:p>
          </table:table-cell>
          <table:table-cell office:value-type="float" office:value="5097753" table:style-name="ce53">
            <text:p>5.097.753</text:p>
          </table:table-cell>
          <table:table-cell office:value-type="percentage" office:value="0.85791582660442067" table:style-name="ce54">
            <text:p>85,8%</text:p>
          </table:table-cell>
          <table:table-cell office:value-type="float" office:value="4213588" table:style-name="ce53">
            <text:p>4.213.588</text:p>
          </table:table-cell>
          <table:table-cell office:value-type="percentage" office:value="0.85561948623290596" table:style-name="ce54">
            <text:p>85,6%</text:p>
          </table:table-cell>
          <table:table-cell office:value-type="float" office:value="3584518" table:style-name="ce53">
            <text:p>3.584.518</text:p>
          </table:table-cell>
          <table:table-cell office:value-type="percentage" office:value="0.8997369954833907" table:style-name="ce54">
            <text:p>90,0%</text:p>
          </table:table-cell>
          <table:table-cell office:value-type="float" office:value="39005940" table:style-name="ce53">
            <text:p>39.005.940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2463931461189086" table:style-name="ce54">
            <text:p>92,5%</text:p>
          </table:table-cell>
          <table:table-cell office:value-type="percentage" office:value="0.82293274855213849" table:style-name="ce54">
            <text:p>82,3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0189" table:style-name="ce43">
            <text:p>430.189</text:p>
          </table:table-cell>
          <table:table-cell office:value-type="percentage" office:value="1" table:style-name="ce44">
            <text:p>100,0%</text:p>
          </table:table-cell>
          <table:table-cell office:value-type="float" office:value="652040" table:style-name="ce43">
            <text:p>652.040</text:p>
          </table:table-cell>
          <table:table-cell office:value-type="percentage" office:value="0.99651089752308875" table:style-name="ce44">
            <text:p>99,7%</text:p>
          </table:table-cell>
          <table:table-cell office:value-type="float" office:value="928805" table:style-name="ce43">
            <text:p>928.805</text:p>
          </table:table-cell>
          <table:table-cell office:value-type="percentage" office:value="0.96929335263282579" table:style-name="ce44">
            <text:p>96,9%</text:p>
          </table:table-cell>
          <table:table-cell office:value-type="float" office:value="1216279" table:style-name="ce43">
            <text:p>1.216.279</text:p>
          </table:table-cell>
          <table:table-cell office:value-type="percentage" office:value="0.94461595335785975" table:style-name="ce44">
            <text:p>94,5%</text:p>
          </table:table-cell>
          <table:table-cell office:value-type="float" office:value="1256169" table:style-name="ce43">
            <text:p>1.256.169</text:p>
          </table:table-cell>
          <table:table-cell office:value-type="percentage" office:value="0.90741626310375512" table:style-name="ce44">
            <text:p>90,7%</text:p>
          </table:table-cell>
          <table:table-cell office:value-type="float" office:value="936403" table:style-name="ce43">
            <text:p>936.403</text:p>
          </table:table-cell>
          <table:table-cell office:value-type="percentage" office:value="0.84990556130890849" table:style-name="ce44">
            <text:p>85,0%</text:p>
          </table:table-cell>
          <table:table-cell office:value-type="float" office:value="775542" table:style-name="ce43">
            <text:p>775.542</text:p>
          </table:table-cell>
          <table:table-cell office:value-type="percentage" office:value="0.83741707266507726" table:style-name="ce44">
            <text:p>83,7%</text:p>
          </table:table-cell>
          <table:table-cell office:value-type="float" office:value="683474" table:style-name="ce43">
            <text:p>683.474</text:p>
          </table:table-cell>
          <table:table-cell office:value-type="percentage" office:value="0.88435988541054755" table:style-name="ce44">
            <text:p>88,4%</text:p>
          </table:table-cell>
          <table:table-cell office:value-type="float" office:value="6878901" table:style-name="ce43">
            <text:p>6.878.901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1620889970105246" table:style-name="ce44">
            <text:p>91,6%</text:p>
          </table:table-cell>
          <table:table-cell office:value-type="percentage" office:value="0.80907144571821676" table:style-name="ce44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451" table:style-name="ce46">
            <text:p>100.451</text:p>
          </table:table-cell>
          <table:table-cell office:value-type="percentage" office:value="1" table:style-name="ce47">
            <text:p>100,0%</text:p>
          </table:table-cell>
          <table:table-cell office:value-type="float" office:value="119064" table:style-name="ce46">
            <text:p>119.064</text:p>
          </table:table-cell>
          <table:table-cell office:value-type="percentage" office:value="0.99531034482758618" table:style-name="ce47">
            <text:p>99,5%</text:p>
          </table:table-cell>
          <table:table-cell office:value-type="float" office:value="154065" table:style-name="ce46">
            <text:p>154.065</text:p>
          </table:table-cell>
          <table:table-cell office:value-type="percentage" office:value="0.9550864794495072" table:style-name="ce47">
            <text:p>95,5%</text:p>
          </table:table-cell>
          <table:table-cell office:value-type="float" office:value="186095" table:style-name="ce46">
            <text:p>186.095</text:p>
          </table:table-cell>
          <table:table-cell office:value-type="percentage" office:value="0.92598397770811569" table:style-name="ce47">
            <text:p>92,6%</text:p>
          </table:table-cell>
          <table:table-cell office:value-type="float" office:value="188784" table:style-name="ce46">
            <text:p>188.784</text:p>
          </table:table-cell>
          <table:table-cell office:value-type="percentage" office:value="0.88366715503400628" table:style-name="ce47">
            <text:p>88,4%</text:p>
          </table:table-cell>
          <table:table-cell office:value-type="float" office:value="127287" table:style-name="ce46">
            <text:p>127.287</text:p>
          </table:table-cell>
          <table:table-cell office:value-type="percentage" office:value="0.80419894110362777" table:style-name="ce47">
            <text:p>80,4%</text:p>
          </table:table-cell>
          <table:table-cell office:value-type="float" office:value="105547" table:style-name="ce46">
            <text:p>105.547</text:p>
          </table:table-cell>
          <table:table-cell office:value-type="percentage" office:value="0.80694658939739139" table:style-name="ce47">
            <text:p>80,7%</text:p>
          </table:table-cell>
          <table:table-cell office:value-type="float" office:value="89472" table:style-name="ce46">
            <text:p>89.472</text:p>
          </table:table-cell>
          <table:table-cell office:value-type="percentage" office:value="0.83589786709268754" table:style-name="ce47">
            <text:p>83,6%</text:p>
          </table:table-cell>
          <table:table-cell office:value-type="float" office:value="1070765" table:style-name="ce46">
            <text:p>1.070.765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002503766579677" table:style-name="ce47">
            <text:p>90,0%</text:p>
          </table:table-cell>
          <table:table-cell office:value-type="percentage" office:value="0.80440121310192148" table:style-name="ce47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305" table:style-name="ce46">
            <text:p>88.305</text:p>
          </table:table-cell>
          <table:table-cell office:value-type="percentage" office:value="1" table:style-name="ce47">
            <text:p>100,0%</text:p>
          </table:table-cell>
          <table:table-cell office:value-type="float" office:value="114098" table:style-name="ce46">
            <text:p>114.098</text:p>
          </table:table-cell>
          <table:table-cell office:value-type="percentage" office:value="1" table:style-name="ce47">
            <text:p>100,0%</text:p>
          </table:table-cell>
          <table:table-cell office:value-type="float" office:value="147833" table:style-name="ce46">
            <text:p>147.833</text:p>
          </table:table-cell>
          <table:table-cell office:value-type="percentage" office:value="0.97264951641555364" table:style-name="ce47">
            <text:p>97,3%</text:p>
          </table:table-cell>
          <table:table-cell office:value-type="float" office:value="152899" table:style-name="ce46">
            <text:p>152.899</text:p>
          </table:table-cell>
          <table:table-cell office:value-type="percentage" office:value="0.94333767267387691" table:style-name="ce47">
            <text:p>94,3%</text:p>
          </table:table-cell>
          <table:table-cell office:value-type="float" office:value="150695" table:style-name="ce46">
            <text:p>150.695</text:p>
          </table:table-cell>
          <table:table-cell office:value-type="percentage" office:value="0.90823891031822568" table:style-name="ce47">
            <text:p>90,8%</text:p>
          </table:table-cell>
          <table:table-cell office:value-type="float" office:value="90609" table:style-name="ce46">
            <text:p>90.609</text:p>
          </table:table-cell>
          <table:table-cell office:value-type="percentage" office:value="0.83440616625687214" table:style-name="ce47">
            <text:p>83,4%</text:p>
          </table:table-cell>
          <table:table-cell office:value-type="float" office:value="66287" table:style-name="ce46">
            <text:p>66.287</text:p>
          </table:table-cell>
          <table:table-cell office:value-type="percentage" office:value="0.83651346508164859" table:style-name="ce47">
            <text:p>83,7%</text:p>
          </table:table-cell>
          <table:table-cell office:value-type="float" office:value="60460" table:style-name="ce46">
            <text:p>60.460</text:p>
          </table:table-cell>
          <table:table-cell office:value-type="percentage" office:value="0.92650484246659315" table:style-name="ce47">
            <text:p>92,7%</text:p>
          </table:table-cell>
          <table:table-cell office:value-type="float" office:value="871186" table:style-name="ce46">
            <text:p>871.186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3630910734302975" table:style-name="ce47">
            <text:p>93,6%</text:p>
          </table:table-cell>
          <table:table-cell office:value-type="percentage" office:value="0.86010016892275465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249" table:style-name="ce46">
            <text:p>51.249</text:p>
          </table:table-cell>
          <table:table-cell office:value-type="percentage" office:value="0.95554975481513249" table:style-name="ce47">
            <text:p>95,6%</text:p>
          </table:table-cell>
          <table:table-cell office:value-type="float" office:value="79406" table:style-name="ce46">
            <text:p>79.406</text:p>
          </table:table-cell>
          <table:table-cell office:value-type="percentage" office:value="0.91026434647041288" table:style-name="ce47">
            <text:p>91,0%</text:p>
          </table:table-cell>
          <table:table-cell office:value-type="float" office:value="111179" table:style-name="ce46">
            <text:p>111.179</text:p>
          </table:table-cell>
          <table:table-cell office:value-type="percentage" office:value="0.87272456100413676" table:style-name="ce47">
            <text:p>87,3%</text:p>
          </table:table-cell>
          <table:table-cell office:value-type="float" office:value="151659" table:style-name="ce46">
            <text:p>151.659</text:p>
          </table:table-cell>
          <table:table-cell office:value-type="percentage" office:value="0.85437839421321859" table:style-name="ce47">
            <text:p>85,4%</text:p>
          </table:table-cell>
          <table:table-cell office:value-type="float" office:value="170814" table:style-name="ce46">
            <text:p>170.814</text:p>
          </table:table-cell>
          <table:table-cell office:value-type="percentage" office:value="0.78853122706268497" table:style-name="ce47">
            <text:p>78,9%</text:p>
          </table:table-cell>
          <table:table-cell office:value-type="float" office:value="131033" table:style-name="ce46">
            <text:p>131.033</text:p>
          </table:table-cell>
          <table:table-cell office:value-type="percentage" office:value="0.71195401174699946" table:style-name="ce47">
            <text:p>71,2%</text:p>
          </table:table-cell>
          <table:table-cell office:value-type="float" office:value="100796" table:style-name="ce46">
            <text:p>100.796</text:p>
          </table:table-cell>
          <table:table-cell office:value-type="percentage" office:value="0.73459511853833093" table:style-name="ce47">
            <text:p>73,5%</text:p>
          </table:table-cell>
          <table:table-cell office:value-type="float" office:value="78359" table:style-name="ce46">
            <text:p>78.359</text:p>
          </table:table-cell>
          <table:table-cell office:value-type="percentage" office:value="0.7872428066227295" table:style-name="ce47">
            <text:p>78,7%</text:p>
          </table:table-cell>
          <table:table-cell office:value-type="float" office:value="874495" table:style-name="ce46">
            <text:p>874.495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073352062016993" table:style-name="ce47">
            <text:p>80,7%</text:p>
          </table:table-cell>
          <table:table-cell office:value-type="percentage" office:value="0.71693140128302346" table:style-name="ce47">
            <text:p>71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394" table:style-name="ce46">
            <text:p>92.394</text:p>
          </table:table-cell>
          <table:table-cell office:value-type="percentage" office:value="0.92060740120762841" table:style-name="ce47">
            <text:p>92,1%</text:p>
          </table:table-cell>
          <table:table-cell office:value-type="float" office:value="151071" table:style-name="ce46">
            <text:p>151.071</text:p>
          </table:table-cell>
          <table:table-cell office:value-type="percentage" office:value="0.90220727876449724" table:style-name="ce47">
            <text:p>90,2%</text:p>
          </table:table-cell>
          <table:table-cell office:value-type="float" office:value="222746" table:style-name="ce46">
            <text:p>222.746</text:p>
          </table:table-cell>
          <table:table-cell office:value-type="percentage" office:value="0.88547633718272345" table:style-name="ce47">
            <text:p>88,5%</text:p>
          </table:table-cell>
          <table:table-cell office:value-type="float" office:value="321002" table:style-name="ce46">
            <text:p>321.002</text:p>
          </table:table-cell>
          <table:table-cell office:value-type="percentage" office:value="0.87170296024135974" table:style-name="ce47">
            <text:p>87,2%</text:p>
          </table:table-cell>
          <table:table-cell office:value-type="float" office:value="318115" table:style-name="ce46">
            <text:p>318.115</text:p>
          </table:table-cell>
          <table:table-cell office:value-type="percentage" office:value="0.80718336483931952" table:style-name="ce47">
            <text:p>80,7%</text:p>
          </table:table-cell>
          <table:table-cell office:value-type="float" office:value="228792" table:style-name="ce46">
            <text:p>228.792</text:p>
          </table:table-cell>
          <table:table-cell office:value-type="percentage" office:value="0.73128727681853345" table:style-name="ce47">
            <text:p>73,1%</text:p>
          </table:table-cell>
          <table:table-cell office:value-type="float" office:value="185543" table:style-name="ce46">
            <text:p>185.543</text:p>
          </table:table-cell>
          <table:table-cell office:value-type="percentage" office:value="0.72855959257237768" table:style-name="ce47">
            <text:p>72,9%</text:p>
          </table:table-cell>
          <table:table-cell office:value-type="float" office:value="152141" table:style-name="ce46">
            <text:p>152.141</text:p>
          </table:table-cell>
          <table:table-cell office:value-type="percentage" office:value="0.82566412503731035" table:style-name="ce47">
            <text:p>82,6%</text:p>
          </table:table-cell>
          <table:table-cell office:value-type="float" office:value="1671804" table:style-name="ce46">
            <text:p>1.671.804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2212604492816121" table:style-name="ce47">
            <text:p>82,2%</text:p>
          </table:table-cell>
          <table:table-cell office:value-type="percentage" office:value="0.74488820688576607" table:style-name="ce47">
            <text:p>74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194" table:style-name="ce46">
            <text:p>42.194</text:p>
          </table:table-cell>
          <table:table-cell office:value-type="percentage" office:value="1" table:style-name="ce47">
            <text:p>100,0%</text:p>
          </table:table-cell>
          <table:table-cell office:value-type="float" office:value="55992" table:style-name="ce46">
            <text:p>55.992</text:p>
          </table:table-cell>
          <table:table-cell office:value-type="percentage" office:value="1" table:style-name="ce47">
            <text:p>100,0%</text:p>
          </table:table-cell>
          <table:table-cell office:value-type="float" office:value="76733" table:style-name="ce46">
            <text:p>76.733</text:p>
          </table:table-cell>
          <table:table-cell office:value-type="percentage" office:value="0.96815423243372822" table:style-name="ce47">
            <text:p>96,8%</text:p>
          </table:table-cell>
          <table:table-cell office:value-type="float" office:value="84525" table:style-name="ce46">
            <text:p>84.525</text:p>
          </table:table-cell>
          <table:table-cell office:value-type="percentage" office:value="0.92915246784654282" table:style-name="ce47">
            <text:p>92,9%</text:p>
          </table:table-cell>
          <table:table-cell office:value-type="float" office:value="88431" table:style-name="ce46">
            <text:p>88.431</text:p>
          </table:table-cell>
          <table:table-cell office:value-type="percentage" office:value="0.90804633109481858" table:style-name="ce47">
            <text:p>90,8%</text:p>
          </table:table-cell>
          <table:table-cell office:value-type="float" office:value="55634" table:style-name="ce46">
            <text:p>55.634</text:p>
          </table:table-cell>
          <table:table-cell office:value-type="percentage" office:value="0.82840465767295035" table:style-name="ce47">
            <text:p>82,8%</text:p>
          </table:table-cell>
          <table:table-cell office:value-type="float" office:value="42100" table:style-name="ce46">
            <text:p>42.100</text:p>
          </table:table-cell>
          <table:table-cell office:value-type="percentage" office:value="0.82755096023430896" table:style-name="ce47">
            <text:p>82,8%</text:p>
          </table:table-cell>
          <table:table-cell office:value-type="float" office:value="40958" table:style-name="ce46">
            <text:p>40.958</text:p>
          </table:table-cell>
          <table:table-cell office:value-type="percentage" office:value="0.90448954353730981" table:style-name="ce47">
            <text:p>90,4%</text:p>
          </table:table-cell>
          <table:table-cell office:value-type="float" office:value="486567" table:style-name="ce46">
            <text:p>486.567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231684317973976" table:style-name="ce47">
            <text:p>92,3%</text:p>
          </table:table-cell>
          <table:table-cell office:value-type="percentage" office:value="0.83365515587119099" table:style-name="ce47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953" table:style-name="ce46">
            <text:p>227.953</text:p>
          </table:table-cell>
          <table:table-cell office:value-type="percentage" office:value="1" table:style-name="ce47">
            <text:p>100,0%</text:p>
          </table:table-cell>
          <table:table-cell office:value-type="float" office:value="250423" table:style-name="ce46">
            <text:p>250.423</text:p>
          </table:table-cell>
          <table:table-cell office:value-type="percentage" office:value="1" table:style-name="ce47">
            <text:p>100,0%</text:p>
          </table:table-cell>
          <table:table-cell office:value-type="float" office:value="322150" table:style-name="ce46">
            <text:p>322.150</text:p>
          </table:table-cell>
          <table:table-cell office:value-type="percentage" office:value="0.98443664188386004" table:style-name="ce47">
            <text:p>98,4%</text:p>
          </table:table-cell>
          <table:table-cell office:value-type="float" office:value="352722" table:style-name="ce46">
            <text:p>352.722</text:p>
          </table:table-cell>
          <table:table-cell office:value-type="percentage" office:value="0.92528652712596704" table:style-name="ce47">
            <text:p>92,5%</text:p>
          </table:table-cell>
          <table:table-cell office:value-type="float" office:value="320350" table:style-name="ce46">
            <text:p>320.350</text:p>
          </table:table-cell>
          <table:table-cell office:value-type="percentage" office:value="0.88936208016612905" table:style-name="ce47">
            <text:p>88,9%</text:p>
          </table:table-cell>
          <table:table-cell office:value-type="float" office:value="212415" table:style-name="ce46">
            <text:p>212.415</text:p>
          </table:table-cell>
          <table:table-cell office:value-type="percentage" office:value="0.82044557400097329" table:style-name="ce47">
            <text:p>82,0%</text:p>
          </table:table-cell>
          <table:table-cell office:value-type="float" office:value="173099" table:style-name="ce46">
            <text:p>173.099</text:p>
          </table:table-cell>
          <table:table-cell office:value-type="percentage" office:value="0.81735677286227626" table:style-name="ce47">
            <text:p>81,7%</text:p>
          </table:table-cell>
          <table:table-cell office:value-type="float" office:value="142695" table:style-name="ce46">
            <text:p>142.695</text:p>
          </table:table-cell>
          <table:table-cell office:value-type="percentage" office:value="0.84837512931188241" table:style-name="ce47">
            <text:p>84,8%</text:p>
          </table:table-cell>
          <table:table-cell office:value-type="float" office:value="2001807" table:style-name="ce46">
            <text:p>2.001.807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2157904453147554" table:style-name="ce47">
            <text:p>92,2%</text:p>
          </table:table-cell>
          <table:table-cell office:value-type="percentage" office:value="0.83875215836094874" table:style-name="ce47">
            <text:p>83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349" table:style-name="ce46">
            <text:p>137.349</text:p>
          </table:table-cell>
          <table:table-cell office:value-type="percentage" office:value="1" table:style-name="ce47">
            <text:p>100,0%</text:p>
          </table:table-cell>
          <table:table-cell office:value-type="float" office:value="158305" table:style-name="ce46">
            <text:p>158.305</text:p>
          </table:table-cell>
          <table:table-cell office:value-type="percentage" office:value="1" table:style-name="ce47">
            <text:p>100,0%</text:p>
          </table:table-cell>
          <table:table-cell office:value-type="float" office:value="219710" table:style-name="ce46">
            <text:p>219.710</text:p>
          </table:table-cell>
          <table:table-cell office:value-type="percentage" office:value="0.96352202361113548" table:style-name="ce47">
            <text:p>96,4%</text:p>
          </table:table-cell>
          <table:table-cell office:value-type="float" office:value="282146" table:style-name="ce46">
            <text:p>282.146</text:p>
          </table:table-cell>
          <table:table-cell office:value-type="percentage" office:value="0.90603615204539401" table:style-name="ce47">
            <text:p>90,6%</text:p>
          </table:table-cell>
          <table:table-cell office:value-type="float" office:value="281377" table:style-name="ce46">
            <text:p>281.377</text:p>
          </table:table-cell>
          <table:table-cell office:value-type="percentage" office:value="0.85090162422394999" table:style-name="ce47">
            <text:p>85,1%</text:p>
          </table:table-cell>
          <table:table-cell office:value-type="float" office:value="200886" table:style-name="ce46">
            <text:p>200.886</text:p>
          </table:table-cell>
          <table:table-cell office:value-type="percentage" office:value="0.77938009939825648" table:style-name="ce47">
            <text:p>77,9%</text:p>
          </table:table-cell>
          <table:table-cell office:value-type="float" office:value="168813" table:style-name="ce46">
            <text:p>168.813</text:p>
          </table:table-cell>
          <table:table-cell office:value-type="percentage" office:value="0.77086377584569299" table:style-name="ce47">
            <text:p>77,1%</text:p>
          </table:table-cell>
          <table:table-cell office:value-type="float" office:value="148816" table:style-name="ce46">
            <text:p>148.816</text:p>
          </table:table-cell>
          <table:table-cell office:value-type="percentage" office:value="0.83691006433616777" table:style-name="ce47">
            <text:p>83,7%</text:p>
          </table:table-cell>
          <table:table-cell office:value-type="float" office:value="1597402" table:style-name="ce46">
            <text:p>1.597.402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87958693495117513" table:style-name="ce47">
            <text:p>88,0%</text:p>
          </table:table-cell>
          <table:table-cell office:value-type="percentage" office:value="0.77973168750634558" table:style-name="ce47">
            <text:p>78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4739" table:style-name="ce46">
            <text:p>454.739</text:p>
          </table:table-cell>
          <table:table-cell office:value-type="percentage" office:value="1" table:style-name="ce47">
            <text:p>100,0%</text:p>
          </table:table-cell>
          <table:table-cell office:value-type="float" office:value="617098" table:style-name="ce46">
            <text:p>617.098</text:p>
          </table:table-cell>
          <table:table-cell office:value-type="percentage" office:value="0.97068279914933242" table:style-name="ce47">
            <text:p>97,1%</text:p>
          </table:table-cell>
          <table:table-cell office:value-type="float" office:value="793438" table:style-name="ce46">
            <text:p>793.438</text:p>
          </table:table-cell>
          <table:table-cell office:value-type="percentage" office:value="0.93073652995246836" table:style-name="ce47">
            <text:p>93,1%</text:p>
          </table:table-cell>
          <table:table-cell office:value-type="float" office:value="1031048" table:style-name="ce46">
            <text:p>1.031.048</text:p>
          </table:table-cell>
          <table:table-cell office:value-type="percentage" office:value="0.93953623151427779" table:style-name="ce47">
            <text:p>94,0%</text:p>
          </table:table-cell>
          <table:table-cell office:value-type="float" office:value="1141942" table:style-name="ce46">
            <text:p>1.141.942</text:p>
          </table:table-cell>
          <table:table-cell office:value-type="percentage" office:value="0.8952686334308092" table:style-name="ce47">
            <text:p>89,5%</text:p>
          </table:table-cell>
          <table:table-cell office:value-type="float" office:value="799127" table:style-name="ce46">
            <text:p>799.127</text:p>
          </table:table-cell>
          <table:table-cell office:value-type="percentage" office:value="0.82671617209515968" table:style-name="ce47">
            <text:p>82,7%</text:p>
          </table:table-cell>
          <table:table-cell office:value-type="float" office:value="662568" table:style-name="ce46">
            <text:p>662.568</text:p>
          </table:table-cell>
          <table:table-cell office:value-type="percentage" office:value="0.79919039767251387" table:style-name="ce47">
            <text:p>79,9%</text:p>
          </table:table-cell>
          <table:table-cell office:value-type="float" office:value="555345" table:style-name="ce46">
            <text:p>555.345</text:p>
          </table:table-cell>
          <table:table-cell office:value-type="percentage" office:value="0.82719035752640524" table:style-name="ce47">
            <text:p>82,7%</text:p>
          </table:table-cell>
          <table:table-cell office:value-type="float" office:value="6055305" table:style-name="ce46">
            <text:p>6.055.305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892794954716713" table:style-name="ce47">
            <text:p>89,3%</text:p>
          </table:table-cell>
          <table:table-cell office:value-type="percentage" office:value="0.78935018829388104" table:style-name="ce47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402" table:style-name="ce46">
            <text:p>293.402</text:p>
          </table:table-cell>
          <table:table-cell office:value-type="percentage" office:value="1" table:style-name="ce47">
            <text:p>100,0%</text:p>
          </table:table-cell>
          <table:table-cell office:value-type="float" office:value="432933" table:style-name="ce46">
            <text:p>432.933</text:p>
          </table:table-cell>
          <table:table-cell office:value-type="percentage" office:value="0.98443980571927525" table:style-name="ce47">
            <text:p>98,4%</text:p>
          </table:table-cell>
          <table:table-cell office:value-type="float" office:value="569423" table:style-name="ce46">
            <text:p>569.423</text:p>
          </table:table-cell>
          <table:table-cell office:value-type="percentage" office:value="0.9535837492045417" table:style-name="ce47">
            <text:p>95,4%</text:p>
          </table:table-cell>
          <table:table-cell office:value-type="float" office:value="714298" table:style-name="ce46">
            <text:p>714.298</text:p>
          </table:table-cell>
          <table:table-cell office:value-type="percentage" office:value="0.93703495754929844" table:style-name="ce47">
            <text:p>93,7%</text:p>
          </table:table-cell>
          <table:table-cell office:value-type="float" office:value="754497" table:style-name="ce46">
            <text:p>754.497</text:p>
          </table:table-cell>
          <table:table-cell office:value-type="percentage" office:value="0.89743827634072104" table:style-name="ce47">
            <text:p>89,7%</text:p>
          </table:table-cell>
          <table:table-cell office:value-type="float" office:value="514033" table:style-name="ce46">
            <text:p>514.033</text:p>
          </table:table-cell>
          <table:table-cell office:value-type="percentage" office:value="0.83729502655879173" table:style-name="ce47">
            <text:p>83,7%</text:p>
          </table:table-cell>
          <table:table-cell office:value-type="float" office:value="429322" table:style-name="ce46">
            <text:p>429.322</text:p>
          </table:table-cell>
          <table:table-cell office:value-type="percentage" office:value="0.8372554717194548" table:style-name="ce47">
            <text:p>83,7%</text:p>
          </table:table-cell>
          <table:table-cell office:value-type="float" office:value="377094" table:style-name="ce46">
            <text:p>377.094</text:p>
          </table:table-cell>
          <table:table-cell office:value-type="percentage" office:value="0.87135169108693089" table:style-name="ce47">
            <text:p>87,1%</text:p>
          </table:table-cell>
          <table:table-cell office:value-type="float" office:value="4085002" table:style-name="ce46">
            <text:p>4.085.002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0938966070098437" table:style-name="ce47">
            <text:p>90,9%</text:p>
          </table:table-cell>
          <table:table-cell office:value-type="percentage" office:value="0.80938489749942788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617" table:style-name="ce46">
            <text:p>77.617</text:p>
          </table:table-cell>
          <table:table-cell office:value-type="percentage" office:value="1" table:style-name="ce47">
            <text:p>100,0%</text:p>
          </table:table-cell>
          <table:table-cell office:value-type="float" office:value="95680" table:style-name="ce46">
            <text:p>95.680</text:p>
          </table:table-cell>
          <table:table-cell office:value-type="percentage" office:value="1" table:style-name="ce47">
            <text:p>100,0%</text:p>
          </table:table-cell>
          <table:table-cell office:value-type="float" office:value="132323" table:style-name="ce46">
            <text:p>132.323</text:p>
          </table:table-cell>
          <table:table-cell office:value-type="percentage" office:value="1.0125339556949917" table:style-name="ce47">
            <text:p>101,3%</text:p>
          </table:table-cell>
          <table:table-cell office:value-type="float" office:value="161093" table:style-name="ce46">
            <text:p>161.093</text:p>
          </table:table-cell>
          <table:table-cell office:value-type="percentage" office:value="0.95915523985877005" table:style-name="ce47">
            <text:p>95,9%</text:p>
          </table:table-cell>
          <table:table-cell office:value-type="float" office:value="145379" table:style-name="ce46">
            <text:p>145.379</text:p>
          </table:table-cell>
          <table:table-cell office:value-type="percentage" office:value="0.92283033719276863" table:style-name="ce47">
            <text:p>92,3%</text:p>
          </table:table-cell>
          <table:table-cell office:value-type="float" office:value="112125" table:style-name="ce46">
            <text:p>112.125</text:p>
          </table:table-cell>
          <table:table-cell office:value-type="percentage" office:value="0.86354954483141044" table:style-name="ce47">
            <text:p>86,4%</text:p>
          </table:table-cell>
          <table:table-cell office:value-type="float" office:value="92331" table:style-name="ce46">
            <text:p>92.331</text:p>
          </table:table-cell>
          <table:table-cell office:value-type="percentage" office:value="0.82067623060103456" table:style-name="ce47">
            <text:p>82,1%</text:p>
          </table:table-cell>
          <table:table-cell office:value-type="float" office:value="77527" table:style-name="ce46">
            <text:p>77.527</text:p>
          </table:table-cell>
          <table:table-cell office:value-type="percentage" office:value="0.90453744647586598" table:style-name="ce47">
            <text:p>90,5%</text:p>
          </table:table-cell>
          <table:table-cell office:value-type="float" office:value="894075" table:style-name="ce46">
            <text:p>894.075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4124056469696493" table:style-name="ce47">
            <text:p>94,1%</text:p>
          </table:table-cell>
          <table:table-cell office:value-type="percentage" office:value="0.84506223540854009" table:style-name="ce47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398" table:style-name="ce46">
            <text:p>241.398</text:p>
          </table:table-cell>
          <table:table-cell office:value-type="percentage" office:value="1" table:style-name="ce47">
            <text:p>100,0%</text:p>
          </table:table-cell>
          <table:table-cell office:value-type="float" office:value="290999" table:style-name="ce46">
            <text:p>290.999</text:p>
          </table:table-cell>
          <table:table-cell office:value-type="percentage" office:value="0.99660946131532357" table:style-name="ce47">
            <text:p>99,7%</text:p>
          </table:table-cell>
          <table:table-cell office:value-type="float" office:value="347061" table:style-name="ce46">
            <text:p>347.061</text:p>
          </table:table-cell>
          <table:table-cell office:value-type="percentage" office:value="0.98160173772364989" table:style-name="ce47">
            <text:p>98,2%</text:p>
          </table:table-cell>
          <table:table-cell office:value-type="float" office:value="391515" table:style-name="ce46">
            <text:p>391.515</text:p>
          </table:table-cell>
          <table:table-cell office:value-type="percentage" office:value="0.95678152492668622" table:style-name="ce47">
            <text:p>95,7%</text:p>
          </table:table-cell>
          <table:table-cell office:value-type="float" office:value="409143" table:style-name="ce46">
            <text:p>409.143</text:p>
          </table:table-cell>
          <table:table-cell office:value-type="percentage" office:value="0.92391331347651617" table:style-name="ce47">
            <text:p>92,4%</text:p>
          </table:table-cell>
          <table:table-cell office:value-type="float" office:value="264849" table:style-name="ce46">
            <text:p>264.849</text:p>
          </table:table-cell>
          <table:table-cell office:value-type="percentage" office:value="0.85823304104368792" table:style-name="ce47">
            <text:p>85,8%</text:p>
          </table:table-cell>
          <table:table-cell office:value-type="float" office:value="199552" table:style-name="ce46">
            <text:p>199.552</text:p>
          </table:table-cell>
          <table:table-cell office:value-type="percentage" office:value="0.8662539828617567" table:style-name="ce47">
            <text:p>86,6%</text:p>
          </table:table-cell>
          <table:table-cell office:value-type="float" office:value="172098" table:style-name="ce46">
            <text:p>172.098</text:p>
          </table:table-cell>
          <table:table-cell office:value-type="percentage" office:value="0.93866175058905665" table:style-name="ce47">
            <text:p>93,9%</text:p>
          </table:table-cell>
          <table:table-cell office:value-type="float" office:value="2316615" table:style-name="ce46">
            <text:p>2.316.615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431983769568919" table:style-name="ce47">
            <text:p>94,3%</text:p>
          </table:table-cell>
          <table:table-cell office:value-type="percentage" office:value="0.85899944973369191" table:style-name="ce47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250" table:style-name="ce46">
            <text:p>23.250</text:p>
          </table:table-cell>
          <table:table-cell office:value-type="percentage" office:value="1" table:style-name="ce47">
            <text:p>100,0%</text:p>
          </table:table-cell>
          <table:table-cell office:value-type="float" office:value="28639" table:style-name="ce46">
            <text:p>28.639</text:p>
          </table:table-cell>
          <table:table-cell office:value-type="percentage" office:value="1" table:style-name="ce47">
            <text:p>100,0%</text:p>
          </table:table-cell>
          <table:table-cell office:value-type="float" office:value="37964" table:style-name="ce46">
            <text:p>37.964</text:p>
          </table:table-cell>
          <table:table-cell office:value-type="percentage" office:value="0.98316672709380015" table:style-name="ce47">
            <text:p>98,3%</text:p>
          </table:table-cell>
          <table:table-cell office:value-type="float" office:value="45182" table:style-name="ce46">
            <text:p>45.182</text:p>
          </table:table-cell>
          <table:table-cell office:value-type="percentage" office:value="0.95120000000000005" table:style-name="ce47">
            <text:p>95,1%</text:p>
          </table:table-cell>
          <table:table-cell office:value-type="float" office:value="47444" table:style-name="ce46">
            <text:p>47.444</text:p>
          </table:table-cell>
          <table:table-cell office:value-type="percentage" office:value="0.91725311267496712" table:style-name="ce47">
            <text:p>91,7%</text:p>
          </table:table-cell>
          <table:table-cell office:value-type="float" office:value="31377" table:style-name="ce46">
            <text:p>31.377</text:p>
          </table:table-cell>
          <table:table-cell office:value-type="percentage" office:value="0.84720272167620692" table:style-name="ce47">
            <text:p>84,7%</text:p>
          </table:table-cell>
          <table:table-cell office:value-type="float" office:value="24418" table:style-name="ce46">
            <text:p>24.418</text:p>
          </table:table-cell>
          <table:table-cell office:value-type="percentage" office:value="0.80945435258237752" table:style-name="ce47">
            <text:p>80,9%</text:p>
          </table:table-cell>
          <table:table-cell office:value-type="float" office:value="22531" table:style-name="ce46">
            <text:p>22.531</text:p>
          </table:table-cell>
          <table:table-cell office:value-type="percentage" office:value="0.86707715989994227" table:style-name="ce47">
            <text:p>86,7%</text:p>
          </table:table-cell>
          <table:table-cell office:value-type="float" office:value="260805" table:style-name="ce46">
            <text:p>260.805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2655224723691643" table:style-name="ce47">
            <text:p>92,7%</text:p>
          </table:table-cell>
          <table:table-cell office:value-type="percentage" office:value="0.82487285562471535" table:style-name="ce47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2539" table:style-name="ce46">
            <text:p>372.539</text:p>
          </table:table-cell>
          <table:table-cell office:value-type="percentage" office:value="1" table:style-name="ce47">
            <text:p>100,0%</text:p>
          </table:table-cell>
          <table:table-cell office:value-type="float" office:value="511214" table:style-name="ce46">
            <text:p>511.214</text:p>
          </table:table-cell>
          <table:table-cell office:value-type="percentage" office:value="0.96995351484678871" table:style-name="ce47">
            <text:p>97,0%</text:p>
          </table:table-cell>
          <table:table-cell office:value-type="float" office:value="682649" table:style-name="ce46">
            <text:p>682.649</text:p>
          </table:table-cell>
          <table:table-cell office:value-type="percentage" office:value="0.94752088254971145" table:style-name="ce47">
            <text:p>94,8%</text:p>
          </table:table-cell>
          <table:table-cell office:value-type="float" office:value="942619" table:style-name="ce46">
            <text:p>942.619</text:p>
          </table:table-cell>
          <table:table-cell office:value-type="percentage" office:value="0.95237224415236432" table:style-name="ce47">
            <text:p>95,2%</text:p>
          </table:table-cell>
          <table:table-cell office:value-type="float" office:value="1031382" table:style-name="ce46">
            <text:p>1.031.382</text:p>
          </table:table-cell>
          <table:table-cell office:value-type="percentage" office:value="0.89217349331723228" table:style-name="ce47">
            <text:p>89,2%</text:p>
          </table:table-cell>
          <table:table-cell office:value-type="float" office:value="750007" table:style-name="ce46">
            <text:p>750.007</text:p>
          </table:table-cell>
          <table:table-cell office:value-type="percentage" office:value="0.83256035451199095" table:style-name="ce47">
            <text:p>83,3%</text:p>
          </table:table-cell>
          <table:table-cell office:value-type="float" office:value="602877" table:style-name="ce46">
            <text:p>602.877</text:p>
          </table:table-cell>
          <table:table-cell office:value-type="percentage" office:value="0.81961968956858544" table:style-name="ce47">
            <text:p>82,0%</text:p>
          </table:table-cell>
          <table:table-cell office:value-type="float" office:value="463658" table:style-name="ce46">
            <text:p>463.658</text:p>
          </table:table-cell>
          <table:table-cell office:value-type="percentage" office:value="0.81238041840417707" table:style-name="ce47">
            <text:p>81,2%</text:p>
          </table:table-cell>
          <table:table-cell office:value-type="float" office:value="5356945" table:style-name="ce46">
            <text:p>5.356.945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89717426562258207" table:style-name="ce47">
            <text:p>89,7%</text:p>
          </table:table-cell>
          <table:table-cell office:value-type="percentage" office:value="0.79293685392819357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385" table:style-name="ce46">
            <text:p>73.385</text:p>
          </table:table-cell>
          <table:table-cell office:value-type="percentage" office:value="1" table:style-name="ce47">
            <text:p>100,0%</text:p>
          </table:table-cell>
          <table:table-cell office:value-type="float" office:value="102930" table:style-name="ce46">
            <text:p>102.930</text:p>
          </table:table-cell>
          <table:table-cell office:value-type="percentage" office:value="0.9904543792459729" table:style-name="ce47">
            <text:p>99,0%</text:p>
          </table:table-cell>
          <table:table-cell office:value-type="float" office:value="146022" table:style-name="ce46">
            <text:p>146.022</text:p>
          </table:table-cell>
          <table:table-cell office:value-type="percentage" office:value="0.95102936674894656" table:style-name="ce47">
            <text:p>95,1%</text:p>
          </table:table-cell>
          <table:table-cell office:value-type="float" office:value="207313" table:style-name="ce46">
            <text:p>207.313</text:p>
          </table:table-cell>
          <table:table-cell office:value-type="percentage" office:value="0.95052796155944663" table:style-name="ce47">
            <text:p>95,1%</text:p>
          </table:table-cell>
          <table:table-cell office:value-type="float" office:value="231625" table:style-name="ce46">
            <text:p>231.625</text:p>
          </table:table-cell>
          <table:table-cell office:value-type="percentage" office:value="0.91744300267756707" table:style-name="ce47">
            <text:p>91,7%</text:p>
          </table:table-cell>
          <table:table-cell office:value-type="float" office:value="168467" table:style-name="ce46">
            <text:p>168.467</text:p>
          </table:table-cell>
          <table:table-cell office:value-type="percentage" office:value="0.84625315209419616" table:style-name="ce47">
            <text:p>84,6%</text:p>
          </table:table-cell>
          <table:table-cell office:value-type="float" office:value="142700" table:style-name="ce46">
            <text:p>142.700</text:p>
          </table:table-cell>
          <table:table-cell office:value-type="percentage" office:value="0.82040255491867842" table:style-name="ce47">
            <text:p>82,0%</text:p>
          </table:table-cell>
          <table:table-cell office:value-type="float" office:value="122743" table:style-name="ce46">
            <text:p>122.743</text:p>
          </table:table-cell>
          <table:table-cell office:value-type="percentage" office:value="0.8487511755269127" table:style-name="ce47">
            <text:p>84,9%</text:p>
          </table:table-cell>
          <table:table-cell office:value-type="float" office:value="1195185" table:style-name="ce46">
            <text:p>1.195.185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0708280270246067" table:style-name="ce47">
            <text:p>90,7%</text:p>
          </table:table-cell>
          <table:table-cell office:value-type="percentage" office:value="0.78990414229027495" table:style-name="ce47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98" table:style-name="ce46">
            <text:p>42.198</text:p>
          </table:table-cell>
          <table:table-cell office:value-type="percentage" office:value="1" table:style-name="ce47">
            <text:p>100,0%</text:p>
          </table:table-cell>
          <table:table-cell office:value-type="float" office:value="55841" table:style-name="ce46">
            <text:p>55.841</text:p>
          </table:table-cell>
          <table:table-cell office:value-type="percentage" office:value="0.98589336158192087" table:style-name="ce47">
            <text:p>98,6%</text:p>
          </table:table-cell>
          <table:table-cell office:value-type="float" office:value="72049" table:style-name="ce46">
            <text:p>72.049</text:p>
          </table:table-cell>
          <table:table-cell office:value-type="percentage" office:value="0.95214748248975811" table:style-name="ce47">
            <text:p>95,2%</text:p>
          </table:table-cell>
          <table:table-cell office:value-type="float" office:value="91939" table:style-name="ce46">
            <text:p>91.939</text:p>
          </table:table-cell>
          <table:table-cell office:value-type="percentage" office:value="0.94105304100390996" table:style-name="ce47">
            <text:p>94,1%</text:p>
          </table:table-cell>
          <table:table-cell office:value-type="float" office:value="95602" table:style-name="ce46">
            <text:p>95.602</text:p>
          </table:table-cell>
          <table:table-cell office:value-type="percentage" office:value="0.90426870217455046" table:style-name="ce47">
            <text:p>90,4%</text:p>
          </table:table-cell>
          <table:table-cell office:value-type="float" office:value="64690" table:style-name="ce46">
            <text:p>64.690</text:p>
          </table:table-cell>
          <table:table-cell office:value-type="percentage" office:value="0.84309713406925668" table:style-name="ce47">
            <text:p>84,3%</text:p>
          </table:table-cell>
          <table:table-cell office:value-type="float" office:value="58063" table:style-name="ce46">
            <text:p>58.063</text:p>
          </table:table-cell>
          <table:table-cell office:value-type="percentage" office:value="0.84391442109241011" table:style-name="ce47">
            <text:p>84,4%</text:p>
          </table:table-cell>
          <table:table-cell office:value-type="float" office:value="50947" table:style-name="ce46">
            <text:p>50.947</text:p>
          </table:table-cell>
          <table:table-cell office:value-type="percentage" office:value="0.88571130543627541" table:style-name="ce47">
            <text:p>88,6%</text:p>
          </table:table-cell>
          <table:table-cell office:value-type="float" office:value="531329" table:style-name="ce46">
            <text:p>531.329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1580973983666969" table:style-name="ce47">
            <text:p>91,6%</text:p>
          </table:table-cell>
          <table:table-cell office:value-type="percentage" office:value="0.80791571251752436" table:style-name="ce47">
            <text:p>80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480" table:style-name="ce46">
            <text:p>162.480</text:p>
          </table:table-cell>
          <table:table-cell office:value-type="percentage" office:value="1.0185173576721036" table:style-name="ce47">
            <text:p>101,9%</text:p>
          </table:table-cell>
          <table:table-cell office:value-type="float" office:value="212856" table:style-name="ce46">
            <text:p>212.856</text:p>
          </table:table-cell>
          <table:table-cell office:value-type="percentage" office:value="0.98377748814508748" table:style-name="ce47">
            <text:p>98,4%</text:p>
          </table:table-cell>
          <table:table-cell office:value-type="float" office:value="274718" table:style-name="ce46">
            <text:p>274.718</text:p>
          </table:table-cell>
          <table:table-cell office:value-type="percentage" office:value="0.96676203446613385" table:style-name="ce47">
            <text:p>96,7%</text:p>
          </table:table-cell>
          <table:table-cell office:value-type="float" office:value="323155" table:style-name="ce46">
            <text:p>323.155</text:p>
          </table:table-cell>
          <table:table-cell office:value-type="percentage" office:value="0.95758992731141124" table:style-name="ce47">
            <text:p>95,8%</text:p>
          </table:table-cell>
          <table:table-cell office:value-type="float" office:value="320864" table:style-name="ce46">
            <text:p>320.864</text:p>
          </table:table-cell>
          <table:table-cell office:value-type="percentage" office:value="0.92185345223866877" table:style-name="ce47">
            <text:p>92,2%</text:p>
          </table:table-cell>
          <table:table-cell office:value-type="float" office:value="204989" table:style-name="ce46">
            <text:p>204.989</text:p>
          </table:table-cell>
          <table:table-cell office:value-type="percentage" office:value="0.86262124687020014" table:style-name="ce47">
            <text:p>86,3%</text:p>
          </table:table-cell>
          <table:table-cell office:value-type="float" office:value="168379" table:style-name="ce46">
            <text:p>168.379</text:p>
          </table:table-cell>
          <table:table-cell office:value-type="percentage" office:value="0.84521245890118712" table:style-name="ce47">
            <text:p>84,5%</text:p>
          </table:table-cell>
          <table:table-cell office:value-type="float" office:value="152233" table:style-name="ce46">
            <text:p>152.233</text:p>
          </table:table-cell>
          <table:table-cell office:value-type="percentage" office:value="0.88089134749474873" table:style-name="ce47">
            <text:p>88,1%</text:p>
          </table:table-cell>
          <table:table-cell office:value-type="float" office:value="1819674" table:style-name="ce46">
            <text:p>1.819.674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3065910140529129" table:style-name="ce47">
            <text:p>93,1%</text:p>
          </table:table-cell>
          <table:table-cell office:value-type="percentage" office:value="0.8324568097101982" table:style-name="ce47">
            <text:p>83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81" table:style-name="ce46">
            <text:p>2.381</text:p>
          </table:table-cell>
          <table:table-cell office:value-type="percentage" office:value="0.83926683115967571" table:style-name="ce47">
            <text:p>83,9%</text:p>
          </table:table-cell>
          <table:table-cell office:value-type="float" office:value="3857" table:style-name="ce46">
            <text:p>3.857</text:p>
          </table:table-cell>
          <table:table-cell office:value-type="percentage" office:value="0.87579473206176206" table:style-name="ce47">
            <text:p>87,6%</text:p>
          </table:table-cell>
          <table:table-cell office:value-type="float" office:value="7554" table:style-name="ce46">
            <text:p>7.554</text:p>
          </table:table-cell>
          <table:table-cell office:value-type="percentage" office:value="0.90695161483971665" table:style-name="ce47">
            <text:p>90,7%</text:p>
          </table:table-cell>
          <table:table-cell office:value-type="float" office:value="10531" table:style-name="ce46">
            <text:p>10.531</text:p>
          </table:table-cell>
          <table:table-cell office:value-type="percentage" office:value="0.9112226356320845" table:style-name="ce47">
            <text:p>91,1%</text:p>
          </table:table-cell>
          <table:table-cell office:value-type="float" office:value="11049" table:style-name="ce46">
            <text:p>11.049</text:p>
          </table:table-cell>
          <table:table-cell office:value-type="percentage" office:value="0.89414906530711336" table:style-name="ce47">
            <text:p>89,4%</text:p>
          </table:table-cell>
          <table:table-cell office:value-type="float" office:value="9084" table:style-name="ce46">
            <text:p>9.084</text:p>
          </table:table-cell>
          <table:table-cell office:value-type="percentage" office:value="0.79691200982542332" table:style-name="ce47">
            <text:p>79,7%</text:p>
          </table:table-cell>
          <table:table-cell office:value-type="float" office:value="8813" table:style-name="ce46">
            <text:p>8.813</text:p>
          </table:table-cell>
          <table:table-cell office:value-type="percentage" office:value="0.8111366774045099" table:style-name="ce47">
            <text:p>81,1%</text:p>
          </table:table-cell>
          <table:table-cell office:value-type="float" office:value="8200" table:style-name="ce46">
            <text:p>8.200</text:p>
          </table:table-cell>
          <table:table-cell office:value-type="percentage" office:value="0.88352548216786986" table:style-name="ce47">
            <text:p>88,4%</text:p>
          </table:table-cell>
          <table:table-cell office:value-type="float" office:value="61469" table:style-name="ce46">
            <text:p>61.469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86540708724605442" table:style-name="ce47">
            <text:p>86,5%</text:p>
          </table:table-cell>
          <table:table-cell office:value-type="percentage" office:value="0.73600584312175965" table:style-name="ce47">
            <text:p>73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48" table:style-name="ce46">
            <text:p>2.048</text:p>
          </table:table-cell>
          <table:table-cell office:value-type="percentage" office:value="0.81561131023496614" table:style-name="ce47">
            <text:p>81,6%</text:p>
          </table:table-cell>
          <table:table-cell office:value-type="float" office:value="3362" table:style-name="ce46">
            <text:p>3.362</text:p>
          </table:table-cell>
          <table:table-cell office:value-type="percentage" office:value="0.88403891664475409" table:style-name="ce47">
            <text:p>88,4%</text:p>
          </table:table-cell>
          <table:table-cell office:value-type="float" office:value="7353" table:style-name="ce46">
            <text:p>7.353</text:p>
          </table:table-cell>
          <table:table-cell office:value-type="percentage" office:value="0.91855090568394748" table:style-name="ce47">
            <text:p>91,9%</text:p>
          </table:table-cell>
          <table:table-cell office:value-type="float" office:value="9961" table:style-name="ce46">
            <text:p>9.961</text:p>
          </table:table-cell>
          <table:table-cell office:value-type="percentage" office:value="0.92222942320155543" table:style-name="ce47">
            <text:p>92,2%</text:p>
          </table:table-cell>
          <table:table-cell office:value-type="float" office:value="10429" table:style-name="ce46">
            <text:p>10.429</text:p>
          </table:table-cell>
          <table:table-cell office:value-type="percentage" office:value="0.95477432939668594" table:style-name="ce47">
            <text:p>95,5%</text:p>
          </table:table-cell>
          <table:table-cell office:value-type="float" office:value="8877" table:style-name="ce46">
            <text:p>8.877</text:p>
          </table:table-cell>
          <table:table-cell office:value-type="percentage" office:value="0.81053688823959091" table:style-name="ce47">
            <text:p>81,1%</text:p>
          </table:table-cell>
          <table:table-cell office:value-type="float" office:value="8823" table:style-name="ce46">
            <text:p>8.823</text:p>
          </table:table-cell>
          <table:table-cell office:value-type="percentage" office:value="0.75468308955606878" table:style-name="ce47">
            <text:p>75,5%</text:p>
          </table:table-cell>
          <table:table-cell office:value-type="float" office:value="8102" table:style-name="ce46">
            <text:p>8.102</text:p>
          </table:table-cell>
          <table:table-cell office:value-type="percentage" office:value="0.84572025052192068" table:style-name="ce47">
            <text:p>84,6%</text:p>
          </table:table-cell>
          <table:table-cell office:value-type="float" office:value="58955" table:style-name="ce46">
            <text:p>58.955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86360706647525853" table:style-name="ce47">
            <text:p>86,4%</text:p>
          </table:table-cell>
          <table:table-cell office:value-type="percentage" office:value="0.70166146961510079" table:style-name="ce47">
            <text:p>70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2" table:style-name="ce46">
            <text:p>22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97" table:style-name="ce46">
            <text:p>3.597</text:p>
          </table:table-cell>
          <table:table-cell office:value-type="string" table:style-name="ce47">
            <text:p>-</text:p>
          </table:table-cell>
          <table:table-cell office:value-type="float" office:value="9507" table:style-name="ce46">
            <text:p>9.507</text:p>
          </table:table-cell>
          <table:table-cell office:value-type="string" table:style-name="ce47">
            <text:p>-</text:p>
          </table:table-cell>
          <table:table-cell office:value-type="float" office:value="22167" table:style-name="ce46">
            <text:p>22.167</text:p>
          </table:table-cell>
          <table:table-cell office:value-type="string" table:style-name="ce47">
            <text:p>-</text:p>
          </table:table-cell>
          <table:table-cell office:value-type="float" office:value="31930" table:style-name="ce46">
            <text:p>31.930</text:p>
          </table:table-cell>
          <table:table-cell office:value-type="string" table:style-name="ce47">
            <text:p>-</text:p>
          </table:table-cell>
          <table:table-cell office:value-type="float" office:value="23891" table:style-name="ce46">
            <text:p>23.891</text:p>
          </table:table-cell>
          <table:table-cell office:value-type="string" table:style-name="ce47">
            <text:p>-</text:p>
          </table:table-cell>
          <table:table-cell office:value-type="float" office:value="1259" table:style-name="ce46">
            <text:p>1.259</text:p>
          </table:table-cell>
          <table:table-cell office:value-type="string" table:style-name="ce47">
            <text:p>-</text:p>
          </table:table-cell>
          <table:table-cell office:value-type="float" office:value="92392" table:style-name="ce46">
            <text:p>92.39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47" table:style-name="ce49">
            <text:p>47</text:p>
          </table:table-cell>
          <table:table-cell office:value-type="string" table:style-name="ce50">
            <text:p>-</text:p>
          </table:table-cell>
          <table:table-cell office:value-type="float" office:value="279" table:style-name="ce49">
            <text:p>279</text:p>
          </table:table-cell>
          <table:table-cell office:value-type="string" table:style-name="ce50">
            <text:p>-</text:p>
          </table:table-cell>
          <table:table-cell office:value-type="float" office:value="866" table:style-name="ce49">
            <text:p>866</text:p>
          </table:table-cell>
          <table:table-cell office:value-type="string" table:style-name="ce50">
            <text:p>-</text:p>
          </table:table-cell>
          <table:table-cell office:value-type="float" office:value="1792" table:style-name="ce49">
            <text:p>1.792</text:p>
          </table:table-cell>
          <table:table-cell office:value-type="string" table:style-name="ce50">
            <text:p>-</text:p>
          </table:table-cell>
          <table:table-cell office:value-type="float" office:value="2202" table:style-name="ce49">
            <text:p>2.202</text:p>
          </table:table-cell>
          <table:table-cell office:value-type="string" table:style-name="ce50">
            <text:p>-</text:p>
          </table:table-cell>
          <table:table-cell office:value-type="float" office:value="1973" table:style-name="ce49">
            <text:p>1.973</text:p>
          </table:table-cell>
          <table:table-cell office:value-type="string" table:style-name="ce50">
            <text:p>-</text:p>
          </table:table-cell>
          <table:table-cell office:value-type="float" office:value="241" table:style-name="ce49">
            <text:p>241</text:p>
          </table:table-cell>
          <table:table-cell office:value-type="string" table:style-name="ce50">
            <text:p>-</text:p>
          </table:table-cell>
          <table:table-cell office:value-type="float" office:value="7430" table:style-name="ce49">
            <text:p>7.430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5573" table:style-name="ce53">
            <text:p>2.915.573</text:p>
          </table:table-cell>
          <table:table-cell office:value-type="percentage" office:value="1" table:style-name="ce54">
            <text:p>100,0%</text:p>
          </table:table-cell>
          <table:table-cell office:value-type="float" office:value="3935874" table:style-name="ce53">
            <text:p>3.935.874</text:p>
          </table:table-cell>
          <table:table-cell office:value-type="percentage" office:value="0.98474915989650791" table:style-name="ce54">
            <text:p>98,5%</text:p>
          </table:table-cell>
          <table:table-cell office:value-type="float" office:value="5257651" table:style-name="ce53">
            <text:p>5.257.651</text:p>
          </table:table-cell>
          <table:table-cell office:value-type="percentage" office:value="0.95460703819771009" table:style-name="ce54">
            <text:p>95,5%</text:p>
          </table:table-cell>
          <table:table-cell office:value-type="float" office:value="6686354" table:style-name="ce53">
            <text:p>6.686.354</text:p>
          </table:table-cell>
          <table:table-cell office:value-type="percentage" office:value="0.93781517743909504" table:style-name="ce54">
            <text:p>93,8%</text:p>
          </table:table-cell>
          <table:table-cell office:value-type="float" office:value="6998050" table:style-name="ce53">
            <text:p>6.998.050</text:p>
          </table:table-cell>
          <table:table-cell office:value-type="percentage" office:value="0.8952567339507379" table:style-name="ce54">
            <text:p>89,5%</text:p>
          </table:table-cell>
          <table:table-cell office:value-type="float" office:value="4944816" table:style-name="ce53">
            <text:p>4.944.816</text:p>
          </table:table-cell>
          <table:table-cell office:value-type="percentage" office:value="0.8321776096344341" table:style-name="ce54">
            <text:p>83,2%</text:p>
          </table:table-cell>
          <table:table-cell office:value-type="float" office:value="4041437" table:style-name="ce53">
            <text:p>4.041.437</text:p>
          </table:table-cell>
          <table:table-cell office:value-type="percentage" office:value="0.82066216478275922" table:style-name="ce54">
            <text:p>82,1%</text:p>
          </table:table-cell>
          <table:table-cell office:value-type="float" office:value="3408353" table:style-name="ce53">
            <text:p>3.408.353</text:p>
          </table:table-cell>
          <table:table-cell office:value-type="percentage" office:value="0.85551845123020753" table:style-name="ce54">
            <text:p>85,6%</text:p>
          </table:table-cell>
          <table:table-cell office:value-type="float" office:value="38188108" table:style-name="ce53">
            <text:p>38.188.108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0525253352296775" table:style-name="ce54">
            <text:p>90,5%</text:p>
          </table:table-cell>
          <table:table-cell office:value-type="percentage" office:value="0.80567843457806443" table:style-name="ce54">
            <text:p>80,6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1" table:default-cell-style-name="ce1"/>
        <table:table-column table:style-name="co4" table:number-columns-repeated="16374" table:default-cell-style-name="ce1"/>
        <table:table-row table:style-name="ro10">
          <table:table-cell table:number-columns-spanned="1" table:number-rows-spanned="2" table:style-name="ce68"/>
          <table:table-cell office:value-type="string" table:number-columns-spanned="2" table:number-rows-spanned="1" table:style-name="ce69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2">
            <text:p>40-4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office:value-type="string" table:number-columns-spanned="2" table:number-rows-spanned="1" table:style-name="ce74">
            <text:p>Astrazeneca</text:p>
          </table:table-cell>
          <table:covered-table-cell/>
          <table:table-cell table:number-columns-repeated="16371"/>
        </table:table-row>
        <table:table-row table:style-name="ro11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50-5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40-4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Janssen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Astrazeneca</text:p>
          </table:table-cell>
          <table:table-cell table:number-columns-repeated="16371"/>
        </table:table-row>
        <table:table-row table:style-name="ro5">
          <table:table-cell office:value-type="string" table:style-name="ce59">
            <text:p>Andalucía</text:p>
          </table:table-cell>
          <table:table-cell office:value-type="float" office:value="973296" table:style-name="ce60">
            <text:p>973.296</text:p>
          </table:table-cell>
          <table:table-cell office:value-type="percentage" office:value="0.89934385421200136" table:style-name="ce61">
            <text:p>89,9%</text:p>
          </table:table-cell>
          <table:table-cell office:value-type="float" office:value="784004" table:style-name="ce60">
            <text:p>784.004</text:p>
          </table:table-cell>
          <table:table-cell office:value-type="percentage" office:value="0.8440996764659966" table:style-name="ce61">
            <text:p>84,4%</text:p>
          </table:table-cell>
          <table:table-cell office:value-type="float" office:value="445566" table:style-name="ce60">
            <text:p>445.566</text:p>
          </table:table-cell>
          <table:table-cell office:value-type="percentage" office:value="0.36633535562153091" table:style-name="ce61">
            <text:p>36,6%</text:p>
          </table:table-cell>
          <table:table-cell office:value-type="float" office:value="160531" table:style-name="ce60">
            <text:p>160.531</text:p>
          </table:table-cell>
          <table:table-cell office:value-type="percentage" office:value="0.12779411050583162" table:style-name="ce61">
            <text:p>12,8%</text:p>
          </table:table-cell>
          <table:table-cell office:value-type="float" office:value="168955" table:style-name="ce60">
            <text:p>168.955</text:p>
          </table:table-cell>
          <table:table-cell office:value-type="percentage" office:value="0.53037603945290801" table:style-name="ce44">
            <text:p>53,0%</text:p>
          </table:table-cell>
          <table:table-cell office:value-type="float" office:value="573296" table:style-name="ce60">
            <text:p>573.296</text:p>
          </table:table-cell>
          <table:table-cell office:value-type="percentage" office:value="0.66252561194195436" table:style-name="ce44">
            <text:p>66,3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Aragón</text:p>
          </table:table-cell>
          <table:table-cell office:value-type="float" office:value="198129" table:style-name="ce7">
            <text:p>198.129</text:p>
          </table:table-cell>
          <table:table-cell office:value-type="percentage" office:value="0.90257613374940204" table:style-name="ce47">
            <text:p>90,3%</text:p>
          </table:table-cell>
          <table:table-cell office:value-type="float" office:value="131604" table:style-name="ce7">
            <text:p>131.604</text:p>
          </table:table-cell>
          <table:table-cell office:value-type="percentage" office:value="0.85421088501606468" table:style-name="ce47">
            <text:p>85,4%</text:p>
          </table:table-cell>
          <table:table-cell office:value-type="float" office:value="94887" table:style-name="ce7">
            <text:p>94.887</text:p>
          </table:table-cell>
          <table:table-cell office:value-type="percentage" office:value="0.50988473629060427" table:style-name="ce47">
            <text:p>51,0%</text:p>
          </table:table-cell>
          <table:table-cell office:value-type="float" office:value="45591" table:style-name="ce7">
            <text:p>45.591</text:p>
          </table:table-cell>
          <table:table-cell office:value-type="percentage" office:value="0.24149822018815154" table:style-name="ce47">
            <text:p>24,1%</text:p>
          </table:table-cell>
          <table:table-cell office:value-type="float" office:value="33121" table:style-name="ce7">
            <text:p>33.121</text:p>
          </table:table-cell>
          <table:table-cell office:value-type="percentage" office:value="0.56392488039092159" table:style-name="ce47">
            <text:p>56,4%</text:p>
          </table:table-cell>
          <table:table-cell office:value-type="float" office:value="108294" table:style-name="ce7">
            <text:p>108.294</text:p>
          </table:table-cell>
          <table:table-cell office:value-type="percentage" office:value="0.80131117458156365" table:style-name="ce47">
            <text:p>80,1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Asturias<text:s/></text:p>
          </table:table-cell>
          <table:table-cell office:value-type="float" office:value="190219" table:style-name="ce7">
            <text:p>190.219</text:p>
          </table:table-cell>
          <table:table-cell office:value-type="percentage" office:value="0.93980326378561585" table:style-name="ce47">
            <text:p>94,0%</text:p>
          </table:table-cell>
          <table:table-cell office:value-type="float" office:value="138835" table:style-name="ce7">
            <text:p>138.835</text:p>
          </table:table-cell>
          <table:table-cell office:value-type="percentage" office:value="0.93913402285010794" table:style-name="ce47">
            <text:p>93,9%</text:p>
          </table:table-cell>
          <table:table-cell office:value-type="float" office:value="137053" table:style-name="ce7">
            <text:p>137.053</text:p>
          </table:table-cell>
          <table:table-cell office:value-type="percentage" office:value="0.89636295855433978" table:style-name="ce47">
            <text:p>89,6%</text:p>
          </table:table-cell>
          <table:table-cell office:value-type="float" office:value="107328" table:style-name="ce7">
            <text:p>107.328</text:p>
          </table:table-cell>
          <table:table-cell office:value-type="percentage" office:value="0.71222004711503373" table:style-name="ce47">
            <text:p>71,2%</text:p>
          </table:table-cell>
          <table:table-cell office:value-type="float" office:value="40801" table:style-name="ce7">
            <text:p>40.801</text:p>
          </table:table-cell>
          <table:table-cell office:value-type="percentage" office:value="0.90112195768364323" table:style-name="ce47">
            <text:p>90,1%</text:p>
          </table:table-cell>
          <table:table-cell office:value-type="float" office:value="111862" table:style-name="ce7">
            <text:p>111.862</text:p>
          </table:table-cell>
          <table:table-cell office:value-type="percentage" office:value="0.95237365481542025" table:style-name="ce47">
            <text:p>95,2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Baleares</text:p>
          </table:table-cell>
          <table:table-cell office:value-type="float" office:value="112369" table:style-name="ce7">
            <text:p>112.369</text:p>
          </table:table-cell>
          <table:table-cell office:value-type="percentage" office:value="0.86004362634418885" table:style-name="ce47">
            <text:p>86,0%</text:p>
          </table:table-cell>
          <table:table-cell office:value-type="float" office:value="81921" table:style-name="ce7">
            <text:p>81.921</text:p>
          </table:table-cell>
          <table:table-cell office:value-type="percentage" office:value="0.73683879149839449" table:style-name="ce47">
            <text:p>73,7%</text:p>
          </table:table-cell>
          <table:table-cell office:value-type="float" office:value="74545" table:style-name="ce7">
            <text:p>74.545</text:p>
          </table:table-cell>
          <table:table-cell office:value-type="percentage" office:value="0.49153034109416521" table:style-name="ce47">
            <text:p>49,2%</text:p>
          </table:table-cell>
          <table:table-cell office:value-type="float" office:value="38384" table:style-name="ce7">
            <text:p>38.384</text:p>
          </table:table-cell>
          <table:table-cell office:value-type="percentage" office:value="0.22471226011919399" table:style-name="ce47">
            <text:p>22,5%</text:p>
          </table:table-cell>
          <table:table-cell office:value-type="float" office:value="26927" table:style-name="ce7">
            <text:p>26.927</text:p>
          </table:table-cell>
          <table:table-cell office:value-type="percentage" office:value="0.52906965320758426" table:style-name="ce47">
            <text:p>52,9%</text:p>
          </table:table-cell>
          <table:table-cell office:value-type="float" office:value="85976" table:style-name="ce7">
            <text:p>85.976</text:p>
          </table:table-cell>
          <table:table-cell office:value-type="percentage" office:value="0.71820232227884051" table:style-name="ce47">
            <text:p>71,8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Canarias</text:p>
          </table:table-cell>
          <table:table-cell office:value-type="float" office:value="212239" table:style-name="ce7">
            <text:p>212.239</text:p>
          </table:table-cell>
          <table:table-cell office:value-type="percentage" office:value="0.87174337173721073" table:style-name="ce47">
            <text:p>87,2%</text:p>
          </table:table-cell>
          <table:table-cell office:value-type="float" office:value="173907" table:style-name="ce7">
            <text:p>173.907</text:p>
          </table:table-cell>
          <table:table-cell office:value-type="percentage" office:value="0.78074129277293425" table:style-name="ce47">
            <text:p>78,1%</text:p>
          </table:table-cell>
          <table:table-cell office:value-type="float" office:value="184920" table:style-name="ce7">
            <text:p>184.920</text:p>
          </table:table-cell>
          <table:table-cell office:value-type="percentage" office:value="0.57607117712662226" table:style-name="ce47">
            <text:p>57,6%</text:p>
          </table:table-cell>
          <table:table-cell office:value-type="float" office:value="117121" table:style-name="ce7">
            <text:p>117.121</text:p>
          </table:table-cell>
          <table:table-cell office:value-type="percentage" office:value="0.36817188752495167" table:style-name="ce47">
            <text:p>36,8%</text:p>
          </table:table-cell>
          <table:table-cell office:value-type="float" office:value="88388" table:style-name="ce7">
            <text:p>88.388</text:p>
          </table:table-cell>
          <table:table-cell office:value-type="percentage" office:value="0.6589186005770048" table:style-name="ce47">
            <text:p>65,9%</text:p>
          </table:table-cell>
          <table:table-cell office:value-type="float" office:value="166490" table:style-name="ce7">
            <text:p>166.490</text:p>
          </table:table-cell>
          <table:table-cell office:value-type="percentage" office:value="0.74753053160919536" table:style-name="ce47">
            <text:p>74,8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Cantabria</text:p>
          </table:table-cell>
          <table:table-cell office:value-type="float" office:value="91124" table:style-name="ce7">
            <text:p>91.124</text:p>
          </table:table-cell>
          <table:table-cell office:value-type="percentage" office:value="0.92807528568227649" table:style-name="ce47">
            <text:p>92,8%</text:p>
          </table:table-cell>
          <table:table-cell office:value-type="float" office:value="72718" table:style-name="ce7">
            <text:p>72.718</text:p>
          </table:table-cell>
          <table:table-cell office:value-type="percentage" office:value="0.9476757066711845" table:style-name="ce47">
            <text:p>94,8%</text:p>
          </table:table-cell>
          <table:table-cell office:value-type="float" office:value="59087" table:style-name="ce7">
            <text:p>59.087</text:p>
          </table:table-cell>
          <table:table-cell office:value-type="percentage" office:value="0.69904761904761903" table:style-name="ce47">
            <text:p>69,9%</text:p>
          </table:table-cell>
          <table:table-cell office:value-type="float" office:value="31859" table:style-name="ce7">
            <text:p>31.859</text:p>
          </table:table-cell>
          <table:table-cell office:value-type="percentage" office:value="0.36026958871888815" table:style-name="ce47">
            <text:p>36,0%</text:p>
          </table:table-cell>
          <table:table-cell office:value-type="float" office:value="19047" table:style-name="ce7">
            <text:p>19.047</text:p>
          </table:table-cell>
          <table:table-cell office:value-type="percentage" office:value="0.8587079031603625" table:style-name="ce47">
            <text:p>85,9%</text:p>
          </table:table-cell>
          <table:table-cell office:value-type="float" office:value="53765" table:style-name="ce7">
            <text:p>53.765</text:p>
          </table:table-cell>
          <table:table-cell office:value-type="percentage" office:value="0.90845344102191505" table:style-name="ce47">
            <text:p>90,8%</text:p>
          </table:table-cell>
          <table:table-cell table:number-columns-repeated="16371"/>
        </table:table-row>
        <table:table-row table:style-name="ro12">
          <table:table-cell office:value-type="string" table:style-name="ce62">
            <text:p>Castilla y León<text:s/></text:p>
          </table:table-cell>
          <table:table-cell office:value-type="float" office:value="444036" table:style-name="ce7">
            <text:p>444.036</text:p>
          </table:table-cell>
          <table:table-cell office:value-type="percentage" office:value="0.92821546231416296" table:style-name="ce47">
            <text:p>92,8%</text:p>
          </table:table-cell>
          <table:table-cell office:value-type="float" office:value="288921" table:style-name="ce7">
            <text:p>288.921</text:p>
          </table:table-cell>
          <table:table-cell office:value-type="percentage" office:value="0.89685239795126492" table:style-name="ce47">
            <text:p>89,7%</text:p>
          </table:table-cell>
          <table:table-cell office:value-type="float" office:value="257595" table:style-name="ce7">
            <text:p>257.595</text:p>
          </table:table-cell>
          <table:table-cell office:value-type="percentage" office:value="0.73030602003844391" table:style-name="ce47">
            <text:p>73,0%</text:p>
          </table:table-cell>
          <table:table-cell office:value-type="float" office:value="125402" table:style-name="ce7">
            <text:p>125.402</text:p>
          </table:table-cell>
          <table:table-cell office:value-type="percentage" office:value="0.3914530981738723" table:style-name="ce47">
            <text:p>39,1%</text:p>
          </table:table-cell>
          <table:table-cell office:value-type="float" office:value="78998" table:style-name="ce7">
            <text:p>78.998</text:p>
          </table:table-cell>
          <table:table-cell office:value-type="percentage" office:value="0.82640806762072139" table:style-name="ce47">
            <text:p>82,6%</text:p>
          </table:table-cell>
          <table:table-cell office:value-type="float" office:value="221191" table:style-name="ce7">
            <text:p>221.191</text:p>
          </table:table-cell>
          <table:table-cell office:value-type="percentage" office:value="0.90888956460281722" table:style-name="ce47">
            <text:p>90,9%</text:p>
          </table:table-cell>
          <table:table-cell table:number-columns-repeated="16371"/>
        </table:table-row>
        <table:table-row table:style-name="ro12">
          <table:table-cell office:value-type="string" table:style-name="ce62">
            <text:p>Castilla - La Mancha</text:p>
          </table:table-cell>
          <table:table-cell office:value-type="float" office:value="269068" table:style-name="ce7">
            <text:p>269.068</text:p>
          </table:table-cell>
          <table:table-cell office:value-type="percentage" office:value="0.91007732011066989" table:style-name="ce47">
            <text:p>91,0%</text:p>
          </table:table-cell>
          <table:table-cell office:value-type="float" office:value="194822" table:style-name="ce7">
            <text:p>194.822</text:p>
          </table:table-cell>
          <table:table-cell office:value-type="percentage" office:value="0.88672340812889716" table:style-name="ce47">
            <text:p>88,7%</text:p>
          </table:table-cell>
          <table:table-cell office:value-type="float" office:value="177600" table:style-name="ce7">
            <text:p>177.600</text:p>
          </table:table-cell>
          <table:table-cell office:value-type="percentage" office:value="0.62946134270909382" table:style-name="ce47">
            <text:p>62,9%</text:p>
          </table:table-cell>
          <table:table-cell office:value-type="float" office:value="100517" table:style-name="ce7">
            <text:p>100.517</text:p>
          </table:table-cell>
          <table:table-cell office:value-type="percentage" office:value="0.35723246747246579" table:style-name="ce47">
            <text:p>35,7%</text:p>
          </table:table-cell>
          <table:table-cell office:value-type="float" office:value="62015" table:style-name="ce7">
            <text:p>62.015</text:p>
          </table:table-cell>
          <table:table-cell office:value-type="percentage" office:value="0.80220164023491058" table:style-name="ce47">
            <text:p>80,2%</text:p>
          </table:table-cell>
          <table:table-cell office:value-type="float" office:value="172899" table:style-name="ce7">
            <text:p>172.899</text:p>
          </table:table-cell>
          <table:table-cell office:value-type="percentage" office:value="0.836991460604535" table:style-name="ce47">
            <text:p>83,7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Cataluña</text:p>
          </table:table-cell>
          <table:table-cell office:value-type="float" office:value="950321" table:style-name="ce7">
            <text:p>950.321</text:p>
          </table:table-cell>
          <table:table-cell office:value-type="percentage" office:value="0.8866282839648193" table:style-name="ce47">
            <text:p>88,7%</text:p>
          </table:table-cell>
          <table:table-cell office:value-type="float" office:value="669756" table:style-name="ce7">
            <text:p>669.756</text:p>
          </table:table-cell>
          <table:table-cell office:value-type="percentage" office:value="0.84411888515548794" table:style-name="ce47">
            <text:p>84,4%</text:p>
          </table:table-cell>
          <table:table-cell office:value-type="float" office:value="628241" table:style-name="ce7">
            <text:p>628.241</text:p>
          </table:table-cell>
          <table:table-cell office:value-type="percentage" office:value="0.60932274734057001" table:style-name="ce47">
            <text:p>60,9%</text:p>
          </table:table-cell>
          <table:table-cell office:value-type="float" office:value="435447" table:style-name="ce7">
            <text:p>435.447</text:p>
          </table:table-cell>
          <table:table-cell office:value-type="percentage" office:value="0.38132146816563361" table:style-name="ce47">
            <text:p>38,1%</text:p>
          </table:table-cell>
          <table:table-cell office:value-type="float" office:value="188534" table:style-name="ce7">
            <text:p>188.534</text:p>
          </table:table-cell>
          <table:table-cell office:value-type="percentage" office:value="0.54281255758245806" table:style-name="ce47">
            <text:p>54,3%</text:p>
          </table:table-cell>
          <table:table-cell office:value-type="float" office:value="671747" table:style-name="ce7">
            <text:p>671.747</text:p>
          </table:table-cell>
          <table:table-cell office:value-type="percentage" office:value="0.83731936943057039" table:style-name="ce47">
            <text:p>83,7%</text:p>
          </table:table-cell>
          <table:table-cell table:number-columns-repeated="16371"/>
        </table:table-row>
        <table:table-row table:style-name="ro12">
          <table:table-cell office:value-type="string" table:style-name="ce62">
            <text:p>C. Valenciana</text:p>
          </table:table-cell>
          <table:table-cell office:value-type="float" office:value="675982" table:style-name="ce7">
            <text:p>675.982</text:p>
          </table:table-cell>
          <table:table-cell office:value-type="percentage" office:value="0.93067523938678431" table:style-name="ce47">
            <text:p>93,1%</text:p>
          </table:table-cell>
          <table:table-cell office:value-type="float" office:value="526509" table:style-name="ce7">
            <text:p>526.509</text:p>
          </table:table-cell>
          <table:table-cell office:value-type="percentage" office:value="0.92463599117000894" table:style-name="ce47">
            <text:p>92,5%</text:p>
          </table:table-cell>
          <table:table-cell office:value-type="float" office:value="422049" table:style-name="ce7">
            <text:p>422.049</text:p>
          </table:table-cell>
          <table:table-cell office:value-type="percentage" office:value="0.59085843723487952" table:style-name="ce47">
            <text:p>59,1%</text:p>
          </table:table-cell>
          <table:table-cell office:value-type="float" office:value="182628" table:style-name="ce7">
            <text:p>182.628</text:p>
          </table:table-cell>
          <table:table-cell office:value-type="percentage" office:value="0.24205265229682821" table:style-name="ce47">
            <text:p>24,2%</text:p>
          </table:table-cell>
          <table:table-cell office:value-type="float" office:value="175876" table:style-name="ce7">
            <text:p>175.876</text:p>
          </table:table-cell>
          <table:table-cell office:value-type="percentage" office:value="0.83346444379152484" table:style-name="ce47">
            <text:p>83,3%</text:p>
          </table:table-cell>
          <table:table-cell office:value-type="float" office:value="411724" table:style-name="ce7">
            <text:p>411.724</text:p>
          </table:table-cell>
          <table:table-cell office:value-type="percentage" office:value="0.88214977460105248" table:style-name="ce47">
            <text:p>88,2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Extremadura</text:p>
          </table:table-cell>
          <table:table-cell office:value-type="float" office:value="152955" table:style-name="ce7">
            <text:p>152.955</text:p>
          </table:table-cell>
          <table:table-cell office:value-type="percentage" office:value="0.8826177025568821" table:style-name="ce47">
            <text:p>88,3%</text:p>
          </table:table-cell>
          <table:table-cell office:value-type="float" office:value="120108" table:style-name="ce7">
            <text:p>120.108</text:p>
          </table:table-cell>
          <table:table-cell office:value-type="percentage" office:value="0.90768800586443776" table:style-name="ce47">
            <text:p>90,8%</text:p>
          </table:table-cell>
          <table:table-cell office:value-type="float" office:value="106931" table:style-name="ce7">
            <text:p>106.931</text:p>
          </table:table-cell>
          <table:table-cell office:value-type="percentage" office:value="0.66378427368042059" table:style-name="ce47">
            <text:p>66,4%</text:p>
          </table:table-cell>
          <table:table-cell office:value-type="float" office:value="42310" table:style-name="ce7">
            <text:p>42.310</text:p>
          </table:table-cell>
          <table:table-cell office:value-type="percentage" office:value="0.29103240495532368" table:style-name="ce47">
            <text:p>29,1%</text:p>
          </table:table-cell>
          <table:table-cell office:value-type="float" office:value="33626" table:style-name="ce7">
            <text:p>33.626</text:p>
          </table:table-cell>
          <table:table-cell office:value-type="percentage" office:value="0.84332756501893513" table:style-name="ce47">
            <text:p>84,3%</text:p>
          </table:table-cell>
          <table:table-cell office:value-type="float" office:value="87458" table:style-name="ce7">
            <text:p>87.458</text:p>
          </table:table-cell>
          <table:table-cell office:value-type="percentage" office:value="0.86738934235190268" table:style-name="ce47">
            <text:p>86,7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Galicia</text:p>
          </table:table-cell>
          <table:table-cell office:value-type="float" office:value="501339" table:style-name="ce7">
            <text:p>501.339</text:p>
          </table:table-cell>
          <table:table-cell office:value-type="percentage" office:value="0.94166383356780747" table:style-name="ce47">
            <text:p>94,2%</text:p>
          </table:table-cell>
          <table:table-cell office:value-type="float" office:value="327565" table:style-name="ce7">
            <text:p>327.565</text:p>
          </table:table-cell>
          <table:table-cell office:value-type="percentage" office:value="0.94382543702692034" table:style-name="ce47">
            <text:p>94,4%</text:p>
          </table:table-cell>
          <table:table-cell office:value-type="float" office:value="359799" table:style-name="ce7">
            <text:p>359.799</text:p>
          </table:table-cell>
          <table:table-cell office:value-type="percentage" office:value="0.91899160951687675" table:style-name="ce47">
            <text:p>91,9%</text:p>
          </table:table-cell>
          <table:table-cell office:value-type="float" office:value="336421" table:style-name="ce7">
            <text:p>336.421</text:p>
          </table:table-cell>
          <table:table-cell office:value-type="percentage" office:value="0.82225774362508952" table:style-name="ce47">
            <text:p>82,2%</text:p>
          </table:table-cell>
          <table:table-cell office:value-type="float" office:value="110172" table:style-name="ce7">
            <text:p>110.172</text:p>
          </table:table-cell>
          <table:table-cell office:value-type="percentage" office:value="0.88879208112490626" table:style-name="ce47">
            <text:p>88,9%</text:p>
          </table:table-cell>
          <table:table-cell office:value-type="float" office:value="296390" table:style-name="ce7">
            <text:p>296.390</text:p>
          </table:table-cell>
          <table:table-cell office:value-type="percentage" office:value="0.97396750703225632" table:style-name="ce47">
            <text:p>97,4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La Rioja</text:p>
          </table:table-cell>
          <table:table-cell office:value-type="float" office:value="47387" table:style-name="ce7">
            <text:p>47.387</text:p>
          </table:table-cell>
          <table:table-cell office:value-type="percentage" office:value="0.91323787315230587" table:style-name="ce47">
            <text:p>91,3%</text:p>
          </table:table-cell>
          <table:table-cell office:value-type="float" office:value="33123" table:style-name="ce7">
            <text:p>33.123</text:p>
          </table:table-cell>
          <table:table-cell office:value-type="percentage" office:value="0.87248445896112103" table:style-name="ce47">
            <text:p>87,2%</text:p>
          </table:table-cell>
          <table:table-cell office:value-type="float" office:value="23813" table:style-name="ce7">
            <text:p>23.813</text:p>
          </table:table-cell>
          <table:table-cell office:value-type="percentage" office:value="0.52704616882829447" table:style-name="ce47">
            <text:p>52,7%</text:p>
          </table:table-cell>
          <table:table-cell office:value-type="float" office:value="13559" table:style-name="ce7">
            <text:p>13.559</text:p>
          </table:table-cell>
          <table:table-cell office:value-type="percentage" office:value="0.28578956243149817" table:style-name="ce47">
            <text:p>28,6%</text:p>
          </table:table-cell>
          <table:table-cell office:value-type="float" office:value="12093" table:style-name="ce7">
            <text:p>12.093</text:p>
          </table:table-cell>
          <table:table-cell office:value-type="percentage" office:value="0.84744218640504554" table:style-name="ce47">
            <text:p>84,7%</text:p>
          </table:table-cell>
          <table:table-cell office:value-type="float" office:value="23224" table:style-name="ce7">
            <text:p>23.224</text:p>
          </table:table-cell>
          <table:table-cell office:value-type="percentage" office:value="0.78327150084317032" table:style-name="ce47">
            <text:p>78,3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Madrid</text:p>
          </table:table-cell>
          <table:table-cell office:value-type="float" office:value="786538" table:style-name="ce7">
            <text:p>786.538</text:p>
          </table:table-cell>
          <table:table-cell office:value-type="percentage" office:value="0.88999754456279079" table:style-name="ce47">
            <text:p>89,0%</text:p>
          </table:table-cell>
          <table:table-cell office:value-type="float" office:value="543329" table:style-name="ce7">
            <text:p>543.329</text:p>
          </table:table-cell>
          <table:table-cell office:value-type="percentage" office:value="0.79591268719356512" table:style-name="ce47">
            <text:p>79,6%</text:p>
          </table:table-cell>
          <table:table-cell office:value-type="float" office:value="544475" table:style-name="ce7">
            <text:p>544.475</text:p>
          </table:table-cell>
          <table:table-cell office:value-type="percentage" office:value="0.57761937750034742" table:style-name="ce47">
            <text:p>57,8%</text:p>
          </table:table-cell>
          <table:table-cell office:value-type="float" office:value="331468" table:style-name="ce7">
            <text:p>331.468</text:p>
          </table:table-cell>
          <table:table-cell office:value-type="percentage" office:value="0.32138237820710464" table:style-name="ce47">
            <text:p>32,1%</text:p>
          </table:table-cell>
          <table:table-cell office:value-type="float" office:value="164950" table:style-name="ce7">
            <text:p>164.950</text:p>
          </table:table-cell>
          <table:table-cell office:value-type="percentage" office:value="0.68964796387657834" table:style-name="ce47">
            <text:p>69,0%</text:p>
          </table:table-cell>
          <table:table-cell office:value-type="float" office:value="497659" table:style-name="ce7">
            <text:p>497.659</text:p>
          </table:table-cell>
          <table:table-cell office:value-type="percentage" office:value="0.75124236166461367" table:style-name="ce47">
            <text:p>75,1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Murcia<text:s/></text:p>
          </table:table-cell>
          <table:table-cell office:value-type="float" office:value="154315" table:style-name="ce7">
            <text:p>154.315</text:p>
          </table:table-cell>
          <table:table-cell office:value-type="percentage" office:value="0.87522332189547114" table:style-name="ce47">
            <text:p>87,5%</text:p>
          </table:table-cell>
          <table:table-cell office:value-type="float" office:value="117551" table:style-name="ce7">
            <text:p>117.551</text:p>
          </table:table-cell>
          <table:table-cell office:value-type="percentage" office:value="0.80502253085151554" table:style-name="ce47">
            <text:p>80,5%</text:p>
          </table:table-cell>
          <table:table-cell office:value-type="float" office:value="113153" table:style-name="ce7">
            <text:p>113.153</text:p>
          </table:table-cell>
          <table:table-cell office:value-type="percentage" office:value="0.54580754704239487" table:style-name="ce47">
            <text:p>54,6%</text:p>
          </table:table-cell>
          <table:table-cell office:value-type="float" office:value="65433" table:style-name="ce7">
            <text:p>65.433</text:p>
          </table:table-cell>
          <table:table-cell office:value-type="percentage" office:value="0.28249541284403668" table:style-name="ce47">
            <text:p>28,2%</text:p>
          </table:table-cell>
          <table:table-cell office:value-type="float" office:value="46417" table:style-name="ce7">
            <text:p>46.417</text:p>
          </table:table-cell>
          <table:table-cell office:value-type="percentage" office:value="0.69601139601139606" table:style-name="ce47">
            <text:p>69,6%</text:p>
          </table:table-cell>
          <table:table-cell office:value-type="float" office:value="100539" table:style-name="ce7">
            <text:p>100.539</text:p>
          </table:table-cell>
          <table:table-cell office:value-type="percentage" office:value="0.7627859337657904" table:style-name="ce47">
            <text:p>76,3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Navarra</text:p>
          </table:table-cell>
          <table:table-cell office:value-type="float" office:value="91601" table:style-name="ce7">
            <text:p>91.601</text:p>
          </table:table-cell>
          <table:table-cell office:value-type="percentage" office:value="0.93433225553096222" table:style-name="ce47">
            <text:p>93,4%</text:p>
          </table:table-cell>
          <table:table-cell office:value-type="float" office:value="67210" table:style-name="ce7">
            <text:p>67.210</text:p>
          </table:table-cell>
          <table:table-cell office:value-type="percentage" office:value="0.93283737456453242" table:style-name="ce47">
            <text:p>93,3%</text:p>
          </table:table-cell>
          <table:table-cell office:value-type="float" office:value="59329" table:style-name="ce7">
            <text:p>59.329</text:p>
          </table:table-cell>
          <table:table-cell office:value-type="percentage" office:value="0.64530830224387914" table:style-name="ce47">
            <text:p>64,5%</text:p>
          </table:table-cell>
          <table:table-cell office:value-type="float" office:value="35295" table:style-name="ce7">
            <text:p>35.295</text:p>
          </table:table-cell>
          <table:table-cell office:value-type="percentage" office:value="0.36918683709545824" table:style-name="ce47">
            <text:p>36,9%</text:p>
          </table:table-cell>
          <table:table-cell office:value-type="float" office:value="19486" table:style-name="ce7">
            <text:p>19.486</text:p>
          </table:table-cell>
          <table:table-cell office:value-type="percentage" office:value="0.81839563208735822" table:style-name="ce47">
            <text:p>81,8%</text:p>
          </table:table-cell>
          <table:table-cell office:value-type="float" office:value="58401" table:style-name="ce7">
            <text:p>58.401</text:p>
          </table:table-cell>
          <table:table-cell office:value-type="percentage" office:value="0.86734587794989082" table:style-name="ce47">
            <text:p>86,7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País Vasco</text:p>
          </table:table-cell>
          <table:table-cell office:value-type="float" office:value="338762" table:style-name="ce7">
            <text:p>338.762</text:p>
          </table:table-cell>
          <table:table-cell office:value-type="percentage" office:value="0.90255664258158019" table:style-name="ce47">
            <text:p>90,3%</text:p>
          </table:table-cell>
          <table:table-cell office:value-type="float" office:value="238711" table:style-name="ce7">
            <text:p>238.711</text:p>
          </table:table-cell>
          <table:table-cell office:value-type="percentage" office:value="0.8689310492941853" table:style-name="ce47">
            <text:p>86,9%</text:p>
          </table:table-cell>
          <table:table-cell office:value-type="float" office:value="217253" table:style-name="ce7">
            <text:p>217.253</text:p>
          </table:table-cell>
          <table:table-cell office:value-type="percentage" office:value="0.67228729247574692" table:style-name="ce47">
            <text:p>67,2%</text:p>
          </table:table-cell>
          <table:table-cell office:value-type="float" office:value="106193" table:style-name="ce7">
            <text:p>106.193</text:p>
          </table:table-cell>
          <table:table-cell office:value-type="percentage" office:value="0.33095953425750474" table:style-name="ce47">
            <text:p>33,1%</text:p>
          </table:table-cell>
          <table:table-cell office:value-type="float" office:value="77119" table:style-name="ce7">
            <text:p>77.119</text:p>
          </table:table-cell>
          <table:table-cell office:value-type="percentage" office:value="0.77903488125423015" table:style-name="ce47">
            <text:p>77,9%</text:p>
          </table:table-cell>
          <table:table-cell office:value-type="float" office:value="185464" table:style-name="ce7">
            <text:p>185.464</text:p>
          </table:table-cell>
          <table:table-cell office:value-type="percentage" office:value="0.84019588745079032" table:style-name="ce47">
            <text:p>84,0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Ceuta</text:p>
          </table:table-cell>
          <table:table-cell office:value-type="float" office:value="5125" table:style-name="ce7">
            <text:p>5.125</text:p>
          </table:table-cell>
          <table:table-cell office:value-type="percentage" office:value="0.82157742866303307" table:style-name="ce47">
            <text:p>82,2%</text:p>
          </table:table-cell>
          <table:table-cell office:value-type="float" office:value="5953" table:style-name="ce7">
            <text:p>5.953</text:p>
          </table:table-cell>
          <table:table-cell office:value-type="percentage" office:value="0.78805930632777332" table:style-name="ce47">
            <text:p>78,8%</text:p>
          </table:table-cell>
          <table:table-cell office:value-type="float" office:value="5650" table:style-name="ce7">
            <text:p>5.650</text:p>
          </table:table-cell>
          <table:table-cell office:value-type="percentage" office:value="0.53651125249264076" table:style-name="ce47">
            <text:p>53,7%</text:p>
          </table:table-cell>
          <table:table-cell office:value-type="float" office:value="4218" table:style-name="ce7">
            <text:p>4.218</text:p>
          </table:table-cell>
          <table:table-cell office:value-type="percentage" office:value="0.38175400488732014" table:style-name="ce47">
            <text:p>38,2%</text:p>
          </table:table-cell>
          <table:table-cell office:value-type="float" office:value="1324" table:style-name="ce7">
            <text:p>1.324</text:p>
          </table:table-cell>
          <table:table-cell office:value-type="percentage" office:value="0.35696953356699918" table:style-name="ce47">
            <text:p>35,7%</text:p>
          </table:table-cell>
          <table:table-cell office:value-type="float" office:value="6854" table:style-name="ce7">
            <text:p>6.854</text:p>
          </table:table-cell>
          <table:table-cell office:value-type="percentage" office:value="0.79402224281742351" table:style-name="ce47">
            <text:p>79,4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Melilla</text:p>
          </table:table-cell>
          <table:table-cell office:value-type="float" office:value="4075" table:style-name="ce7">
            <text:p>4.075</text:p>
          </table:table-cell>
          <table:table-cell office:value-type="percentage" office:value="0.75323475046210719" table:style-name="ce47">
            <text:p>75,3%</text:p>
          </table:table-cell>
          <table:table-cell office:value-type="float" office:value="4877" table:style-name="ce7">
            <text:p>4.877</text:p>
          </table:table-cell>
          <table:table-cell office:value-type="percentage" office:value="0.6632666938664491" table:style-name="ce47">
            <text:p>66,3%</text:p>
          </table:table-cell>
          <table:table-cell office:value-type="float" office:value="5839" table:style-name="ce7">
            <text:p>5.839</text:p>
          </table:table-cell>
          <table:table-cell office:value-type="percentage" office:value="0.58618612589097485" table:style-name="ce47">
            <text:p>58,6%</text:p>
          </table:table-cell>
          <table:table-cell office:value-type="float" office:value="4850" table:style-name="ce7">
            <text:p>4.850</text:p>
          </table:table-cell>
          <table:table-cell office:value-type="percentage" office:value="0.46504938153226577" table:style-name="ce47">
            <text:p>46,5%</text:p>
          </table:table-cell>
          <table:table-cell office:value-type="float" office:value="1191" table:style-name="ce7">
            <text:p>1.191</text:p>
          </table:table-cell>
          <table:table-cell office:value-type="percentage" office:value="0.26561106155218556" table:style-name="ce47">
            <text:p>26,6%</text:p>
          </table:table-cell>
          <table:table-cell office:value-type="float" office:value="5829" table:style-name="ce7">
            <text:p>5.829</text:p>
          </table:table-cell>
          <table:table-cell office:value-type="percentage" office:value="0.82237584650112872" table:style-name="ce47">
            <text:p>82,2%</text:p>
          </table:table-cell>
          <table:table-cell table:number-columns-repeated="16371"/>
        </table:table-row>
        <table:table-row table:style-name="ro12">
          <table:table-cell office:value-type="string" table:style-name="ce62">
            <text:p>Fuerzas Armadas</text:p>
          </table:table-cell>
          <table:table-cell office:value-type="float" office:value="11" table:style-name="ce7">
            <text:p>11</text:p>
          </table:table-cell>
          <table:table-cell office:value-type="percentage" office:value="0.26829268292682928" table:style-name="ce47">
            <text:p>26,8%</text:p>
          </table:table-cell>
          <table:table-cell office:value-type="float" office:value="2296" table:style-name="ce7">
            <text:p>2.296</text:p>
          </table:table-cell>
          <table:table-cell office:value-type="percentage" office:value="0.63830970252988606" table:style-name="ce47">
            <text:p>63,8%</text:p>
          </table:table-cell>
          <table:table-cell office:value-type="float" office:value="5845" table:style-name="ce7">
            <text:p>5.845</text:p>
          </table:table-cell>
          <table:table-cell office:value-type="percentage" office:value="0.61481013989691802" table:style-name="ce47">
            <text:p>61,5%</text:p>
          </table:table-cell>
          <table:table-cell office:value-type="float" office:value="12482" table:style-name="ce7">
            <text:p>12.482</text:p>
          </table:table-cell>
          <table:table-cell office:value-type="percentage" office:value="0.5630892768529796" table:style-name="ce47">
            <text:p>56,3%</text:p>
          </table:table-cell>
          <table:table-cell office:value-type="float" office:value="1055" table:style-name="ce7">
            <text:p>1.055</text:p>
          </table:table-cell>
          <table:table-cell office:value-type="percentage" office:value="0.83267561168113657" table:style-name="ce47">
            <text:p>83,3%</text:p>
          </table:table-cell>
          <table:table-cell office:value-type="float" office:value="16497" table:style-name="ce7">
            <text:p>16.497</text:p>
          </table:table-cell>
          <table:table-cell office:value-type="percentage" office:value="0.30589086054402848" table:style-name="ce47">
            <text:p>30,6%</text:p>
          </table:table-cell>
          <table:table-cell table:number-columns-repeated="16371"/>
        </table:table-row>
        <table:table-row table:style-name="ro12">
          <table:table-cell office:value-type="string" table:style-name="ce63">
            <text:p>Sanidad Exterior</text:p>
          </table:table-cell>
          <table:table-cell office:value-type="float" office:value="12" table:style-name="ce7">
            <text:p>12</text:p>
          </table:table-cell>
          <table:table-cell office:value-type="percentage" office:value="0.15584415584415584" table:style-name="ce50">
            <text:p>15,6%</text:p>
          </table:table-cell>
          <table:table-cell office:value-type="float" office:value="98" table:style-name="ce7">
            <text:p>98</text:p>
          </table:table-cell>
          <table:table-cell office:value-type="percentage" office:value="0.35125448028673834" table:style-name="ce50">
            <text:p>35,1%</text:p>
          </table:table-cell>
          <table:table-cell office:value-type="float" office:value="204" table:style-name="ce7">
            <text:p>204</text:p>
          </table:table-cell>
          <table:table-cell office:value-type="percentage" office:value="0.23556581986143188" table:style-name="ce50">
            <text:p>23,6%</text:p>
          </table:table-cell>
          <table:table-cell office:value-type="float" office:value="193" table:style-name="ce7">
            <text:p>193</text:p>
          </table:table-cell>
          <table:table-cell office:value-type="percentage" office:value="0.10770089285714286" table:style-name="ce50">
            <text:p>10,8%</text:p>
          </table:table-cell>
          <table:table-cell office:value-type="float" office:value="213" table:style-name="ce7">
            <text:p>213</text:p>
          </table:table-cell>
          <table:table-cell office:value-type="percentage" office:value="4.8135593220338981E-2" table:style-name="ce50">
            <text:p>4,8%</text:p>
          </table:table-cell>
          <table:table-cell office:value-type="string" table:style-name="ce7">
            <text:p>-</text:p>
          </table:table-cell>
          <table:table-cell office:value-type="string" table:style-name="ce50">
            <text:p>-</text:p>
          </table:table-cell>
          <table:table-cell table:number-columns-repeated="16371"/>
        </table:table-row>
        <table:table-row table:style-name="ro5">
          <table:table-cell office:value-type="string" table:style-name="ce64">
            <text:p>Totales</text:p>
          </table:table-cell>
          <table:table-cell office:value-type="float" office:value="6198903" table:style-name="ce65">
            <text:p>6.198.903</text:p>
          </table:table-cell>
          <table:table-cell office:value-type="percentage" office:value="0.90475822114656945" table:style-name="ce66">
            <text:p>90,48%</text:p>
          </table:table-cell>
          <table:table-cell office:value-type="float" office:value="4523818" table:style-name="ce65">
            <text:p>4.523.818</text:p>
          </table:table-cell>
          <table:table-cell office:value-type="percentage" office:value="0.86042569200580254" table:style-name="ce66">
            <text:p>86,04%</text:p>
          </table:table-cell>
          <table:table-cell office:value-type="float" office:value="3923834" table:style-name="ce65">
            <text:p>3.923.834</text:p>
          </table:table-cell>
          <table:table-cell office:value-type="percentage" office:value="0.58684209660451725" table:style-name="ce66">
            <text:p>58,68%</text:p>
          </table:table-cell>
          <table:table-cell office:value-type="float" office:value="2297230" table:style-name="ce65">
            <text:p>2.297.230</text:p>
          </table:table-cell>
          <table:table-cell office:value-type="percentage" office:value="0.32826716013746687" table:style-name="ce66">
            <text:p>32,83%</text:p>
          </table:table-cell>
          <table:table-cell office:value-type="float" office:value="1350308" table:style-name="ce65">
            <text:p>1.350.308</text:p>
          </table:table-cell>
          <table:table-cell office:value-type="percentage" office:value="0.68139317662173693" table:style-name="ce66">
            <text:p>68,14%</text:p>
          </table:table-cell>
          <table:table-cell office:value-type="float" office:value="3855559" table:style-name="ce65">
            <text:p>3.855.559</text:p>
          </table:table-cell>
          <table:table-cell office:value-type="percentage" office:value="0.79904249004813044" table:style-name="ce66">
            <text:p>79,90%</text:p>
          </table:table-cell>
          <table:table-cell table:number-columns-repeated="16371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7"/>
          <table:table-cell table:style-name="ce1"/>
          <table:table-cell table:style-name="ce67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3">
          <table:table-cell table:number-columns-spanned="1" table:number-rows-spanned="2" table:style-name="ce91"/>
          <table:table-cell office:value-type="string" table:number-columns-spanned="1" table:number-rows-spanned="2" table:style-name="ce92">
            <text:p>Población a vacunar 5-11 años</text:p>
          </table:table-cell>
          <table:table-cell office:value-type="string" table:number-columns-spanned="1" table:number-rows-spanned="2" table:style-name="ce92">
            <text:p>Nº Personas con al menos 1 dosis</text:p>
          </table:table-cell>
          <table:table-cell office:value-type="string" table:number-columns-spanned="1" table:number-rows-spanned="2" table:style-name="ce92">
            <text:p>% Personas con al menos 1 dosis</text:p>
          </table:table-cell>
          <table:table-cell office:value-type="string" table:number-columns-spanned="1" table:number-rows-spanned="2" table:style-name="ce92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5">
            <text:p>Andalucía</text:p>
          </table:table-cell>
          <table:table-cell office:value-type="float" office:value="625633" table:style-name="ce76">
            <text:p>625.633</text:p>
          </table:table-cell>
          <table:table-cell office:value-type="float" office:value="231841" table:style-name="ce76">
            <text:p>231.841</text:p>
          </table:table-cell>
          <table:table-cell office:value-type="percentage" office:value="0.37057028641391998" table:style-name="ce77">
            <text:p>37,06%</text:p>
          </table:table-cell>
          <table:table-cell office:value-type="date" office:date-value="2022-01-17T00:00:00" table:style-name="ce78">
            <text:p>1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Aragón</text:p>
          </table:table-cell>
          <table:table-cell office:value-type="float" office:value="89551" table:style-name="ce80">
            <text:p>89.551</text:p>
          </table:table-cell>
          <table:table-cell office:value-type="float" office:value="44359" table:style-name="ce80">
            <text:p>44.359</text:p>
          </table:table-cell>
          <table:table-cell office:value-type="percentage" office:value="0.49534901899476275" table:style-name="ce81">
            <text:p>49,53%</text:p>
          </table:table-cell>
          <table:table-cell office:value-type="date" office:date-value="2022-01-17T00:00:00" table:style-name="ce82">
            <text:p>1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Asturias<text:s/></text:p>
          </table:table-cell>
          <table:table-cell office:value-type="float" office:value="53486" table:style-name="ce80">
            <text:p>53.486</text:p>
          </table:table-cell>
          <table:table-cell office:value-type="float" office:value="36075" table:style-name="ce80">
            <text:p>36.075</text:p>
          </table:table-cell>
          <table:table-cell office:value-type="percentage" office:value="0.67447556369891182" table:style-name="ce81">
            <text:p>67,45%</text:p>
          </table:table-cell>
          <table:table-cell office:value-type="date" office:date-value="2022-01-17T00:00:00" table:style-name="ce82">
            <text:p>1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Baleares</text:p>
          </table:table-cell>
          <table:table-cell office:value-type="float" office:value="84404" table:style-name="ce80">
            <text:p>84.404</text:p>
          </table:table-cell>
          <table:table-cell office:value-type="float" office:value="24233" table:style-name="ce80">
            <text:p>24.233</text:p>
          </table:table-cell>
          <table:table-cell office:value-type="percentage" office:value="0.28710724610208049" table:style-name="ce81">
            <text:p>28,71%</text:p>
          </table:table-cell>
          <table:table-cell office:value-type="date" office:date-value="2022-01-17T00:00:00" table:style-name="ce82">
            <text:p>1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anarias</text:p>
          </table:table-cell>
          <table:table-cell office:value-type="float" office:value="133490" table:style-name="ce80">
            <text:p>133.490</text:p>
          </table:table-cell>
          <table:table-cell office:value-type="float" office:value="60576" table:style-name="ce80">
            <text:p>60.576</text:p>
          </table:table-cell>
          <table:table-cell office:value-type="percentage" office:value="0.45378680050940146" table:style-name="ce81">
            <text:p>45,38%</text:p>
          </table:table-cell>
          <table:table-cell office:value-type="date" office:date-value="2022-01-17T00:00:00" table:style-name="ce82">
            <text:p>1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antabria</text:p>
          </table:table-cell>
          <table:table-cell office:value-type="float" office:value="36806" table:style-name="ce80">
            <text:p>36.806</text:p>
          </table:table-cell>
          <table:table-cell office:value-type="float" office:value="21611" table:style-name="ce80">
            <text:p>21.611</text:p>
          </table:table-cell>
          <table:table-cell office:value-type="percentage" office:value="0.58715970222246372" table:style-name="ce81">
            <text:p>58,72%</text:p>
          </table:table-cell>
          <table:table-cell office:value-type="date" office:date-value="2022-01-17T00:00:00" table:style-name="ce82">
            <text:p>1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astilla y León</text:p>
          </table:table-cell>
          <table:table-cell office:value-type="float" office:value="136938" table:style-name="ce80">
            <text:p>136.938</text:p>
          </table:table-cell>
          <table:table-cell office:value-type="float" office:value="84175" table:style-name="ce80">
            <text:p>84.175</text:p>
          </table:table-cell>
          <table:table-cell office:value-type="percentage" office:value="0.61469424118944338" table:style-name="ce81">
            <text:p>61,47%</text:p>
          </table:table-cell>
          <table:table-cell office:value-type="date" office:date-value="2022-01-17T00:00:00" table:style-name="ce82">
            <text:p>1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9">
            <text:p>Castilla - La Mancha</text:p>
          </table:table-cell>
          <table:table-cell office:value-type="float" office:value="147544" table:style-name="ce80">
            <text:p>147.544</text:p>
          </table:table-cell>
          <table:table-cell office:value-type="float" office:value="75696" table:style-name="ce80">
            <text:p>75.696</text:p>
          </table:table-cell>
          <table:table-cell office:value-type="percentage" office:value="0.51304017784525291" table:style-name="ce81">
            <text:p>51,30%</text:p>
          </table:table-cell>
          <table:table-cell office:value-type="date" office:date-value="2022-01-17T00:00:00" table:style-name="ce82">
            <text:p>1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ataluña</text:p>
          </table:table-cell>
          <table:table-cell office:value-type="float" office:value="559033" table:style-name="ce80">
            <text:p>559.033</text:p>
          </table:table-cell>
          <table:table-cell office:value-type="float" office:value="199536" table:style-name="ce80">
            <text:p>199.536</text:p>
          </table:table-cell>
          <table:table-cell office:value-type="percentage" office:value="0.35693062842444007" table:style-name="ce81">
            <text:p>35,69%</text:p>
          </table:table-cell>
          <table:table-cell office:value-type="date" office:date-value="2022-01-17T00:00:00" table:style-name="ce82">
            <text:p>1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. Valenciana</text:p>
          </table:table-cell>
          <table:table-cell office:value-type="float" office:value="352220" table:style-name="ce80">
            <text:p>352.220</text:p>
          </table:table-cell>
          <table:table-cell office:value-type="float" office:value="163231" table:style-name="ce80">
            <text:p>163.231</text:p>
          </table:table-cell>
          <table:table-cell office:value-type="percentage" office:value="0.46343478507750835" table:style-name="ce81">
            <text:p>46,34%</text:p>
          </table:table-cell>
          <table:table-cell office:value-type="date" office:date-value="2022-01-17T00:00:00" table:style-name="ce82">
            <text:p>1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Extremadura</text:p>
          </table:table-cell>
          <table:table-cell office:value-type="float" office:value="67546" table:style-name="ce80">
            <text:p>67.546</text:p>
          </table:table-cell>
          <table:table-cell office:value-type="float" office:value="37997" table:style-name="ce80">
            <text:p>37.997</text:p>
          </table:table-cell>
          <table:table-cell office:value-type="percentage" office:value="0.56253516122346248" table:style-name="ce81">
            <text:p>56,25%</text:p>
          </table:table-cell>
          <table:table-cell office:value-type="date" office:date-value="2022-01-17T00:00:00" table:style-name="ce82">
            <text:p>1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Galicia*</text:p>
          </table:table-cell>
          <table:table-cell office:value-type="float" office:value="153059" table:style-name="ce80">
            <text:p>153.059</text:p>
          </table:table-cell>
          <table:table-cell office:value-type="float" office:value="122926" table:style-name="ce80">
            <text:p>122.926</text:p>
          </table:table-cell>
          <table:table-cell office:value-type="percentage" office:value="0.8031282054632527" table:style-name="ce81">
            <text:p>80,31%</text:p>
          </table:table-cell>
          <table:table-cell office:value-type="date" office:date-value="2022-01-17T00:00:00" table:style-name="ce82">
            <text:p>1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La Rioja</text:p>
          </table:table-cell>
          <table:table-cell office:value-type="float" office:value="21936" table:style-name="ce80">
            <text:p>21.936</text:p>
          </table:table-cell>
          <table:table-cell office:value-type="float" office:value="11575" table:style-name="ce80">
            <text:p>11.575</text:p>
          </table:table-cell>
          <table:table-cell office:value-type="percentage" office:value="0.52767140773158283" table:style-name="ce81">
            <text:p>52,77%</text:p>
          </table:table-cell>
          <table:table-cell office:value-type="date" office:date-value="2022-01-17T00:00:00" table:style-name="ce82">
            <text:p>1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Madrid</text:p>
          </table:table-cell>
          <table:table-cell office:value-type="float" office:value="491254" table:style-name="ce80">
            <text:p>491.254</text:p>
          </table:table-cell>
          <table:table-cell office:value-type="float" office:value="203807" table:style-name="ce80">
            <text:p>203.807</text:p>
          </table:table-cell>
          <table:table-cell office:value-type="percentage" office:value="0.41487092217060828" table:style-name="ce81">
            <text:p>41,49%</text:p>
          </table:table-cell>
          <table:table-cell office:value-type="date" office:date-value="2022-01-17T00:00:00" table:style-name="ce82">
            <text:p>1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Murcia<text:s text:c="2"/></text:p>
          </table:table-cell>
          <table:table-cell office:value-type="float" office:value="120647" table:style-name="ce80">
            <text:p>120.647</text:p>
          </table:table-cell>
          <table:table-cell office:value-type="float" office:value="57660" table:style-name="ce80">
            <text:p>57.660</text:p>
          </table:table-cell>
          <table:table-cell office:value-type="percentage" office:value="0.47792319742720496" table:style-name="ce81">
            <text:p>47,79%</text:p>
          </table:table-cell>
          <table:table-cell office:value-type="date" office:date-value="2022-01-17T00:00:00" table:style-name="ce82">
            <text:p>1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Navarra<text:s/></text:p>
          </table:table-cell>
          <table:table-cell office:value-type="float" office:value="48816" table:style-name="ce80">
            <text:p>48.816</text:p>
          </table:table-cell>
          <table:table-cell office:value-type="float" office:value="23298" table:style-name="ce80">
            <text:p>23.298</text:p>
          </table:table-cell>
          <table:table-cell office:value-type="percentage" office:value="0.4772615535889872" table:style-name="ce81">
            <text:p>47,73%</text:p>
          </table:table-cell>
          <table:table-cell office:value-type="date" office:date-value="2022-01-17T00:00:00" table:style-name="ce82">
            <text:p>1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País Vasco</text:p>
          </table:table-cell>
          <table:table-cell office:value-type="float" office:value="147320" table:style-name="ce80">
            <text:p>147.320</text:p>
          </table:table-cell>
          <table:table-cell office:value-type="float" office:value="74468" table:style-name="ce80">
            <text:p>74.468</text:p>
          </table:table-cell>
          <table:table-cell office:value-type="percentage" office:value="0.5054846592451806" table:style-name="ce81">
            <text:p>50,55%</text:p>
          </table:table-cell>
          <table:table-cell office:value-type="date" office:date-value="2022-01-17T00:00:00" table:style-name="ce82">
            <text:p>1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euta</text:p>
          </table:table-cell>
          <table:table-cell office:value-type="float" office:value="7952" table:style-name="ce80">
            <text:p>7.952</text:p>
          </table:table-cell>
          <table:table-cell office:value-type="float" office:value="2540" table:style-name="ce80">
            <text:p>2.540</text:p>
          </table:table-cell>
          <table:table-cell office:value-type="percentage" office:value="0.31941649899396379" table:style-name="ce81">
            <text:p>31,94%</text:p>
          </table:table-cell>
          <table:table-cell office:value-type="date" office:date-value="2022-01-17T00:00:00" table:style-name="ce82">
            <text:p>1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Melilla</text:p>
          </table:table-cell>
          <table:table-cell office:value-type="float" office:value="9776" table:style-name="ce80">
            <text:p>9.776</text:p>
          </table:table-cell>
          <table:table-cell office:value-type="float" office:value="2742" table:style-name="ce80">
            <text:p>2.742</text:p>
          </table:table-cell>
          <table:table-cell office:value-type="percentage" office:value="0.28048281505728312" table:style-name="ce81">
            <text:p>28,05%</text:p>
          </table:table-cell>
          <table:table-cell office:value-type="date" office:date-value="2022-01-17T00:00:00" table:style-name="ce82">
            <text:p>1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9">
            <text:p>Fuerzas Armadas*</text:p>
          </table:table-cell>
          <table:table-cell office:value-type="string" table:style-name="ce83">
            <text:p>-</text:p>
          </table:table-cell>
          <table:table-cell office:value-type="float" office:value="0" table:style-name="ce83">
            <text:p>0</text:p>
          </table:table-cell>
          <table:table-cell office:value-type="string" table:style-name="ce83">
            <text:p>-</text:p>
          </table:table-cell>
          <table:table-cell office:value-type="date" office:date-value="2022-01-17T00:00:00" table:style-name="ce82">
            <text:p>1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string" table:style-name="ce85">
            <text:p>-</text:p>
          </table:table-cell>
          <table:table-cell office:value-type="float" office:value="0" table:style-name="ce85">
            <text:p>0</text:p>
          </table:table-cell>
          <table:table-cell office:value-type="string" table:style-name="ce85">
            <text:p>-</text:p>
          </table:table-cell>
          <table:table-cell office:value-type="date" office:date-value="2022-01-13T00:00:00" table:style-name="ce86">
            <text:p>1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7">
            <text:p>Totales</text:p>
          </table:table-cell>
          <table:table-cell office:value-type="float" office:value="3287411" table:style-name="ce88">
            <text:p>3.287.411</text:p>
          </table:table-cell>
          <table:table-cell office:value-type="float" office:value="1478346" table:style-name="ce88">
            <text:p>1.478.346</text:p>
          </table:table-cell>
          <table:table-cell office:value-type="percentage" office:value="0.44969917056309661" table:style-name="ce89">
            <text:p>44,97%</text:p>
          </table:table-cell>
          <table:table-cell table:style-name="ce90"/>
          <table:table-cell table:number-columns-repeated="6" table:style-name="ce1"/>
          <table:table-cell table:style-name="ce67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1-18T15:27:10Z</dc:date>
  </office:meta>
</office:document-meta>
</file>